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6728703" calcext:value-type="float">
            <text:p>0.0672870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3438504" calcext:value-type="float">
            <text:p>0.1343850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0129447" calcext:value-type="float">
            <text:p>0.2012944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6803717" calcext:value-type="float">
            <text:p>0.2680371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33465906" calcext:value-type="float">
            <text:p>0.3346590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40128866" calcext:value-type="float">
            <text:p>0.4012886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46776307" calcext:value-type="float">
            <text:p>0.4677630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53432464" calcext:value-type="float">
            <text:p>0.5343246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60101927" calcext:value-type="float">
            <text:p>0.6010192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66789246" calcext:value-type="float">
            <text:p>0.6678924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73497067" calcext:value-type="float">
            <text:p>0.73497067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80225704" calcext:value-type="float">
            <text:p>0.8022570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86973177" calcext:value-type="float">
            <text:p>0.86973177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93735553" calcext:value-type="float">
            <text:p>0.9373555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.0050745" calcext:value-type="float">
            <text:p>1.005074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.07282587" calcext:value-type="float">
            <text:p>1.07282587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.1405432" calcext:value-type="float">
            <text:p>1.140543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.20816154" calcext:value-type="float">
            <text:p>1.20816154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.27562213" calcext:value-type="float">
            <text:p>1.27562213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.34287607" calcext:value-type="float">
            <text:p>1.34287607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.40988504" calcext:value-type="float">
            <text:p>1.40988504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.47661341" calcext:value-type="float">
            <text:p>1.4766134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.54298928" calcext:value-type="float">
            <text:p>1.54298928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.6086461" calcext:value-type="float">
            <text:p>1.608646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.68710757" calcext:value-type="float">
            <text:p>1.68710757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.75478418" calcext:value-type="float">
            <text:p>1.75478418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.8220615" calcext:value-type="float">
            <text:p>1.8220615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.88928545" calcext:value-type="float">
            <text:p>1.88928545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.95656948" calcext:value-type="float">
            <text:p>1.95656948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.02396117" calcext:value-type="float">
            <text:p>2.02396117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.09147174" calcext:value-type="float">
            <text:p>2.09147174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.15908665" calcext:value-type="float">
            <text:p>2.15908665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.22677275" calcext:value-type="float">
            <text:p>2.22677275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.29448495" calcext:value-type="float">
            <text:p>2.29448495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.36217284" calcext:value-type="float">
            <text:p>2.36217284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.4297869" calcext:value-type="float">
            <text:p>2.429786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.49728393" calcext:value-type="float">
            <text:p>2.49728393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.5646313" calcext:value-type="float">
            <text:p>2.5646313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.63180972" calcext:value-type="float">
            <text:p>2.63180972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.69881405" calcext:value-type="float">
            <text:p>2.69881405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.76565088" calcext:value-type="float">
            <text:p>2.76565088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.83232603" calcext:value-type="float">
            <text:p>2.83232603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.89872536" calcext:value-type="float">
            <text:p>2.89872536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.96574819" calcext:value-type="float">
            <text:p>2.96574819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.03255675" calcext:value-type="float">
            <text:p>3.03255675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.09939471" calcext:value-type="float">
            <text:p>3.0993947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.16632983" calcext:value-type="float">
            <text:p>3.16632983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.23339885" calcext:value-type="float">
            <text:p>3.23339885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3.30061645" calcext:value-type="float">
            <text:p>3.30061645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.36797627" calcext:value-type="float">
            <text:p>3.36797627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3.43545232" calcext:value-type="float">
            <text:p>3.4354523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3.50300217" calcext:value-type="float">
            <text:p>3.50300217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3.57057195" calcext:value-type="float">
            <text:p>3.57057195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3.63810275" calcext:value-type="float">
            <text:p>3.63810275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.70553759" calcext:value-type="float">
            <text:p>3.70553759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3.77282793" calcext:value-type="float">
            <text:p>3.77282793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3.83993856" calcext:value-type="float">
            <text:p>3.83993856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3.90684942" calcext:value-type="float">
            <text:p>3.90684942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3.97355195" calcext:value-type="float">
            <text:p>3.97355195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.04003171" calcext:value-type="float">
            <text:p>4.04003171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4.10618226" calcext:value-type="float">
            <text:p>4.10618226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4.16967016" calcext:value-type="float">
            <text:p>4.16967016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4.23712724" calcext:value-type="float">
            <text:p>4.23712724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4.30421603" calcext:value-type="float">
            <text:p>4.30421603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.37129648" calcext:value-type="float">
            <text:p>4.37129648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4.43846589" calcext:value-type="float">
            <text:p>4.43846589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4.50576355" calcext:value-type="float">
            <text:p>4.50576355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4.57319794" calcext:value-type="float">
            <text:p>4.57319794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4.64075469" calcext:value-type="float">
            <text:p>4.64075469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.70840142" calcext:value-type="float">
            <text:p>4.7084014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4.77609275" calcext:value-type="float">
            <text:p>4.77609275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4.84377607" calcext:value-type="float">
            <text:p>4.84377607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4.91139792" calcext:value-type="float">
            <text:p>4.9113979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4.9789104" calcext:value-type="float">
            <text:p>4.978910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5.04627687" calcext:value-type="float">
            <text:p>5.04627687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5.11347606" calcext:value-type="float">
            <text:p>5.11347606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5.18050381" calcext:value-type="float">
            <text:p>5.18050381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5.24737138" calcext:value-type="float">
            <text:p>5.24737138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5.31409663" calcext:value-type="float">
            <text:p>5.31409663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5.38065333" calcext:value-type="float">
            <text:p>5.38065333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5.44830876" calcext:value-type="float">
            <text:p>5.44830876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5.51521066" calcext:value-type="float">
            <text:p>5.51521066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5.58213787" calcext:value-type="float">
            <text:p>5.58213787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5.64916473" calcext:value-type="float">
            <text:p>5.64916473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5.71632119" calcext:value-type="float">
            <text:p>5.71632119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5.78361193" calcext:value-type="float">
            <text:p>5.78361193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5.85102088" calcext:value-type="float">
            <text:p>5.85102088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5.91851597" calcext:value-type="float">
            <text:p>5.91851597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5.98605537" calcext:value-type="float">
            <text:p>5.98605537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6.05359435" calcext:value-type="float">
            <text:p>6.05359435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6.12109121" calcext:value-type="float">
            <text:p>6.12109121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6.18851106" calcext:value-type="float">
            <text:p>6.18851106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6.25582719" calcext:value-type="float">
            <text:p>6.25582719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6.32302061" calcext:value-type="float">
            <text:p>6.32302061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6.3900786" calcext:value-type="float">
            <text:p>6.3900786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6.45699194" calcext:value-type="float">
            <text:p>6.45699194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6.52374655" calcext:value-type="float">
            <text:p>6.52374655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6.59028385" calcext:value-type="float">
            <text:p>6.59028385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6.65605082" calcext:value-type="float">
            <text:p>6.65605082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.728703" calcext:value-type="float">
            <text:p>6.728703</text:p>
          </table:table-cell>
          <table:table-cell office:value-type="float" office:value="6.72394782" calcext:value-type="float">
            <text:p>6.72394782</text:p>
          </table:table-cell>
          <table:table-cell table:formula="of:=POWER([.C101]-6.75;2)" office:value-type="float" office:value="0.000678716082752387" calcext:value-type="float">
            <text:p>0.0006787161</text:p>
          </table:table-cell>
          <table:table-cell table:formula="of:=SQRT(SUM([.D101:.D200])/100)" office:value-type="float" office:value="0.0257067825992125" calcext:value-type="float">
            <text:p>0.025706782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.709801" calcext:value-type="float">
            <text:p>6.709801</text:p>
          </table:table-cell>
          <table:table-cell office:value-type="float" office:value="6.72390654" calcext:value-type="float">
            <text:p>6.72390654</text:p>
          </table:table-cell>
          <table:table-cell table:formula="of:=POWER([.C102]-6.75;2)" office:value-type="float" office:value="0.000680868654771612" calcext:value-type="float">
            <text:p>0.0006808687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.690943" calcext:value-type="float">
            <text:p>6.690943</text:p>
          </table:table-cell>
          <table:table-cell office:value-type="float" office:value="6.72399021" calcext:value-type="float">
            <text:p>6.72399021</text:p>
          </table:table-cell>
          <table:table-cell table:formula="of:=POWER([.C103]-6.75;2)" office:value-type="float" office:value="0.00067650917584409" calcext:value-type="float">
            <text:p>0.0006765092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.67427" calcext:value-type="float">
            <text:p>6.67427</text:p>
          </table:table-cell>
          <table:table-cell office:value-type="float" office:value="6.72430555" calcext:value-type="float">
            <text:p>6.72430555</text:p>
          </table:table-cell>
          <table:table-cell table:formula="of:=POWER([.C104]-6.75;2)" office:value-type="float" office:value="0.000660204760802479" calcext:value-type="float">
            <text:p>0.0006602048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.662189" calcext:value-type="float">
            <text:p>6.662189</text:p>
          </table:table-cell>
          <table:table-cell office:value-type="float" office:value="6.72487247" calcext:value-type="float">
            <text:p>6.72487247</text:p>
          </table:table-cell>
          <table:table-cell table:formula="of:=POWER([.C105]-6.75;2)" office:value-type="float" office:value="0.000631392763900889" calcext:value-type="float">
            <text:p>0.0006313928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.66296" calcext:value-type="float">
            <text:p>6.66296</text:p>
          </table:table-cell>
          <table:table-cell office:value-type="float" office:value="6.72565953" calcext:value-type="float">
            <text:p>6.72565953</text:p>
          </table:table-cell>
          <table:table-cell table:formula="of:=POWER([.C106]-6.75;2)" office:value-type="float" office:value="0.000592458479820914" calcext:value-type="float">
            <text:p>0.0005924585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.647441" calcext:value-type="float">
            <text:p>6.647441</text:p>
          </table:table-cell>
          <table:table-cell office:value-type="float" office:value="6.72653547" calcext:value-type="float">
            <text:p>6.72653547</text:p>
          </table:table-cell>
          <table:table-cell table:formula="of:=POWER([.C107]-6.75;2)" office:value-type="float" office:value="0.000550584168120902" calcext:value-type="float">
            <text:p>0.0005505842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.656157" calcext:value-type="float">
            <text:p>6.656157</text:p>
          </table:table-cell>
          <table:table-cell office:value-type="float" office:value="6.72764792" calcext:value-type="float">
            <text:p>6.72764792</text:p>
          </table:table-cell>
          <table:table-cell table:formula="of:=POWER([.C108]-6.75;2)" office:value-type="float" office:value="0.000499615480326405" calcext:value-type="float">
            <text:p>0.0004996155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.669463" calcext:value-type="float">
            <text:p>6.669463</text:p>
          </table:table-cell>
          <table:table-cell office:value-type="float" office:value="6.72872934" calcext:value-type="float">
            <text:p>6.72872934</text:p>
          </table:table-cell>
          <table:table-cell table:formula="of:=POWER([.C109]-6.75;2)" office:value-type="float" office:value="0.000452440976835595" calcext:value-type="float">
            <text:p>0.000452441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.687319" calcext:value-type="float">
            <text:p>6.687319</text:p>
          </table:table-cell>
          <table:table-cell office:value-type="float" office:value="6.7297004" calcext:value-type="float">
            <text:p>6.7297004</text:p>
          </table:table-cell>
          <table:table-cell table:formula="of:=POWER([.C110]-6.75;2)" office:value-type="float" office:value="0.000412073760160017" calcext:value-type="float">
            <text:p>0.0004120738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.707821" calcext:value-type="float">
            <text:p>6.707821</text:p>
          </table:table-cell>
          <table:table-cell office:value-type="float" office:value="6.73047596" calcext:value-type="float">
            <text:p>6.73047596</text:p>
          </table:table-cell>
          <table:table-cell table:formula="of:=POWER([.C111]-6.75;2)" office:value-type="float" office:value="0.000381188137921612" calcext:value-type="float">
            <text:p>0.0003811881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.728637" calcext:value-type="float">
            <text:p>6.728637</text:p>
          </table:table-cell>
          <table:table-cell office:value-type="float" office:value="6.73098704" calcext:value-type="float">
            <text:p>6.73098704</text:p>
          </table:table-cell>
          <table:table-cell table:formula="of:=POWER([.C112]-6.75;2)" office:value-type="float" office:value="0.000361492647961582" calcext:value-type="float">
            <text:p>0.0003614926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.747473" calcext:value-type="float">
            <text:p>6.747473</text:p>
          </table:table-cell>
          <table:table-cell office:value-type="float" office:value="6.73119036" calcext:value-type="float">
            <text:p>6.73119036</text:p>
          </table:table-cell>
          <table:table-cell table:formula="of:=POWER([.C113]-6.75;2)" office:value-type="float" office:value="0.00035380255692959" calcext:value-type="float">
            <text:p>0.0003538026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.762376" calcext:value-type="float">
            <text:p>6.762376</text:p>
          </table:table-cell>
          <table:table-cell office:value-type="float" office:value="6.73107456" calcext:value-type="float">
            <text:p>6.73107456</text:p>
          </table:table-cell>
          <table:table-cell table:formula="of:=POWER([.C114]-6.75;2)" office:value-type="float" office:value="0.000358172279193611" calcext:value-type="float">
            <text:p>0.0003581723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.771897" calcext:value-type="float">
            <text:p>6.771897</text:p>
          </table:table-cell>
          <table:table-cell office:value-type="float" office:value="6.73066346" calcext:value-type="float">
            <text:p>6.73066346</text:p>
          </table:table-cell>
          <table:table-cell table:formula="of:=POWER([.C115]-6.75;2)" office:value-type="float" office:value="0.000373901779171611" calcext:value-type="float">
            <text:p>0.0003739018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.775137" calcext:value-type="float">
            <text:p>6.775137</text:p>
          </table:table-cell>
          <table:table-cell office:value-type="float" office:value="6.73001662" calcext:value-type="float">
            <text:p>6.73001662</text:p>
          </table:table-cell>
          <table:table-cell table:formula="of:=POWER([.C116]-6.75;2)" office:value-type="float" office:value="0.000399335476224409" calcext:value-type="float">
            <text:p>0.0003993355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.771733" calcext:value-type="float">
            <text:p>6.771733</text:p>
          </table:table-cell>
          <table:table-cell office:value-type="float" office:value="6.72922934" calcext:value-type="float">
            <text:p>6.72922934</text:p>
          </table:table-cell>
          <table:table-cell table:formula="of:=POWER([.C117]-6.75;2)" office:value-type="float" office:value="0.000431420316835607" calcext:value-type="float">
            <text:p>0.0004314203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.761834" calcext:value-type="float">
            <text:p>6.761834</text:p>
          </table:table-cell>
          <table:table-cell office:value-type="float" office:value="6.72844909" calcext:value-type="float">
            <text:p>6.72844909</text:p>
          </table:table-cell>
          <table:table-cell table:formula="of:=POWER([.C118]-6.75;2)" office:value-type="float" office:value="0.000464441721828109" calcext:value-type="float">
            <text:p>0.0004644417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.746059" calcext:value-type="float">
            <text:p>6.746059</text:p>
          </table:table-cell>
          <table:table-cell office:value-type="float" office:value="6.72894557" calcext:value-type="float">
            <text:p>6.72894557</text:p>
          </table:table-cell>
          <table:table-cell table:formula="of:=POWER([.C119]-6.75;2)" office:value-type="float" office:value="0.000443289022624879" calcext:value-type="float">
            <text:p>0.000443289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.725394" calcext:value-type="float">
            <text:p>6.725394</text:p>
          </table:table-cell>
          <table:table-cell office:value-type="float" office:value="6.72807909" calcext:value-type="float">
            <text:p>6.72807909</text:p>
          </table:table-cell>
          <table:table-cell table:formula="of:=POWER([.C120]-6.75;2)" office:value-type="float" office:value="0.000480526295228118" calcext:value-type="float">
            <text:p>0.0004805263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.700897" calcext:value-type="float">
            <text:p>6.700897</text:p>
          </table:table-cell>
          <table:table-cell office:value-type="float" office:value="6.72758095" calcext:value-type="float">
            <text:p>6.72758095</text:p>
          </table:table-cell>
          <table:table-cell table:formula="of:=POWER([.C121]-6.75;2)" office:value-type="float" office:value="0.000502613802902495" calcext:value-type="float">
            <text:p>0.0005026138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.672837" calcext:value-type="float">
            <text:p>6.672837</text:p>
          </table:table-cell>
          <table:table-cell office:value-type="float" office:value="6.72747101" calcext:value-type="float">
            <text:p>6.72747101</text:p>
          </table:table-cell>
          <table:table-cell table:formula="of:=POWER([.C122]-6.75;2)" office:value-type="float" office:value="0.000507555390420084" calcext:value-type="float">
            <text:p>0.0005075554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.637587" calcext:value-type="float">
            <text:p>6.637587</text:p>
          </table:table-cell>
          <table:table-cell office:value-type="float" office:value="6.72780335" calcext:value-type="float">
            <text:p>6.72780335</text:p>
          </table:table-cell>
          <table:table-cell table:formula="of:=POWER([.C123]-6.75;2)" office:value-type="float" office:value="0.000492691271222487" calcext:value-type="float">
            <text:p>0.0004926913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.565682" calcext:value-type="float">
            <text:p>6.565682</text:p>
          </table:table-cell>
          <table:table-cell office:value-type="float" office:value="6.72866168" calcext:value-type="float">
            <text:p>6.72866168</text:p>
          </table:table-cell>
          <table:table-cell table:formula="of:=POWER([.C124]-6.75;2)" office:value-type="float" office:value="0.000455323900422396" calcext:value-type="float">
            <text:p>0.0004553239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7.846147" calcext:value-type="float">
            <text:p>7.846147</text:p>
          </table:table-cell>
          <table:table-cell office:value-type="float" office:value="6.73041066" calcext:value-type="float">
            <text:p>6.73041066</text:p>
          </table:table-cell>
          <table:table-cell table:formula="of:=POWER([.C125]-6.75;2)" office:value-type="float" office:value="0.000383742241635583" calcext:value-type="float">
            <text:p>0.0003837422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.767661" calcext:value-type="float">
            <text:p>6.767661</text:p>
          </table:table-cell>
          <table:table-cell office:value-type="float" office:value="6.71950979" calcext:value-type="float">
            <text:p>6.71950979</text:p>
          </table:table-cell>
          <table:table-cell table:formula="of:=POWER([.C126]-6.75;2)" office:value-type="float" office:value="0.000929652905844098" calcext:value-type="float">
            <text:p>0.0009296529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.727732" calcext:value-type="float">
            <text:p>6.727732</text:p>
          </table:table-cell>
          <table:table-cell office:value-type="float" office:value="6.71951755" calcext:value-type="float">
            <text:p>6.71951755</text:p>
          </table:table-cell>
          <table:table-cell table:formula="of:=POWER([.C127]-6.75;2)" office:value-type="float" office:value="0.000929179758002503" calcext:value-type="float">
            <text:p>0.0009291798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.722395" calcext:value-type="float">
            <text:p>6.722395</text:p>
          </table:table-cell>
          <table:table-cell office:value-type="float" office:value="6.72000452" calcext:value-type="float">
            <text:p>6.72000452</text:p>
          </table:table-cell>
          <table:table-cell table:formula="of:=POWER([.C128]-6.75;2)" office:value-type="float" office:value="0.000899728820430411" calcext:value-type="float">
            <text:p>0.0008997288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.728403" calcext:value-type="float">
            <text:p>6.728403</text:p>
          </table:table-cell>
          <table:table-cell office:value-type="float" office:value="6.7205699" calcext:value-type="float">
            <text:p>6.7205699</text:p>
          </table:table-cell>
          <table:table-cell table:formula="of:=POWER([.C129]-6.75;2)" office:value-type="float" office:value="0.000866130786009994" calcext:value-type="float">
            <text:p>0.0008661308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.739169" calcext:value-type="float">
            <text:p>6.739169</text:p>
          </table:table-cell>
          <table:table-cell office:value-type="float" office:value="6.72103685" calcext:value-type="float">
            <text:p>6.72103685</text:p>
          </table:table-cell>
          <table:table-cell table:formula="of:=POWER([.C130]-6.75;2)" office:value-type="float" office:value="0.000838864057922503" calcext:value-type="float">
            <text:p>0.0008388641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751057" calcext:value-type="float">
            <text:p>6.751057</text:p>
          </table:table-cell>
          <table:table-cell office:value-type="float" office:value="6.72128969" calcext:value-type="float">
            <text:p>6.72128969</text:p>
          </table:table-cell>
          <table:table-cell table:formula="of:=POWER([.C131]-6.75;2)" office:value-type="float" office:value="0.000824281900296107" calcext:value-type="float">
            <text:p>0.0008242819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.761491" calcext:value-type="float">
            <text:p>6.761491</text:p>
          </table:table-cell>
          <table:table-cell office:value-type="float" office:value="6.72124978" calcext:value-type="float">
            <text:p>6.72124978</text:p>
          </table:table-cell>
          <table:table-cell table:formula="of:=POWER([.C132]-6.75;2)" office:value-type="float" office:value="0.000826575150048403" calcext:value-type="float">
            <text:p>0.0008265752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.76861" calcext:value-type="float">
            <text:p>6.76861</text:p>
          </table:table-cell>
          <table:table-cell office:value-type="float" office:value="6.7208711" calcext:value-type="float">
            <text:p>6.7208711</text:p>
          </table:table-cell>
          <table:table-cell table:formula="of:=POWER([.C133]-6.75;2)" office:value-type="float" office:value="0.000848492815209994" calcext:value-type="float">
            <text:p>0.0008484928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.77122" calcext:value-type="float">
            <text:p>6.77122</text:p>
          </table:table-cell>
          <table:table-cell office:value-type="float" office:value="6.72013699" calcext:value-type="float">
            <text:p>6.72013699</text:p>
          </table:table-cell>
          <table:table-cell table:formula="of:=POWER([.C134]-6.75;2)" office:value-type="float" office:value="0.000891799366260081" calcext:value-type="float">
            <text:p>0.0008917994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.768789" calcext:value-type="float">
            <text:p>6.768789</text:p>
          </table:table-cell>
          <table:table-cell office:value-type="float" office:value="6.71904683" calcext:value-type="float">
            <text:p>6.71904683</text:p>
          </table:table-cell>
          <table:table-cell table:formula="of:=POWER([.C135]-6.75;2)" office:value-type="float" office:value="0.000958098733048905" calcext:value-type="float">
            <text:p>0.0009580987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.761406" calcext:value-type="float">
            <text:p>6.761406</text:p>
          </table:table-cell>
          <table:table-cell office:value-type="float" office:value="6.71755918" calcext:value-type="float">
            <text:p>6.71755918</text:p>
          </table:table-cell>
          <table:table-cell table:formula="of:=POWER([.C136]-6.75;2)" office:value-type="float" office:value="0.00105240680227238" calcext:value-type="float">
            <text:p>0.0010524068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.749703" calcext:value-type="float">
            <text:p>6.749703</text:p>
          </table:table-cell>
          <table:table-cell office:value-type="float" office:value="6.71516447" calcext:value-type="float">
            <text:p>6.71516447</text:p>
          </table:table-cell>
          <table:table-cell table:formula="of:=POWER([.C137]-6.75;2)" office:value-type="float" office:value="0.00121351415038087" calcext:value-type="float">
            <text:p>0.0012135142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.734737" calcext:value-type="float">
            <text:p>6.734737</text:p>
          </table:table-cell>
          <table:table-cell office:value-type="float" office:value="6.71808039" calcext:value-type="float">
            <text:p>6.71808039</text:p>
          </table:table-cell>
          <table:table-cell table:formula="of:=POWER([.C138]-6.75;2)" office:value-type="float" office:value="0.00101886150255211" calcext:value-type="float">
            <text:p>0.0010188615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.717842" calcext:value-type="float">
            <text:p>6.717842</text:p>
          </table:table-cell>
          <table:table-cell office:value-type="float" office:value="6.71815415" calcext:value-type="float">
            <text:p>6.71815415</text:p>
          </table:table-cell>
          <table:table-cell table:formula="of:=POWER([.C139]-6.75;2)" office:value-type="float" office:value="0.00101415816222249" calcext:value-type="float">
            <text:p>0.0010141582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.700433" calcext:value-type="float">
            <text:p>6.700433</text:p>
          </table:table-cell>
          <table:table-cell office:value-type="float" office:value="6.71811804" calcext:value-type="float">
            <text:p>6.71811804</text:p>
          </table:table-cell>
          <table:table-cell table:formula="of:=POWER([.C140]-6.75;2)" office:value-type="float" office:value="0.00101645937344159" calcext:value-type="float">
            <text:p>0.0010164594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683683" calcext:value-type="float">
            <text:p>6.683683</text:p>
          </table:table-cell>
          <table:table-cell office:value-type="float" office:value="6.71825614" calcext:value-type="float">
            <text:p>6.71825614</text:p>
          </table:table-cell>
          <table:table-cell table:formula="of:=POWER([.C141]-6.75;2)" office:value-type="float" office:value="0.00100767264769958" calcext:value-type="float">
            <text:p>0.0010076726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.667515" calcext:value-type="float">
            <text:p>6.667515</text:p>
          </table:table-cell>
          <table:table-cell office:value-type="float" office:value="6.71866309" calcext:value-type="float">
            <text:p>6.71866309</text:p>
          </table:table-cell>
          <table:table-cell table:formula="of:=POWER([.C142]-6.75;2)" office:value-type="float" office:value="0.000982001928348117" calcext:value-type="float">
            <text:p>0.0009820019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.639933" calcext:value-type="float">
            <text:p>6.639933</text:p>
          </table:table-cell>
          <table:table-cell office:value-type="float" office:value="6.71937161" calcext:value-type="float">
            <text:p>6.71937161</text:p>
          </table:table-cell>
          <table:table-cell table:formula="of:=POWER([.C143]-6.75;2)" office:value-type="float" office:value="0.000938098273992124" calcext:value-type="float">
            <text:p>0.0009380983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6.702283" calcext:value-type="float">
            <text:p>6.702283</text:p>
          </table:table-cell>
          <table:table-cell office:value-type="float" office:value="6.72049666" calcext:value-type="float">
            <text:p>6.72049666</text:p>
          </table:table-cell>
          <table:table-cell table:formula="of:=POWER([.C144]-6.75;2)" office:value-type="float" office:value="0.000870447071155586" calcext:value-type="float">
            <text:p>0.0008704471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.680856" calcext:value-type="float">
            <text:p>6.680856</text:p>
          </table:table-cell>
          <table:table-cell office:value-type="float" office:value="6.72111335" calcext:value-type="float">
            <text:p>6.72111335</text:p>
          </table:table-cell>
          <table:table-cell table:formula="of:=POWER([.C145]-6.75;2)" office:value-type="float" office:value="0.000834438548222527" calcext:value-type="float">
            <text:p>0.0008344385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.683796" calcext:value-type="float">
            <text:p>6.683796</text:p>
          </table:table-cell>
          <table:table-cell office:value-type="float" office:value="6.72201604" calcext:value-type="float">
            <text:p>6.72201604</text:p>
          </table:table-cell>
          <table:table-cell table:formula="of:=POWER([.C146]-6.75;2)" office:value-type="float" office:value="0.000783102017281614" calcext:value-type="float">
            <text:p>0.000783102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.693512" calcext:value-type="float">
            <text:p>6.693512</text:p>
          </table:table-cell>
          <table:table-cell office:value-type="float" office:value="6.72290783" calcext:value-type="float">
            <text:p>6.72290783</text:p>
          </table:table-cell>
          <table:table-cell table:formula="of:=POWER([.C147]-6.75;2)" office:value-type="float" office:value="0.000733985675308874" calcext:value-type="float">
            <text:p>0.0007339857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.706902" calcext:value-type="float">
            <text:p>6.706902</text:p>
          </table:table-cell>
          <table:table-cell office:value-type="float" office:value="6.72366562" calcext:value-type="float">
            <text:p>6.72366562</text:p>
          </table:table-cell>
          <table:table-cell table:formula="of:=POWER([.C148]-6.75;2)" office:value-type="float" office:value="0.000693499569984388" calcext:value-type="float">
            <text:p>0.0006934996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.72176" calcext:value-type="float">
            <text:p>6.72176</text:p>
          </table:table-cell>
          <table:table-cell office:value-type="float" office:value="6.7242025" calcext:value-type="float">
            <text:p>6.7242025</text:p>
          </table:table-cell>
          <table:table-cell table:formula="of:=POWER([.C149]-6.75;2)" office:value-type="float" office:value="0.000665511006250019" calcext:value-type="float">
            <text:p>0.000665511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.735982" calcext:value-type="float">
            <text:p>6.735982</text:p>
          </table:table-cell>
          <table:table-cell office:value-type="float" office:value="6.72446508" calcext:value-type="float">
            <text:p>6.72446508</text:p>
          </table:table-cell>
          <table:table-cell table:formula="of:=POWER([.C150]-6.75;2)" office:value-type="float" office:value="0.000652032139406407" calcext:value-type="float">
            <text:p>0.000652032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.747605" calcext:value-type="float">
            <text:p>6.747605</text:p>
          </table:table-cell>
          <table:table-cell office:value-type="float" office:value="6.72443727" calcext:value-type="float">
            <text:p>6.72443727</text:p>
          </table:table-cell>
          <table:table-cell table:formula="of:=POWER([.C151]-6.75;2)" office:value-type="float" office:value="0.000653453165052893" calcext:value-type="float">
            <text:p>0.0006534532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.754985" calcext:value-type="float">
            <text:p>6.754985</text:p>
          </table:table-cell>
          <table:table-cell office:value-type="float" office:value="6.72414174" calcext:value-type="float">
            <text:p>6.72414174</text:p>
          </table:table-cell>
          <table:table-cell table:formula="of:=POWER([.C152]-6.75;2)" office:value-type="float" office:value="0.000668649610227584" calcext:value-type="float">
            <text:p>0.0006686496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.756978" calcext:value-type="float">
            <text:p>6.756978</text:p>
          </table:table-cell>
          <table:table-cell office:value-type="float" office:value="6.72363749" calcext:value-type="float">
            <text:p>6.72363749</text:p>
          </table:table-cell>
          <table:table-cell table:formula="of:=POWER([.C153]-6.75;2)" office:value-type="float" office:value="0.000694981933500112" calcext:value-type="float">
            <text:p>0.0006949819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.75308" calcext:value-type="float">
            <text:p>6.75308</text:p>
          </table:table-cell>
          <table:table-cell office:value-type="float" office:value="6.72301479" calcext:value-type="float">
            <text:p>6.72301479</text:p>
          </table:table-cell>
          <table:table-cell table:formula="of:=POWER([.C154]-6.75;2)" office:value-type="float" office:value="0.000728201558744117" calcext:value-type="float">
            <text:p>0.0007282016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.743484" calcext:value-type="float">
            <text:p>6.743484</text:p>
          </table:table-cell>
          <table:table-cell office:value-type="float" office:value="6.72239602" calcext:value-type="float">
            <text:p>6.72239602</text:p>
          </table:table-cell>
          <table:table-cell table:formula="of:=POWER([.C155]-6.75;2)" office:value-type="float" office:value="0.000761979711840417" calcext:value-type="float">
            <text:p>0.0007619797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.729034" calcext:value-type="float">
            <text:p>6.729034</text:p>
          </table:table-cell>
          <table:table-cell office:value-type="float" office:value="6.72210373" calcext:value-type="float">
            <text:p>6.72210373</text:p>
          </table:table-cell>
          <table:table-cell table:formula="of:=POWER([.C156]-6.75;2)" office:value-type="float" office:value="0.000778201879912916" calcext:value-type="float">
            <text:p>0.0007782019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.711063" calcext:value-type="float">
            <text:p>6.711063</text:p>
          </table:table-cell>
          <table:table-cell office:value-type="float" office:value="6.72143758" calcext:value-type="float">
            <text:p>6.72143758</text:p>
          </table:table-cell>
          <table:table-cell table:formula="of:=POWER([.C157]-6.75;2)" office:value-type="float" office:value="0.000815811836256405" calcext:value-type="float">
            <text:p>0.0008158118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.691086" calcext:value-type="float">
            <text:p>6.691086</text:p>
          </table:table-cell>
          <table:table-cell office:value-type="float" office:value="6.72112443" calcext:value-type="float">
            <text:p>6.72112443</text:p>
          </table:table-cell>
          <table:table-cell table:formula="of:=POWER([.C158]-6.75;2)" office:value-type="float" office:value="0.000833798542824917" calcext:value-type="float">
            <text:p>0.0008337985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.670253" calcext:value-type="float">
            <text:p>6.670253</text:p>
          </table:table-cell>
          <table:table-cell office:value-type="float" office:value="6.72113121" calcext:value-type="float">
            <text:p>6.72113121</text:p>
          </table:table-cell>
          <table:table-cell table:formula="of:=POWER([.C159]-6.75;2)" office:value-type="float" office:value="0.000833407036064086" calcext:value-type="float">
            <text:p>0.000833407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.647976" calcext:value-type="float">
            <text:p>6.647976</text:p>
          </table:table-cell>
          <table:table-cell office:value-type="float" office:value="6.72147406" calcext:value-type="float">
            <text:p>6.72147406</text:p>
          </table:table-cell>
          <table:table-cell table:formula="of:=POWER([.C160]-6.75;2)" office:value-type="float" office:value="0.000813729252883586" calcext:value-type="float">
            <text:p>0.0008137293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.615055" calcext:value-type="float">
            <text:p>6.615055</text:p>
          </table:table-cell>
          <table:table-cell office:value-type="float" office:value="6.7221736" calcext:value-type="float">
            <text:p>6.7221736</text:p>
          </table:table-cell>
          <table:table-cell table:formula="of:=POWER([.C161]-6.75;2)" office:value-type="float" office:value="0.00077430853696002" calcext:value-type="float">
            <text:p>0.0007743085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.34879" calcext:value-type="float">
            <text:p>6.34879</text:p>
          </table:table-cell>
          <table:table-cell office:value-type="float" office:value="6.72333311" calcext:value-type="float">
            <text:p>6.72333311</text:p>
          </table:table-cell>
          <table:table-cell table:formula="of:=POWER([.C162]-6.75;2)" office:value-type="float" office:value="0.000711123022272076" calcext:value-type="float">
            <text:p>0.000711123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.745708" calcext:value-type="float">
            <text:p>6.745708</text:p>
          </table:table-cell>
          <table:table-cell office:value-type="float" office:value="6.72727117" calcext:value-type="float">
            <text:p>6.72727117</text:p>
          </table:table-cell>
          <table:table-cell table:formula="of:=POWER([.C163]-6.75;2)" office:value-type="float" office:value="0.000516599713168907" calcext:value-type="float">
            <text:p>0.0005165997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.708879" calcext:value-type="float">
            <text:p>6.708879</text:p>
          </table:table-cell>
          <table:table-cell office:value-type="float" office:value="6.72732893" calcext:value-type="float">
            <text:p>6.72732893</text:p>
          </table:table-cell>
          <table:table-cell table:formula="of:=POWER([.C164]-6.75;2)" office:value-type="float" office:value="0.000513977414944916" calcext:value-type="float">
            <text:p>0.0005139774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.708045" calcext:value-type="float">
            <text:p>6.708045</text:p>
          </table:table-cell>
          <table:table-cell office:value-type="float" office:value="6.72780579" calcext:value-type="float">
            <text:p>6.72780579</text:p>
          </table:table-cell>
          <table:table-cell table:formula="of:=POWER([.C165]-6.75;2)" office:value-type="float" office:value="0.000492582957524114" calcext:value-type="float">
            <text:p>0.000492583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.716941" calcext:value-type="float">
            <text:p>6.716941</text:p>
          </table:table-cell>
          <table:table-cell office:value-type="float" office:value="6.72829564" calcext:value-type="float">
            <text:p>6.72829564</text:p>
          </table:table-cell>
          <table:table-cell table:formula="of:=POWER([.C166]-6.75;2)" office:value-type="float" office:value="0.000471079243009609" calcext:value-type="float">
            <text:p>0.0004710792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.729766" calcext:value-type="float">
            <text:p>6.729766</text:p>
          </table:table-cell>
          <table:table-cell office:value-type="float" office:value="6.72865139" calcext:value-type="float">
            <text:p>6.72865139</text:p>
          </table:table-cell>
          <table:table-cell table:formula="of:=POWER([.C167]-6.75;2)" office:value-type="float" office:value="0.000455763148932119" calcext:value-type="float">
            <text:p>0.0004557631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.743439" calcext:value-type="float">
            <text:p>6.743439</text:p>
          </table:table-cell>
          <table:table-cell office:value-type="float" office:value="6.72878565" calcext:value-type="float">
            <text:p>6.72878565</text:p>
          </table:table-cell>
          <table:table-cell table:formula="of:=POWER([.C168]-6.75;2)" office:value-type="float" office:value="0.000450048645922507" calcext:value-type="float">
            <text:p>0.0004500486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.755675" calcext:value-type="float">
            <text:p>6.755675</text:p>
          </table:table-cell>
          <table:table-cell office:value-type="float" office:value="6.7286486" calcext:value-type="float">
            <text:p>6.7286486</text:p>
          </table:table-cell>
          <table:table-cell table:formula="of:=POWER([.C169]-6.75;2)" office:value-type="float" office:value="0.000455882281960015" calcext:value-type="float">
            <text:p>0.0004558823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.764673" calcext:value-type="float">
            <text:p>6.764673</text:p>
          </table:table-cell>
          <table:table-cell office:value-type="float" office:value="6.72822374" calcext:value-type="float">
            <text:p>6.72822374</text:p>
          </table:table-cell>
          <table:table-cell table:formula="of:=POWER([.C170]-6.75;2)" office:value-type="float" office:value="0.000474205499587609" calcext:value-type="float">
            <text:p>0.0004742055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.769133" calcext:value-type="float">
            <text:p>6.769133</text:p>
          </table:table-cell>
          <table:table-cell office:value-type="float" office:value="6.72752371" calcext:value-type="float">
            <text:p>6.72752371</text:p>
          </table:table-cell>
          <table:table-cell table:formula="of:=POWER([.C171]-6.75;2)" office:value-type="float" office:value="0.000505183612164108" calcext:value-type="float">
            <text:p>0.0005051836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.768332" calcext:value-type="float">
            <text:p>6.768332</text:p>
          </table:table-cell>
          <table:table-cell office:value-type="float" office:value="6.72658006" calcext:value-type="float">
            <text:p>6.72658006</text:p>
          </table:table-cell>
          <table:table-cell table:formula="of:=POWER([.C172]-6.75;2)" office:value-type="float" office:value="0.000548493589603607" calcext:value-type="float">
            <text:p>0.0005484936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.762185" calcext:value-type="float">
            <text:p>6.762185</text:p>
          </table:table-cell>
          <table:table-cell office:value-type="float" office:value="6.72541411" calcext:value-type="float">
            <text:p>6.72541411</text:p>
          </table:table-cell>
          <table:table-cell table:formula="of:=POWER([.C173]-6.75;2)" office:value-type="float" office:value="0.0006044659870921" calcext:value-type="float">
            <text:p>0.000604466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.751248" calcext:value-type="float">
            <text:p>6.751248</text:p>
          </table:table-cell>
          <table:table-cell office:value-type="float" office:value="6.72389325" calcext:value-type="float">
            <text:p>6.72389325</text:p>
          </table:table-cell>
          <table:table-cell table:formula="of:=POWER([.C174]-6.75;2)" office:value-type="float" office:value="0.000681562395562515" calcext:value-type="float">
            <text:p>0.0006815624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.736647" calcext:value-type="float">
            <text:p>6.736647</text:p>
          </table:table-cell>
          <table:table-cell office:value-type="float" office:value="6.72248176" calcext:value-type="float">
            <text:p>6.72248176</text:p>
          </table:table-cell>
          <table:table-cell table:formula="of:=POWER([.C175]-6.75;2)" office:value-type="float" office:value="0.000757253532697601" calcext:value-type="float">
            <text:p>0.0007572535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.719919" calcext:value-type="float">
            <text:p>6.719919</text:p>
          </table:table-cell>
          <table:table-cell office:value-type="float" office:value="6.72256563" calcext:value-type="float">
            <text:p>6.72256563</text:p>
          </table:table-cell>
          <table:table-cell table:formula="of:=POWER([.C176]-6.75;2)" office:value-type="float" office:value="0.000752644657296896" calcext:value-type="float">
            <text:p>0.0007526447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.702775" calcext:value-type="float">
            <text:p>6.702775</text:p>
          </table:table-cell>
          <table:table-cell office:value-type="float" office:value="6.72254604" calcext:value-type="float">
            <text:p>6.72254604</text:p>
          </table:table-cell>
          <table:table-cell table:formula="of:=POWER([.C177]-6.75;2)" office:value-type="float" office:value="0.000753719919681594" calcext:value-type="float">
            <text:p>0.0007537199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.686757" calcext:value-type="float">
            <text:p>6.686757</text:p>
          </table:table-cell>
          <table:table-cell office:value-type="float" office:value="6.72269685" calcext:value-type="float">
            <text:p>6.72269685</text:p>
          </table:table-cell>
          <table:table-cell table:formula="of:=POWER([.C178]-6.75;2)" office:value-type="float" office:value="0.000745461999922491" calcext:value-type="float">
            <text:p>0.000745462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.672525" calcext:value-type="float">
            <text:p>6.672525</text:p>
          </table:table-cell>
          <table:table-cell office:value-type="float" office:value="6.72309195" calcext:value-type="float">
            <text:p>6.72309195</text:p>
          </table:table-cell>
          <table:table-cell table:formula="of:=POWER([.C179]-6.75;2)" office:value-type="float" office:value="0.000724043154802516" calcext:value-type="float">
            <text:p>0.0007240432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.65567" calcext:value-type="float">
            <text:p>6.65567</text:p>
          </table:table-cell>
          <table:table-cell office:value-type="float" office:value="6.7237479" calcext:value-type="float">
            <text:p>6.7237479</text:p>
          </table:table-cell>
          <table:table-cell table:formula="of:=POWER([.C180]-6.75;2)" office:value-type="float" office:value="0.000689172754409988" calcext:value-type="float">
            <text:p>0.0006891728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.765543" calcext:value-type="float">
            <text:p>6.765543</text:p>
          </table:table-cell>
          <table:table-cell office:value-type="float" office:value="6.72469627" calcext:value-type="float">
            <text:p>6.72469627</text:p>
          </table:table-cell>
          <table:table-cell table:formula="of:=POWER([.C181]-6.75;2)" office:value-type="float" office:value="0.000640278751912904" calcext:value-type="float">
            <text:p>0.0006402788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.69019" calcext:value-type="float">
            <text:p>6.69019</text:p>
          </table:table-cell>
          <table:table-cell office:value-type="float" office:value="6.72465367" calcext:value-type="float">
            <text:p>6.72465367</text:p>
          </table:table-cell>
          <table:table-cell table:formula="of:=POWER([.C182]-6.75;2)" office:value-type="float" office:value="0.000642436444468882" calcext:value-type="float">
            <text:p>0.0006424364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.692721" calcext:value-type="float">
            <text:p>6.692721</text:p>
          </table:table-cell>
          <table:table-cell office:value-type="float" office:value="6.72544023" calcext:value-type="float">
            <text:p>6.72544023</text:p>
          </table:table-cell>
          <table:table-cell table:formula="of:=POWER([.C183]-6.75;2)" office:value-type="float" office:value="0.000603182302452888" calcext:value-type="float">
            <text:p>0.0006031823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.702686" calcext:value-type="float">
            <text:p>6.702686</text:p>
          </table:table-cell>
          <table:table-cell office:value-type="float" office:value="6.72623434" calcext:value-type="float">
            <text:p>6.72623434</text:p>
          </table:table-cell>
          <table:table-cell table:formula="of:=POWER([.C184]-6.75;2)" office:value-type="float" office:value="0.000564806595235622" calcext:value-type="float">
            <text:p>0.0005648066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.715646" calcext:value-type="float">
            <text:p>6.715646</text:p>
          </table:table-cell>
          <table:table-cell office:value-type="float" office:value="6.72691375" calcext:value-type="float">
            <text:p>6.72691375</text:p>
          </table:table-cell>
          <table:table-cell table:formula="of:=POWER([.C185]-6.75;2)" office:value-type="float" office:value="0.000532974939062519" calcext:value-type="float">
            <text:p>0.0005329749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.729074" calcext:value-type="float">
            <text:p>6.729074</text:p>
          </table:table-cell>
          <table:table-cell office:value-type="float" office:value="6.72740082" calcext:value-type="float">
            <text:p>6.72740082</text:p>
          </table:table-cell>
          <table:table-cell table:formula="of:=POWER([.C186]-6.75;2)" office:value-type="float" office:value="0.000510722936672412" calcext:value-type="float">
            <text:p>0.0005107229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.740895" calcext:value-type="float">
            <text:p>6.740895</text:p>
          </table:table-cell>
          <table:table-cell office:value-type="float" office:value="6.72764846" calcext:value-type="float">
            <text:p>6.72764846</text:p>
          </table:table-cell>
          <table:table-cell table:formula="of:=POWER([.C187]-6.75;2)" office:value-type="float" office:value="0.000499591340371593" calcext:value-type="float">
            <text:p>0.0004995913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.749509" calcext:value-type="float">
            <text:p>6.749509</text:p>
          </table:table-cell>
          <table:table-cell office:value-type="float" office:value="6.72764016" calcext:value-type="float">
            <text:p>6.72764016</text:p>
          </table:table-cell>
          <table:table-cell table:formula="of:=POWER([.C188]-6.75;2)" office:value-type="float" office:value="0.000499962444825601" calcext:value-type="float">
            <text:p>0.0004999624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.75394" calcext:value-type="float">
            <text:p>6.75394</text:p>
          </table:table-cell>
          <table:table-cell office:value-type="float" office:value="6.72738909" calcext:value-type="float">
            <text:p>6.72738909</text:p>
          </table:table-cell>
          <table:table-cell table:formula="of:=POWER([.C189]-6.75;2)" office:value-type="float" office:value="0.000511253251028102" calcext:value-type="float">
            <text:p>0.0005112533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.753898" calcext:value-type="float">
            <text:p>6.753898</text:p>
          </table:table-cell>
          <table:table-cell office:value-type="float" office:value="6.72693478" calcext:value-type="float">
            <text:p>6.72693478</text:p>
          </table:table-cell>
          <table:table-cell table:formula="of:=POWER([.C190]-6.75;2)" office:value-type="float" office:value="0.000532004373648415" calcext:value-type="float">
            <text:p>0.0005320044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.749686" calcext:value-type="float">
            <text:p>6.749686</text:p>
          </table:table-cell>
          <table:table-cell office:value-type="float" office:value="6.72633806" calcext:value-type="float">
            <text:p>6.72633806</text:p>
          </table:table-cell>
          <table:table-cell table:formula="of:=POWER([.C191]-6.75;2)" office:value-type="float" office:value="0.00055988740456361" calcext:value-type="float">
            <text:p>0.0005598874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.741985" calcext:value-type="float">
            <text:p>6.741985</text:p>
          </table:table-cell>
          <table:table-cell office:value-type="float" office:value="6.72567709" calcext:value-type="float">
            <text:p>6.72567709</text:p>
          </table:table-cell>
          <table:table-cell table:formula="of:=POWER([.C192]-6.75;2)" office:value-type="float" office:value="0.00059160395086812" calcext:value-type="float">
            <text:p>0.000591604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.731613" calcext:value-type="float">
            <text:p>6.731613</text:p>
          </table:table-cell>
          <table:table-cell office:value-type="float" office:value="6.7250653" calcext:value-type="float">
            <text:p>6.7250653</text:p>
          </table:table-cell>
          <table:table-cell table:formula="of:=POWER([.C193]-6.75;2)" office:value-type="float" office:value="0.00062173926409001" calcext:value-type="float">
            <text:p>0.0006217393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.719342" calcext:value-type="float">
            <text:p>6.719342</text:p>
          </table:table-cell>
          <table:table-cell office:value-type="float" office:value="6.72434315" calcext:value-type="float">
            <text:p>6.72434315</text:p>
          </table:table-cell>
          <table:table-cell table:formula="of:=POWER([.C194]-6.75;2)" office:value-type="float" office:value="0.000658273951922492" calcext:value-type="float">
            <text:p>0.000658274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.705799" calcext:value-type="float">
            <text:p>6.705799</text:p>
          </table:table-cell>
          <table:table-cell office:value-type="float" office:value="6.72386702" calcext:value-type="float">
            <text:p>6.72386702</text:p>
          </table:table-cell>
          <table:table-cell table:formula="of:=POWER([.C195]-6.75;2)" office:value-type="float" office:value="0.000682932643680393" calcext:value-type="float">
            <text:p>0.0006829326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.691334" calcext:value-type="float">
            <text:p>6.691334</text:p>
          </table:table-cell>
          <table:table-cell office:value-type="float" office:value="6.72362705" calcext:value-type="float">
            <text:p>6.72362705</text:p>
          </table:table-cell>
          <table:table-cell table:formula="of:=POWER([.C196]-6.75;2)" office:value-type="float" office:value="0.000695532491702492" calcext:value-type="float">
            <text:p>0.0006955325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.675461" calcext:value-type="float">
            <text:p>6.675461</text:p>
          </table:table-cell>
          <table:table-cell office:value-type="float" office:value="6.72366489" calcext:value-type="float">
            <text:p>6.72366489</text:p>
          </table:table-cell>
          <table:table-cell table:formula="of:=POWER([.C197]-6.75;2)" office:value-type="float" office:value="0.000693538018712088" calcext:value-type="float">
            <text:p>0.000693538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.65373" calcext:value-type="float">
            <text:p>6.65373</text:p>
          </table:table-cell>
          <table:table-cell office:value-type="float" office:value="6.72401706" calcext:value-type="float">
            <text:p>6.72401706</text:p>
          </table:table-cell>
          <table:table-cell table:formula="of:=POWER([.C198]-6.75;2)" office:value-type="float" office:value="0.000675113171043624" calcext:value-type="float">
            <text:p>0.0006751132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.576697" calcext:value-type="float">
            <text:p>6.576697</text:p>
          </table:table-cell>
          <table:table-cell office:value-type="float" office:value="6.72474732" calcext:value-type="float">
            <text:p>6.72474732</text:p>
          </table:table-cell>
          <table:table-cell table:formula="of:=POWER([.C199]-6.75;2)" office:value-type="float" office:value="0.000637697847182418" calcext:value-type="float">
            <text:p>0.0006376978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.7897" calcext:value-type="float">
            <text:p>6.7897</text:p>
          </table:table-cell>
          <table:table-cell office:value-type="float" office:value="6.72639504" calcext:value-type="float">
            <text:p>6.72639504</text:p>
          </table:table-cell>
          <table:table-cell table:formula="of:=POWER([.C200]-6.75;2)" office:value-type="float" office:value="0.000557194136601606" calcext:value-type="float">
            <text:p>0.000557194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.724575" calcext:value-type="float">
            <text:p>6.724575</text:p>
          </table:table-cell>
          <table:table-cell office:value-type="float" office:value="6.72602881" calcext:value-type="float">
            <text:p>6.72602881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.718168" calcext:value-type="float">
            <text:p>6.718168</text:p>
          </table:table-cell>
          <table:table-cell office:value-type="float" office:value="6.7263851" calcext:value-type="float">
            <text:p>6.7263851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.722477" calcext:value-type="float">
            <text:p>6.722477</text:p>
          </table:table-cell>
          <table:table-cell office:value-type="float" office:value="6.72682334" calcext:value-type="float">
            <text:p>6.72682334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.730962" calcext:value-type="float">
            <text:p>6.730962</text:p>
          </table:table-cell>
          <table:table-cell office:value-type="float" office:value="6.72718027" calcext:value-type="float">
            <text:p>6.72718027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.740895" calcext:value-type="float">
            <text:p>6.740895</text:p>
          </table:table-cell>
          <table:table-cell office:value-type="float" office:value="6.72736106" calcext:value-type="float">
            <text:p>6.72736106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.750554" calcext:value-type="float">
            <text:p>6.750554</text:p>
          </table:table-cell>
          <table:table-cell office:value-type="float" office:value="6.72730603" calcext:value-type="float">
            <text:p>6.72730603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.758686" calcext:value-type="float">
            <text:p>6.758686</text:p>
          </table:table-cell>
          <table:table-cell office:value-type="float" office:value="6.72698381" calcext:value-type="float">
            <text:p>6.72698381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.764299" calcext:value-type="float">
            <text:p>6.764299</text:p>
          </table:table-cell>
          <table:table-cell office:value-type="float" office:value="6.72638723" calcext:value-type="float">
            <text:p>6.72638723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.766569" calcext:value-type="float">
            <text:p>6.766569</text:p>
          </table:table-cell>
          <table:table-cell office:value-type="float" office:value="6.72552637" calcext:value-type="float">
            <text:p>6.72552637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.764875" calcext:value-type="float">
            <text:p>6.764875</text:p>
          </table:table-cell>
          <table:table-cell office:value-type="float" office:value="6.72440889" calcext:value-type="float">
            <text:p>6.72440889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.758929" calcext:value-type="float">
            <text:p>6.758929</text:p>
          </table:table-cell>
          <table:table-cell office:value-type="float" office:value="6.72295018" calcext:value-type="float">
            <text:p>6.72295018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.748969" calcext:value-type="float">
            <text:p>6.748969</text:p>
          </table:table-cell>
          <table:table-cell office:value-type="float" office:value="6.71930658" calcext:value-type="float">
            <text:p>6.71930658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.735893" calcext:value-type="float">
            <text:p>6.735893</text:p>
          </table:table-cell>
          <table:table-cell office:value-type="float" office:value="6.71960249" calcext:value-type="float">
            <text:p>6.71960249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.721266" calcext:value-type="float">
            <text:p>6.721266</text:p>
          </table:table-cell>
          <table:table-cell office:value-type="float" office:value="6.71948196" calcext:value-type="float">
            <text:p>6.71948196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.707213" calcext:value-type="float">
            <text:p>6.707213</text:p>
          </table:table-cell>
          <table:table-cell office:value-type="float" office:value="6.7194494" calcext:value-type="float">
            <text:p>6.7194494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.696409" calcext:value-type="float">
            <text:p>6.696409</text:p>
          </table:table-cell>
          <table:table-cell office:value-type="float" office:value="6.71962026" calcext:value-type="float">
            <text:p>6.71962026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.693708" calcext:value-type="float">
            <text:p>6.693708</text:p>
          </table:table-cell>
          <table:table-cell office:value-type="float" office:value="6.72001246" calcext:value-type="float">
            <text:p>6.72001246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.811482" calcext:value-type="float">
            <text:p>6.811482</text:p>
          </table:table-cell>
          <table:table-cell office:value-type="float" office:value="6.72056032" calcext:value-type="float">
            <text:p>6.72056032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.659411" calcext:value-type="float">
            <text:p>6.659411</text:p>
          </table:table-cell>
          <table:table-cell office:value-type="float" office:value="6.72004892" calcext:value-type="float">
            <text:p>6.72004892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.67558" calcext:value-type="float">
            <text:p>6.67558</text:p>
          </table:table-cell>
          <table:table-cell office:value-type="float" office:value="6.72114661" calcext:value-type="float">
            <text:p>6.72114661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.689903" calcext:value-type="float">
            <text:p>6.689903</text:p>
          </table:table-cell>
          <table:table-cell office:value-type="float" office:value="6.72212688" calcext:value-type="float">
            <text:p>6.72212688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.706071" calcext:value-type="float">
            <text:p>6.706071</text:p>
          </table:table-cell>
          <table:table-cell office:value-type="float" office:value="6.72295692" calcext:value-type="float">
            <text:p>6.72295692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.72342" calcext:value-type="float">
            <text:p>6.72342</text:p>
          </table:table-cell>
          <table:table-cell office:value-type="float" office:value="6.72356707" calcext:value-type="float">
            <text:p>6.72356707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.74058" calcext:value-type="float">
            <text:p>6.74058</text:p>
          </table:table-cell>
          <table:table-cell office:value-type="float" office:value="6.72390119" calcext:value-type="float">
            <text:p>6.72390119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.75606" calcext:value-type="float">
            <text:p>6.75606</text:p>
          </table:table-cell>
          <table:table-cell office:value-type="float" office:value="6.72392916" calcext:value-type="float">
            <text:p>6.72392916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.768437" calcext:value-type="float">
            <text:p>6.768437</text:p>
          </table:table-cell>
          <table:table-cell office:value-type="float" office:value="6.72365171" calcext:value-type="float">
            <text:p>6.72365171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6.776429" calcext:value-type="float">
            <text:p>6.776429</text:p>
          </table:table-cell>
          <table:table-cell office:value-type="float" office:value="6.72310158" calcext:value-type="float">
            <text:p>6.72310158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.778933" calcext:value-type="float">
            <text:p>6.778933</text:p>
          </table:table-cell>
          <table:table-cell office:value-type="float" office:value="6.72234294" calcext:value-type="float">
            <text:p>6.72234294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.775098" calcext:value-type="float">
            <text:p>6.775098</text:p>
          </table:table-cell>
          <table:table-cell office:value-type="float" office:value="6.72147287" calcext:value-type="float">
            <text:p>6.72147287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.764453" calcext:value-type="float">
            <text:p>6.764453</text:p>
          </table:table-cell>
          <table:table-cell office:value-type="float" office:value="6.72065049" calcext:value-type="float">
            <text:p>6.72065049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747066" calcext:value-type="float">
            <text:p>6.747066</text:p>
          </table:table-cell>
          <table:table-cell office:value-type="float" office:value="6.7185557" calcext:value-type="float">
            <text:p>6.7185557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6.723623" calcext:value-type="float">
            <text:p>6.723623</text:p>
          </table:table-cell>
          <table:table-cell office:value-type="float" office:value="6.71774817" calcext:value-type="float">
            <text:p>6.71774817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.695199" calcext:value-type="float">
            <text:p>6.695199</text:p>
          </table:table-cell>
          <table:table-cell office:value-type="float" office:value="6.71730825" calcext:value-type="float">
            <text:p>6.71730825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.662204" calcext:value-type="float">
            <text:p>6.662204</text:p>
          </table:table-cell>
          <table:table-cell office:value-type="float" office:value="6.71729021" calcext:value-type="float">
            <text:p>6.71729021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.620024" calcext:value-type="float">
            <text:p>6.620024</text:p>
          </table:table-cell>
          <table:table-cell office:value-type="float" office:value="6.71775939" calcext:value-type="float">
            <text:p>6.71775939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.521935" calcext:value-type="float">
            <text:p>6.521935</text:p>
          </table:table-cell>
          <table:table-cell office:value-type="float" office:value="6.71881817" calcext:value-type="float">
            <text:p>6.71881817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7.041295" calcext:value-type="float">
            <text:p>7.041295</text:p>
          </table:table-cell>
          <table:table-cell office:value-type="float" office:value="6.72102153" calcext:value-type="float">
            <text:p>6.72102153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.742113" calcext:value-type="float">
            <text:p>6.742113</text:p>
          </table:table-cell>
          <table:table-cell office:value-type="float" office:value="6.71817525" calcext:value-type="float">
            <text:p>6.71817525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.714231" calcext:value-type="float">
            <text:p>6.714231</text:p>
          </table:table-cell>
          <table:table-cell office:value-type="float" office:value="6.71843096" calcext:value-type="float">
            <text:p>6.71843096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.714243" calcext:value-type="float">
            <text:p>6.714243</text:p>
          </table:table-cell>
          <table:table-cell office:value-type="float" office:value="6.71903091" calcext:value-type="float">
            <text:p>6.71903091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.724378" calcext:value-type="float">
            <text:p>6.724378</text:p>
          </table:table-cell>
          <table:table-cell office:value-type="float" office:value="6.71964432" calcext:value-type="float">
            <text:p>6.71964432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.738367" calcext:value-type="float">
            <text:p>6.738367</text:p>
          </table:table-cell>
          <table:table-cell office:value-type="float" office:value="6.7201151" calcext:value-type="float">
            <text:p>6.7201151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.752438" calcext:value-type="float">
            <text:p>6.752438</text:p>
          </table:table-cell>
          <table:table-cell office:value-type="float" office:value="6.72035051" calcext:value-type="float">
            <text:p>6.72035051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.763952" calcext:value-type="float">
            <text:p>6.763952</text:p>
          </table:table-cell>
          <table:table-cell office:value-type="float" office:value="6.72029927" calcext:value-type="float">
            <text:p>6.72029927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.771125" calcext:value-type="float">
            <text:p>6.771125</text:p>
          </table:table-cell>
          <table:table-cell office:value-type="float" office:value="6.71994172" calcext:value-type="float">
            <text:p>6.71994172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.772975" calcext:value-type="float">
            <text:p>6.772975</text:p>
          </table:table-cell>
          <table:table-cell office:value-type="float" office:value="6.71927882" calcext:value-type="float">
            <text:p>6.71927882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.769291" calcext:value-type="float">
            <text:p>6.769291</text:p>
          </table:table-cell>
          <table:table-cell office:value-type="float" office:value="6.71830824" calcext:value-type="float">
            <text:p>6.71830824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6.76059" calcext:value-type="float">
            <text:p>6.76059</text:p>
          </table:table-cell>
          <table:table-cell office:value-type="float" office:value="6.71693679" calcext:value-type="float">
            <text:p>6.71693679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.748018" calcext:value-type="float">
            <text:p>6.748018</text:p>
          </table:table-cell>
          <table:table-cell office:value-type="float" office:value="6.71407845" calcext:value-type="float">
            <text:p>6.71407845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.733201" calcext:value-type="float">
            <text:p>6.733201</text:p>
          </table:table-cell>
          <table:table-cell office:value-type="float" office:value="6.71566833" calcext:value-type="float">
            <text:p>6.71566833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.718052" calcext:value-type="float">
            <text:p>6.718052</text:p>
          </table:table-cell>
          <table:table-cell office:value-type="float" office:value="6.71594484" calcext:value-type="float">
            <text:p>6.71594484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6.70456" calcext:value-type="float">
            <text:p>6.70456</text:p>
          </table:table-cell>
          <table:table-cell office:value-type="float" office:value="6.71613318" calcext:value-type="float">
            <text:p>6.71613318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6.694708" calcext:value-type="float">
            <text:p>6.694708</text:p>
          </table:table-cell>
          <table:table-cell office:value-type="float" office:value="6.71643141" calcext:value-type="float">
            <text:p>6.71643141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6.691203" calcext:value-type="float">
            <text:p>6.691203</text:p>
          </table:table-cell>
          <table:table-cell office:value-type="float" office:value="6.71689198" calcext:value-type="float">
            <text:p>6.71689198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6.714255" calcext:value-type="float">
            <text:p>6.714255</text:p>
          </table:table-cell>
          <table:table-cell office:value-type="float" office:value="6.71749091" calcext:value-type="float">
            <text:p>6.71749091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.662419" calcext:value-type="float">
            <text:p>6.662419</text:p>
          </table:table-cell>
          <table:table-cell office:value-type="float" office:value="6.71796969" calcext:value-type="float">
            <text:p>6.71796969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.679748" calcext:value-type="float">
            <text:p>6.679748</text:p>
          </table:table-cell>
          <table:table-cell office:value-type="float" office:value="6.71905909" calcext:value-type="float">
            <text:p>6.71905909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.691764" calcext:value-type="float">
            <text:p>6.691764</text:p>
          </table:table-cell>
          <table:table-cell office:value-type="float" office:value="6.72003032" calcext:value-type="float">
            <text:p>6.72003032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.704538" calcext:value-type="float">
            <text:p>6.704538</text:p>
          </table:table-cell>
          <table:table-cell office:value-type="float" office:value="6.7208871" calcext:value-type="float">
            <text:p>6.7208871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6.71793" calcext:value-type="float">
            <text:p>6.71793</text:p>
          </table:table-cell>
          <table:table-cell office:value-type="float" office:value="6.72156772" calcext:value-type="float">
            <text:p>6.72156772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.731006" calcext:value-type="float">
            <text:p>6.731006</text:p>
          </table:table-cell>
          <table:table-cell office:value-type="float" office:value="6.72201482" calcext:value-type="float">
            <text:p>6.72201482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.742596" calcext:value-type="float">
            <text:p>6.742596</text:p>
          </table:table-cell>
          <table:table-cell office:value-type="float" office:value="6.72219035" calcext:value-type="float">
            <text:p>6.72219035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.751484" calcext:value-type="float">
            <text:p>6.751484</text:p>
          </table:table-cell>
          <table:table-cell office:value-type="float" office:value="6.72208342" calcext:value-type="float">
            <text:p>6.72208342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6.756565" calcext:value-type="float">
            <text:p>6.756565</text:p>
          </table:table-cell>
          <table:table-cell office:value-type="float" office:value="6.72171392" calcext:value-type="float">
            <text:p>6.72171392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.75703" calcext:value-type="float">
            <text:p>6.75703</text:p>
          </table:table-cell>
          <table:table-cell office:value-type="float" office:value="6.72113172" calcext:value-type="float">
            <text:p>6.72113172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.752516" calcext:value-type="float">
            <text:p>6.752516</text:p>
          </table:table-cell>
          <table:table-cell office:value-type="float" office:value="6.72041104" calcext:value-type="float">
            <text:p>6.72041104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.743192" calcext:value-type="float">
            <text:p>6.743192</text:p>
          </table:table-cell>
          <table:table-cell office:value-type="float" office:value="6.7196388" calcext:value-type="float">
            <text:p>6.7196388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.729734" calcext:value-type="float">
            <text:p>6.729734</text:p>
          </table:table-cell>
          <table:table-cell office:value-type="float" office:value="6.7187599" calcext:value-type="float">
            <text:p>6.7187599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.713189" calcext:value-type="float">
            <text:p>6.713189</text:p>
          </table:table-cell>
          <table:table-cell office:value-type="float" office:value="6.71822902" calcext:value-type="float">
            <text:p>6.71822902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.69467" calcext:value-type="float">
            <text:p>6.69467</text:p>
          </table:table-cell>
          <table:table-cell office:value-type="float" office:value="6.71791445" calcext:value-type="float">
            <text:p>6.71791445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.674768" calcext:value-type="float">
            <text:p>6.674768</text:p>
          </table:table-cell>
          <table:table-cell office:value-type="float" office:value="6.71788478" calcext:value-type="float">
            <text:p>6.71788478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.651737" calcext:value-type="float">
            <text:p>6.651737</text:p>
          </table:table-cell>
          <table:table-cell office:value-type="float" office:value="6.71818513" calcext:value-type="float">
            <text:p>6.71818513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.610099" calcext:value-type="float">
            <text:p>6.610099</text:p>
          </table:table-cell>
          <table:table-cell office:value-type="float" office:value="6.71886247" calcext:value-type="float">
            <text:p>6.71886247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.610099" calcext:value-type="float">
            <text:p>6.610099</text:p>
          </table:table-cell>
          <table:table-cell office:value-type="float" office:value="6.7201017" calcext:value-type="float">
            <text:p>6.7201017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.745034" calcext:value-type="float">
            <text:p>6.745034</text:p>
          </table:table-cell>
          <table:table-cell office:value-type="float" office:value="6.72146815" calcext:value-type="float">
            <text:p>6.72146815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.71796" calcext:value-type="float">
            <text:p>6.71796</text:p>
          </table:table-cell>
          <table:table-cell office:value-type="float" office:value="6.72157861" calcext:value-type="float">
            <text:p>6.72157861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.717856" calcext:value-type="float">
            <text:p>6.717856</text:p>
          </table:table-cell>
          <table:table-cell office:value-type="float" office:value="6.72200725" calcext:value-type="float">
            <text:p>6.72200725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.726267" calcext:value-type="float">
            <text:p>6.726267</text:p>
          </table:table-cell>
          <table:table-cell office:value-type="float" office:value="6.72243167" calcext:value-type="float">
            <text:p>6.72243167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.73812" calcext:value-type="float">
            <text:p>6.73812</text:p>
          </table:table-cell>
          <table:table-cell office:value-type="float" office:value="6.72271347" calcext:value-type="float">
            <text:p>6.72271347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.750507" calcext:value-type="float">
            <text:p>6.750507</text:p>
          </table:table-cell>
          <table:table-cell office:value-type="float" office:value="6.72277045" calcext:value-type="float">
            <text:p>6.72277045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.761283" calcext:value-type="float">
            <text:p>6.761283</text:p>
          </table:table-cell>
          <table:table-cell office:value-type="float" office:value="6.72255965" calcext:value-type="float">
            <text:p>6.72255965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.768846" calcext:value-type="float">
            <text:p>6.768846</text:p>
          </table:table-cell>
          <table:table-cell office:value-type="float" office:value="6.72207198" calcext:value-type="float">
            <text:p>6.72207198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6.772132" calcext:value-type="float">
            <text:p>6.772132</text:p>
          </table:table-cell>
          <table:table-cell office:value-type="float" office:value="6.72132533" calcext:value-type="float">
            <text:p>6.72132533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6.770627" calcext:value-type="float">
            <text:p>6.770627</text:p>
          </table:table-cell>
          <table:table-cell office:value-type="float" office:value="6.72035072" calcext:value-type="float">
            <text:p>6.72035072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6.764353" calcext:value-type="float">
            <text:p>6.764353</text:p>
          </table:table-cell>
          <table:table-cell office:value-type="float" office:value="6.71915371" calcext:value-type="float">
            <text:p>6.71915371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.753838" calcext:value-type="float">
            <text:p>6.753838</text:p>
          </table:table-cell>
          <table:table-cell office:value-type="float" office:value="6.71746776" calcext:value-type="float">
            <text:p>6.71746776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6.740065" calcext:value-type="float">
            <text:p>6.740065</text:p>
          </table:table-cell>
          <table:table-cell office:value-type="float" office:value="6.71937137" calcext:value-type="float">
            <text:p>6.71937137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6.724402" calcext:value-type="float">
            <text:p>6.724402</text:p>
          </table:table-cell>
          <table:table-cell office:value-type="float" office:value="6.71932613" calcext:value-type="float">
            <text:p>6.71932613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.708509" calcext:value-type="float">
            <text:p>6.708509</text:p>
          </table:table-cell>
          <table:table-cell office:value-type="float" office:value="6.71928975" calcext:value-type="float">
            <text:p>6.71928975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6.694226" calcext:value-type="float">
            <text:p>6.694226</text:p>
          </table:table-cell>
          <table:table-cell office:value-type="float" office:value="6.7194466" calcext:value-type="float">
            <text:p>6.7194466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.683589" calcext:value-type="float">
            <text:p>6.683589</text:p>
          </table:table-cell>
          <table:table-cell office:value-type="float" office:value="6.71984788" calcext:value-type="float">
            <text:p>6.71984788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6.680806" calcext:value-type="float">
            <text:p>6.680806</text:p>
          </table:table-cell>
          <table:table-cell office:value-type="float" office:value="6.72048298" calcext:value-type="float">
            <text:p>6.72048298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.659398" calcext:value-type="float">
            <text:p>6.659398</text:p>
          </table:table-cell>
          <table:table-cell office:value-type="float" office:value="6.72127186" calcext:value-type="float">
            <text:p>6.72127186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6.671729" calcext:value-type="float">
            <text:p>6.671729</text:p>
          </table:table-cell>
          <table:table-cell office:value-type="float" office:value="6.72237811" calcext:value-type="float">
            <text:p>6.72237811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.681802" calcext:value-type="float">
            <text:p>6.681802</text:p>
          </table:table-cell>
          <table:table-cell office:value-type="float" office:value="6.72342612" calcext:value-type="float">
            <text:p>6.72342612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.695118" calcext:value-type="float">
            <text:p>6.695118</text:p>
          </table:table-cell>
          <table:table-cell office:value-type="float" office:value="6.72439079" calcext:value-type="float">
            <text:p>6.72439079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.710678" calcext:value-type="float">
            <text:p>6.710678</text:p>
          </table:table-cell>
          <table:table-cell office:value-type="float" office:value="6.72518885" calcext:value-type="float">
            <text:p>6.72518885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6.726756" calcext:value-type="float">
            <text:p>6.726756</text:p>
          </table:table-cell>
          <table:table-cell office:value-type="float" office:value="6.72574975" calcext:value-type="float">
            <text:p>6.72574975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.741469" calcext:value-type="float">
            <text:p>6.741469</text:p>
          </table:table-cell>
          <table:table-cell office:value-type="float" office:value="6.72602802" calcext:value-type="float">
            <text:p>6.72602802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6.753077" calcext:value-type="float">
            <text:p>6.753077</text:p>
          </table:table-cell>
          <table:table-cell office:value-type="float" office:value="6.72600889" calcext:value-type="float">
            <text:p>6.72600889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.760204" calcext:value-type="float">
            <text:p>6.760204</text:p>
          </table:table-cell>
          <table:table-cell office:value-type="float" office:value="6.72571002" calcext:value-type="float">
            <text:p>6.72571002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6.761992" calcext:value-type="float">
            <text:p>6.761992</text:p>
          </table:table-cell>
          <table:table-cell office:value-type="float" office:value="6.72518018" calcext:value-type="float">
            <text:p>6.72518018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.75817" calcext:value-type="float">
            <text:p>6.75817</text:p>
          </table:table-cell>
          <table:table-cell office:value-type="float" office:value="6.72449605" calcext:value-type="float">
            <text:p>6.72449605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6.749041" calcext:value-type="float">
            <text:p>6.749041</text:p>
          </table:table-cell>
          <table:table-cell office:value-type="float" office:value="6.72376154" calcext:value-type="float">
            <text:p>6.72376154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.735392" calcext:value-type="float">
            <text:p>6.735392</text:p>
          </table:table-cell>
          <table:table-cell office:value-type="float" office:value="6.72319189" calcext:value-type="float">
            <text:p>6.72319189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.718332" calcext:value-type="float">
            <text:p>6.718332</text:p>
          </table:table-cell>
          <table:table-cell office:value-type="float" office:value="6.72247228" calcext:value-type="float">
            <text:p>6.72247228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.699028" calcext:value-type="float">
            <text:p>6.699028</text:p>
          </table:table-cell>
          <table:table-cell office:value-type="float" office:value="6.72204079" calcext:value-type="float">
            <text:p>6.72204079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.678213" calcext:value-type="float">
            <text:p>6.678213</text:p>
          </table:table-cell>
          <table:table-cell office:value-type="float" office:value="6.72192479" calcext:value-type="float">
            <text:p>6.72192479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.654821" calcext:value-type="float">
            <text:p>6.654821</text:p>
          </table:table-cell>
          <table:table-cell office:value-type="float" office:value="6.72216959" calcext:value-type="float">
            <text:p>6.72216959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.619004" calcext:value-type="float">
            <text:p>6.619004</text:p>
          </table:table-cell>
          <table:table-cell office:value-type="float" office:value="6.72281781" calcext:value-type="float">
            <text:p>6.72281781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.394569" calcext:value-type="float">
            <text:p>6.394569</text:p>
          </table:table-cell>
          <table:table-cell office:value-type="float" office:value="6.72399092" calcext:value-type="float">
            <text:p>6.72399092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.77856" calcext:value-type="float">
            <text:p>6.77856</text:p>
          </table:table-cell>
          <table:table-cell office:value-type="float" office:value="6.72755244" calcext:value-type="float">
            <text:p>6.72755244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.72384" calcext:value-type="float">
            <text:p>6.72384</text:p>
          </table:table-cell>
          <table:table-cell office:value-type="float" office:value="6.72737856" calcext:value-type="float">
            <text:p>6.72737856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6.71801" calcext:value-type="float">
            <text:p>6.71801</text:p>
          </table:table-cell>
          <table:table-cell office:value-type="float" office:value="6.72780503" calcext:value-type="float">
            <text:p>6.72780503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6.724299" calcext:value-type="float">
            <text:p>6.724299</text:p>
          </table:table-cell>
          <table:table-cell office:value-type="float" office:value="6.72828584" calcext:value-type="float">
            <text:p>6.72828584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.735629" calcext:value-type="float">
            <text:p>6.735629</text:p>
          </table:table-cell>
          <table:table-cell office:value-type="float" office:value="6.72864308" calcext:value-type="float">
            <text:p>6.72864308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.748494" calcext:value-type="float">
            <text:p>6.748494</text:p>
          </table:table-cell>
          <table:table-cell office:value-type="float" office:value="6.7287756" calcext:value-type="float">
            <text:p>6.7287756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.760342" calcext:value-type="float">
            <text:p>6.760342</text:p>
          </table:table-cell>
          <table:table-cell office:value-type="float" office:value="6.72862763" calcext:value-type="float">
            <text:p>6.72862763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.76918" calcext:value-type="float">
            <text:p>6.76918</text:p>
          </table:table-cell>
          <table:table-cell office:value-type="float" office:value="6.7281818" calcext:value-type="float">
            <text:p>6.7281818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.773607" calcext:value-type="float">
            <text:p>6.773607</text:p>
          </table:table-cell>
          <table:table-cell office:value-type="float" office:value="6.72745316" calcext:value-type="float">
            <text:p>6.72745316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772907" calcext:value-type="float">
            <text:p>6.772907</text:p>
          </table:table-cell>
          <table:table-cell office:value-type="float" office:value="6.72647707" calcext:value-type="float">
            <text:p>6.72647707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.767086" calcext:value-type="float">
            <text:p>6.767086</text:p>
          </table:table-cell>
          <table:table-cell office:value-type="float" office:value="6.72527845" calcext:value-type="float">
            <text:p>6.72527845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.756832" calcext:value-type="float">
            <text:p>6.756832</text:p>
          </table:table-cell>
          <table:table-cell office:value-type="float" office:value="6.72372709" calcext:value-type="float">
            <text:p>6.72372709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.743377" calcext:value-type="float">
            <text:p>6.743377</text:p>
          </table:table-cell>
          <table:table-cell office:value-type="float" office:value="6.72227827" calcext:value-type="float">
            <text:p>6.72227827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.728315" calcext:value-type="float">
            <text:p>6.728315</text:p>
          </table:table-cell>
          <table:table-cell office:value-type="float" office:value="6.7222977" calcext:value-type="float">
            <text:p>6.7222977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.713424" calcext:value-type="float">
            <text:p>6.713424</text:p>
          </table:table-cell>
          <table:table-cell office:value-type="float" office:value="6.72221231" calcext:value-type="float">
            <text:p>6.72221231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.700565" calcext:value-type="float">
            <text:p>6.700565</text:p>
          </table:table-cell>
          <table:table-cell office:value-type="float" office:value="6.72228325" calcext:value-type="float">
            <text:p>6.72228325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.691926" calcext:value-type="float">
            <text:p>6.691926</text:p>
          </table:table-cell>
          <table:table-cell office:value-type="float" office:value="6.72257425" calcext:value-type="float">
            <text:p>6.72257425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.69286" calcext:value-type="float">
            <text:p>6.69286</text:p>
          </table:table-cell>
          <table:table-cell office:value-type="float" office:value="6.72307722" calcext:value-type="float">
            <text:p>6.72307722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.554974" calcext:value-type="float">
            <text:p>6.554974</text:p>
          </table:table-cell>
          <table:table-cell office:value-type="float" office:value="6.72370094" calcext:value-type="float">
            <text:p>6.72370094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.666313" calcext:value-type="float">
            <text:p>6.666313</text:p>
          </table:table-cell>
          <table:table-cell office:value-type="float" office:value="6.72581535" calcext:value-type="float">
            <text:p>6.72581535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.679631" calcext:value-type="float">
            <text:p>6.679631</text:p>
          </table:table-cell>
          <table:table-cell office:value-type="float" office:value="6.72689257" calcext:value-type="float">
            <text:p>6.72689257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.693395" calcext:value-type="float">
            <text:p>6.693395</text:p>
          </table:table-cell>
          <table:table-cell office:value-type="float" office:value="6.72786593" calcext:value-type="float">
            <text:p>6.72786593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.709122" calcext:value-type="float">
            <text:p>6.709122</text:p>
          </table:table-cell>
          <table:table-cell office:value-type="float" office:value="6.72867974" calcext:value-type="float">
            <text:p>6.72867974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6.725902" calcext:value-type="float">
            <text:p>6.725902</text:p>
          </table:table-cell>
          <table:table-cell office:value-type="float" office:value="6.72926557" calcext:value-type="float">
            <text:p>6.72926557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.742271" calcext:value-type="float">
            <text:p>6.742271</text:p>
          </table:table-cell>
          <table:table-cell office:value-type="float" office:value="6.72957235" calcext:value-type="float">
            <text:p>6.72957235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6.756667" calcext:value-type="float">
            <text:p>6.756667</text:p>
          </table:table-cell>
          <table:table-cell office:value-type="float" office:value="6.72957616" calcext:value-type="float">
            <text:p>6.72957616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.767684" calcext:value-type="float">
            <text:p>6.767684</text:p>
          </table:table-cell>
          <table:table-cell office:value-type="float" office:value="6.72928358" calcext:value-type="float">
            <text:p>6.72928358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.774226" calcext:value-type="float">
            <text:p>6.774226</text:p>
          </table:table-cell>
          <table:table-cell office:value-type="float" office:value="6.72873089" calcext:value-type="float">
            <text:p>6.72873089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6.775584" calcext:value-type="float">
            <text:p>6.775584</text:p>
          </table:table-cell>
          <table:table-cell office:value-type="float" office:value="6.72798061" calcext:value-type="float">
            <text:p>6.72798061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.771456" calcext:value-type="float">
            <text:p>6.771456</text:p>
          </table:table-cell>
          <table:table-cell office:value-type="float" office:value="6.72711739" calcext:value-type="float">
            <text:p>6.72711739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.761908" calcext:value-type="float">
            <text:p>6.761908</text:p>
          </table:table-cell>
          <table:table-cell office:value-type="float" office:value="6.72625622" calcext:value-type="float">
            <text:p>6.72625622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.747314" calcext:value-type="float">
            <text:p>6.747314</text:p>
          </table:table-cell>
          <table:table-cell office:value-type="float" office:value="6.72536088" calcext:value-type="float">
            <text:p>6.72536088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.728197" calcext:value-type="float">
            <text:p>6.728197</text:p>
          </table:table-cell>
          <table:table-cell office:value-type="float" office:value="6.72468727" calcext:value-type="float">
            <text:p>6.72468727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6.704835" calcext:value-type="float">
            <text:p>6.704835</text:p>
          </table:table-cell>
          <table:table-cell office:value-type="float" office:value="6.72428718" calcext:value-type="float">
            <text:p>6.72428718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.675917" calcext:value-type="float">
            <text:p>6.675917</text:p>
          </table:table-cell>
          <table:table-cell office:value-type="float" office:value="6.72423745" calcext:value-type="float">
            <text:p>6.72423745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.632146" calcext:value-type="float">
            <text:p>6.632146</text:p>
          </table:table-cell>
          <table:table-cell office:value-type="float" office:value="6.72461956" calcext:value-type="float">
            <text:p>6.72461956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6.474756" calcext:value-type="float">
            <text:p>6.474756</text:p>
          </table:table-cell>
          <table:table-cell office:value-type="float" office:value="6.72559388" calcext:value-type="float">
            <text:p>6.72559388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.907006" calcext:value-type="float">
            <text:p>6.907006</text:p>
          </table:table-cell>
          <table:table-cell office:value-type="float" office:value="6.72829236" calcext:value-type="float">
            <text:p>6.72829236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.760852" calcext:value-type="float">
            <text:p>6.760852</text:p>
          </table:table-cell>
          <table:table-cell office:value-type="float" office:value="6.72679873" calcext:value-type="float">
            <text:p>6.72679873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.736886" calcext:value-type="float">
            <text:p>6.736886</text:p>
          </table:table-cell>
          <table:table-cell office:value-type="float" office:value="6.72686411" calcext:value-type="float">
            <text:p>6.72686411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6.734383" calcext:value-type="float">
            <text:p>6.734383</text:p>
          </table:table-cell>
          <table:table-cell office:value-type="float" office:value="6.72722469" calcext:value-type="float">
            <text:p>6.72722469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.740765" calcext:value-type="float">
            <text:p>6.740765</text:p>
          </table:table-cell>
          <table:table-cell office:value-type="float" office:value="6.72761943" calcext:value-type="float">
            <text:p>6.72761943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.751096" calcext:value-type="float">
            <text:p>6.751096</text:p>
          </table:table-cell>
          <table:table-cell office:value-type="float" office:value="6.7279127" calcext:value-type="float">
            <text:p>6.7279127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6.762133" calcext:value-type="float">
            <text:p>6.762133</text:p>
          </table:table-cell>
          <table:table-cell office:value-type="float" office:value="6.72802055" calcext:value-type="float">
            <text:p>6.72802055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.771359" calcext:value-type="float">
            <text:p>6.771359</text:p>
          </table:table-cell>
          <table:table-cell office:value-type="float" office:value="6.72789451" calcext:value-type="float">
            <text:p>6.72789451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6.776871" calcext:value-type="float">
            <text:p>6.776871</text:p>
          </table:table-cell>
          <table:table-cell office:value-type="float" office:value="6.72751226" calcext:value-type="float">
            <text:p>6.72751226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.777442" calcext:value-type="float">
            <text:p>6.777442</text:p>
          </table:table-cell>
          <table:table-cell office:value-type="float" office:value="6.72686351" calcext:value-type="float">
            <text:p>6.72686351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6.7726" calcext:value-type="float">
            <text:p>6.7726</text:p>
          </table:table-cell>
          <table:table-cell office:value-type="float" office:value="6.72591458" calcext:value-type="float">
            <text:p>6.72591458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.76264" calcext:value-type="float">
            <text:p>6.76264</text:p>
          </table:table-cell>
          <table:table-cell office:value-type="float" office:value="6.7244483" calcext:value-type="float">
            <text:p>6.7244483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.748559" calcext:value-type="float">
            <text:p>6.748559</text:p>
          </table:table-cell>
          <table:table-cell office:value-type="float" office:value="6.71825864" calcext:value-type="float">
            <text:p>6.71825864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.731903" calcext:value-type="float">
            <text:p>6.731903</text:p>
          </table:table-cell>
          <table:table-cell office:value-type="float" office:value="6.71941799" calcext:value-type="float">
            <text:p>6.71941799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6.714534" calcext:value-type="float">
            <text:p>6.714534</text:p>
          </table:table-cell>
          <table:table-cell office:value-type="float" office:value="6.71987031" calcext:value-type="float">
            <text:p>6.71987031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.698345" calcext:value-type="float">
            <text:p>6.698345</text:p>
          </table:table-cell>
          <table:table-cell office:value-type="float" office:value="6.72028297" calcext:value-type="float">
            <text:p>6.72028297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.684962" calcext:value-type="float">
            <text:p>6.684962</text:p>
          </table:table-cell>
          <table:table-cell office:value-type="float" office:value="6.72081248" calcext:value-type="float">
            <text:p>6.72081248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.675292" calcext:value-type="float">
            <text:p>6.675292</text:p>
          </table:table-cell>
          <table:table-cell office:value-type="float" office:value="6.72150805" calcext:value-type="float">
            <text:p>6.72150805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6.655302" calcext:value-type="float">
            <text:p>6.655302</text:p>
          </table:table-cell>
          <table:table-cell office:value-type="float" office:value="6.72236949" calcext:value-type="float">
            <text:p>6.72236949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6.676646" calcext:value-type="float">
            <text:p>6.676646</text:p>
          </table:table-cell>
          <table:table-cell office:value-type="float" office:value="6.72350883" calcext:value-type="float">
            <text:p>6.72350883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.681732" calcext:value-type="float">
            <text:p>6.681732</text:p>
          </table:table-cell>
          <table:table-cell office:value-type="float" office:value="6.72449909" calcext:value-type="float">
            <text:p>6.72449909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.691703" calcext:value-type="float">
            <text:p>6.691703</text:p>
          </table:table-cell>
          <table:table-cell office:value-type="float" office:value="6.72547187" calcext:value-type="float">
            <text:p>6.72547187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.704803" calcext:value-type="float">
            <text:p>6.704803</text:p>
          </table:table-cell>
          <table:table-cell office:value-type="float" office:value="6.72633608" calcext:value-type="float">
            <text:p>6.72633608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6.719471" calcext:value-type="float">
            <text:p>6.719471</text:p>
          </table:table-cell>
          <table:table-cell office:value-type="float" office:value="6.72701378" calcext:value-type="float">
            <text:p>6.72701378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.734022" calcext:value-type="float">
            <text:p>6.734022</text:p>
          </table:table-cell>
          <table:table-cell office:value-type="float" office:value="6.72744534" calcext:value-type="float">
            <text:p>6.72744534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.746744" calcext:value-type="float">
            <text:p>6.746744</text:p>
          </table:table-cell>
          <table:table-cell office:value-type="float" office:value="6.72759706" calcext:value-type="float">
            <text:p>6.72759706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6.75608" calcext:value-type="float">
            <text:p>6.75608</text:p>
          </table:table-cell>
          <table:table-cell office:value-type="float" office:value="6.72746637" calcext:value-type="float">
            <text:p>6.72746637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.760824" calcext:value-type="float">
            <text:p>6.760824</text:p>
          </table:table-cell>
          <table:table-cell office:value-type="float" office:value="6.72708311" calcext:value-type="float">
            <text:p>6.72708311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.760298" calcext:value-type="float">
            <text:p>6.760298</text:p>
          </table:table-cell>
          <table:table-cell office:value-type="float" office:value="6.72650669" calcext:value-type="float">
            <text:p>6.72650669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.754447" calcext:value-type="float">
            <text:p>6.754447</text:p>
          </table:table-cell>
          <table:table-cell office:value-type="float" office:value="6.72581998" calcext:value-type="float">
            <text:p>6.72581998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6.743818" calcext:value-type="float">
            <text:p>6.743818</text:p>
          </table:table-cell>
          <table:table-cell office:value-type="float" office:value="6.72512571" calcext:value-type="float">
            <text:p>6.72512571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.729427" calcext:value-type="float">
            <text:p>6.729427</text:p>
          </table:table-cell>
          <table:table-cell office:value-type="float" office:value="6.72439003" calcext:value-type="float">
            <text:p>6.72439003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.712516" calcext:value-type="float">
            <text:p>6.712516</text:p>
          </table:table-cell>
          <table:table-cell office:value-type="float" office:value="6.72389801" calcext:value-type="float">
            <text:p>6.72389801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6.694181" calcext:value-type="float">
            <text:p>6.694181</text:p>
          </table:table-cell>
          <table:table-cell office:value-type="float" office:value="6.72365129" calcext:value-type="float">
            <text:p>6.72365129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.674671" calcext:value-type="float">
            <text:p>6.674671</text:p>
          </table:table-cell>
          <table:table-cell office:value-type="float" office:value="6.72370044" calcext:value-type="float">
            <text:p>6.72370044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6.650926" calcext:value-type="float">
            <text:p>6.650926</text:p>
          </table:table-cell>
          <table:table-cell office:value-type="float" office:value="6.72408424" calcext:value-type="float">
            <text:p>6.72408424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.595758" calcext:value-type="float">
            <text:p>6.595758</text:p>
          </table:table-cell>
          <table:table-cell office:value-type="float" office:value="6.7248568" calcext:value-type="float">
            <text:p>6.7248568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.944199" calcext:value-type="float">
            <text:p>6.944199</text:p>
          </table:table-cell>
          <table:table-cell office:value-type="float" office:value="6.72632648" calcext:value-type="float">
            <text:p>6.72632648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.735541" calcext:value-type="float">
            <text:p>6.735541</text:p>
          </table:table-cell>
          <table:table-cell office:value-type="float" office:value="6.72443371" calcext:value-type="float">
            <text:p>6.72443371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.720764" calcext:value-type="float">
            <text:p>6.720764</text:p>
          </table:table-cell>
          <table:table-cell office:value-type="float" office:value="6.7247106" calcext:value-type="float">
            <text:p>6.7247106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.724194" calcext:value-type="float">
            <text:p>6.724194</text:p>
          </table:table-cell>
          <table:table-cell office:value-type="float" office:value="6.72516828" calcext:value-type="float">
            <text:p>6.72516828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6.734354" calcext:value-type="float">
            <text:p>6.734354</text:p>
          </table:table-cell>
          <table:table-cell office:value-type="float" office:value="6.72556913" calcext:value-type="float">
            <text:p>6.72556913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.747099" calcext:value-type="float">
            <text:p>6.747099</text:p>
          </table:table-cell>
          <table:table-cell office:value-type="float" office:value="6.7257912" calcext:value-type="float">
            <text:p>6.7257912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.759694" calcext:value-type="float">
            <text:p>6.759694</text:p>
          </table:table-cell>
          <table:table-cell office:value-type="float" office:value="6.72576099" calcext:value-type="float">
            <text:p>6.72576099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.770023" calcext:value-type="float">
            <text:p>6.770023</text:p>
          </table:table-cell>
          <table:table-cell office:value-type="float" office:value="6.72544418" calcext:value-type="float">
            <text:p>6.72544418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.77653" calcext:value-type="float">
            <text:p>6.77653</text:p>
          </table:table-cell>
          <table:table-cell office:value-type="float" office:value="6.72484169" calcext:value-type="float">
            <text:p>6.72484169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.778269" calcext:value-type="float">
            <text:p>6.778269</text:p>
          </table:table-cell>
          <table:table-cell office:value-type="float" office:value="6.72398206" calcext:value-type="float">
            <text:p>6.72398206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.774924" calcext:value-type="float">
            <text:p>6.774924</text:p>
          </table:table-cell>
          <table:table-cell office:value-type="float" office:value="6.7229037" calcext:value-type="float">
            <text:p>6.7229037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.766768" calcext:value-type="float">
            <text:p>6.766768</text:p>
          </table:table-cell>
          <table:table-cell office:value-type="float" office:value="6.72159759" calcext:value-type="float">
            <text:p>6.72159759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.754583" calcext:value-type="float">
            <text:p>6.754583</text:p>
          </table:table-cell>
          <table:table-cell office:value-type="float" office:value="6.71940296" calcext:value-type="float">
            <text:p>6.71940296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.739556" calcext:value-type="float">
            <text:p>6.739556</text:p>
          </table:table-cell>
          <table:table-cell office:value-type="float" office:value="6.71971773" calcext:value-type="float">
            <text:p>6.71971773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6.72319" calcext:value-type="float">
            <text:p>6.72319</text:p>
          </table:table-cell>
          <table:table-cell office:value-type="float" office:value="6.71956577" calcext:value-type="float">
            <text:p>6.71956577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.70722" calcext:value-type="float">
            <text:p>6.70722</text:p>
          </table:table-cell>
          <table:table-cell office:value-type="float" office:value="6.71953247" calcext:value-type="float">
            <text:p>6.71953247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.693579" calcext:value-type="float">
            <text:p>6.693579</text:p>
          </table:table-cell>
          <table:table-cell office:value-type="float" office:value="6.71972991" calcext:value-type="float">
            <text:p>6.71972991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.684719" calcext:value-type="float">
            <text:p>6.684719</text:p>
          </table:table-cell>
          <table:table-cell office:value-type="float" office:value="6.72018123" calcext:value-type="float">
            <text:p>6.72018123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.692076" calcext:value-type="float">
            <text:p>6.692076</text:p>
          </table:table-cell>
          <table:table-cell office:value-type="float" office:value="6.72085276" calcext:value-type="float">
            <text:p>6.72085276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6.663431" calcext:value-type="float">
            <text:p>6.663431</text:p>
          </table:table-cell>
          <table:table-cell office:value-type="float" office:value="6.72157356" calcext:value-type="float">
            <text:p>6.72157356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.675183" calcext:value-type="float">
            <text:p>6.675183</text:p>
          </table:table-cell>
          <table:table-cell office:value-type="float" office:value="6.72267698" calcext:value-type="float">
            <text:p>6.72267698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.687428" calcext:value-type="float">
            <text:p>6.687428</text:p>
          </table:table-cell>
          <table:table-cell office:value-type="float" office:value="6.7237191" calcext:value-type="float">
            <text:p>6.7237191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.702693" calcext:value-type="float">
            <text:p>6.702693</text:p>
          </table:table-cell>
          <table:table-cell office:value-type="float" office:value="6.72464685" calcext:value-type="float">
            <text:p>6.72464685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.719643" calcext:value-type="float">
            <text:p>6.719643</text:p>
          </table:table-cell>
          <table:table-cell office:value-type="float" office:value="6.72537909" calcext:value-type="float">
            <text:p>6.72537909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.736315" calcext:value-type="float">
            <text:p>6.736315</text:p>
          </table:table-cell>
          <table:table-cell office:value-type="float" office:value="6.72585077" calcext:value-type="float">
            <text:p>6.72585077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.750721" calcext:value-type="float">
            <text:p>6.750721</text:p>
          </table:table-cell>
          <table:table-cell office:value-type="float" office:value="6.72602449" calcext:value-type="float">
            <text:p>6.72602449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.761172" calcext:value-type="float">
            <text:p>6.761172</text:p>
          </table:table-cell>
          <table:table-cell office:value-type="float" office:value="6.72589531" calcext:value-type="float">
            <text:p>6.72589531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.766487" calcext:value-type="float">
            <text:p>6.766487</text:p>
          </table:table-cell>
          <table:table-cell office:value-type="float" office:value="6.72549087" calcext:value-type="float">
            <text:p>6.72549087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.766091" calcext:value-type="float">
            <text:p>6.766091</text:p>
          </table:table-cell>
          <table:table-cell office:value-type="float" office:value="6.72486689" calcext:value-type="float">
            <text:p>6.72486689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.760023" calcext:value-type="float">
            <text:p>6.760023</text:p>
          </table:table-cell>
          <table:table-cell office:value-type="float" office:value="6.72409683" calcext:value-type="float">
            <text:p>6.72409683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.748881" calcext:value-type="float">
            <text:p>6.748881</text:p>
          </table:table-cell>
          <table:table-cell office:value-type="float" office:value="6.72324151" calcext:value-type="float">
            <text:p>6.72324151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.733697" calcext:value-type="float">
            <text:p>6.733697</text:p>
          </table:table-cell>
          <table:table-cell office:value-type="float" office:value="6.71959115" calcext:value-type="float">
            <text:p>6.71959115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.715759" calcext:value-type="float">
            <text:p>6.715759</text:p>
          </table:table-cell>
          <table:table-cell office:value-type="float" office:value="6.71919725" calcext:value-type="float">
            <text:p>6.71919725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.696316" calcext:value-type="float">
            <text:p>6.696316</text:p>
          </table:table-cell>
          <table:table-cell office:value-type="float" office:value="6.71897995" calcext:value-type="float">
            <text:p>6.71897995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.675998" calcext:value-type="float">
            <text:p>6.675998</text:p>
          </table:table-cell>
          <table:table-cell office:value-type="float" office:value="6.71903543" calcext:value-type="float">
            <text:p>6.71903543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.653045" calcext:value-type="float">
            <text:p>6.653045</text:p>
          </table:table-cell>
          <table:table-cell office:value-type="float" office:value="6.71940951" calcext:value-type="float">
            <text:p>6.71940951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.61195" calcext:value-type="float">
            <text:p>6.61195</text:p>
          </table:table-cell>
          <table:table-cell office:value-type="float" office:value="6.72014444" calcext:value-type="float">
            <text:p>6.72014444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.61195" calcext:value-type="float">
            <text:p>6.61195</text:p>
          </table:table-cell>
          <table:table-cell office:value-type="float" office:value="6.72141969" calcext:value-type="float">
            <text:p>6.72141969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.74532" calcext:value-type="float">
            <text:p>6.74532</text:p>
          </table:table-cell>
          <table:table-cell office:value-type="float" office:value="6.72280627" calcext:value-type="float">
            <text:p>6.72280627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.719776" calcext:value-type="float">
            <text:p>6.719776</text:p>
          </table:table-cell>
          <table:table-cell office:value-type="float" office:value="6.72293884" calcext:value-type="float">
            <text:p>6.72293884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.720518" calcext:value-type="float">
            <text:p>6.720518</text:p>
          </table:table-cell>
          <table:table-cell office:value-type="float" office:value="6.72336497" calcext:value-type="float">
            <text:p>6.72336497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.729665" calcext:value-type="float">
            <text:p>6.729665</text:p>
          </table:table-cell>
          <table:table-cell office:value-type="float" office:value="6.72377501" calcext:value-type="float">
            <text:p>6.72377501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.742223" calcext:value-type="float">
            <text:p>6.742223</text:p>
          </table:table-cell>
          <table:table-cell office:value-type="float" office:value="6.72403829" calcext:value-type="float">
            <text:p>6.72403829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.755232" calcext:value-type="float">
            <text:p>6.755232</text:p>
          </table:table-cell>
          <table:table-cell office:value-type="float" office:value="6.72407932" calcext:value-type="float">
            <text:p>6.72407932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.766415" calcext:value-type="float">
            <text:p>6.766415</text:p>
          </table:table-cell>
          <table:table-cell office:value-type="float" office:value="6.72386129" calcext:value-type="float">
            <text:p>6.72386129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.774035" calcext:value-type="float">
            <text:p>6.774035</text:p>
          </table:table-cell>
          <table:table-cell office:value-type="float" office:value="6.72338074" calcext:value-type="float">
            <text:p>6.72338074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.776967" calcext:value-type="float">
            <text:p>6.776967</text:p>
          </table:table-cell>
          <table:table-cell office:value-type="float" office:value="6.72266003" calcext:value-type="float">
            <text:p>6.72266003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.774776" calcext:value-type="float">
            <text:p>6.774776</text:p>
          </table:table-cell>
          <table:table-cell office:value-type="float" office:value="6.72173159" calcext:value-type="float">
            <text:p>6.72173159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.767705" calcext:value-type="float">
            <text:p>6.767705</text:p>
          </table:table-cell>
          <table:table-cell office:value-type="float" office:value="6.72059307" calcext:value-type="float">
            <text:p>6.72059307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.75658" calcext:value-type="float">
            <text:p>6.75658</text:p>
          </table:table-cell>
          <table:table-cell office:value-type="float" office:value="6.71889428" calcext:value-type="float">
            <text:p>6.71889428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.742652" calcext:value-type="float">
            <text:p>6.742652</text:p>
          </table:table-cell>
          <table:table-cell office:value-type="float" office:value="6.72030657" calcext:value-type="float">
            <text:p>6.72030657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.727409" calcext:value-type="float">
            <text:p>6.727409</text:p>
          </table:table-cell>
          <table:table-cell office:value-type="float" office:value="6.72035875" calcext:value-type="float">
            <text:p>6.72035875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.712415" calcext:value-type="float">
            <text:p>6.712415</text:p>
          </table:table-cell>
          <table:table-cell office:value-type="float" office:value="6.7204252" calcext:value-type="float">
            <text:p>6.7204252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.699198" calcext:value-type="float">
            <text:p>6.699198</text:p>
          </table:table-cell>
          <table:table-cell office:value-type="float" office:value="6.72066438" calcext:value-type="float">
            <text:p>6.72066438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.689262" calcext:value-type="float">
            <text:p>6.689262</text:p>
          </table:table-cell>
          <table:table-cell office:value-type="float" office:value="6.72111802" calcext:value-type="float">
            <text:p>6.72111802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.685339" calcext:value-type="float">
            <text:p>6.685339</text:p>
          </table:table-cell>
          <table:table-cell office:value-type="float" office:value="6.72177581" calcext:value-type="float">
            <text:p>6.72177581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.672374" calcext:value-type="float">
            <text:p>6.672374</text:p>
          </table:table-cell>
          <table:table-cell office:value-type="float" office:value="6.72257633" calcext:value-type="float">
            <text:p>6.72257633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.679953" calcext:value-type="float">
            <text:p>6.679953</text:p>
          </table:table-cell>
          <table:table-cell office:value-type="float" office:value="6.72359049" calcext:value-type="float">
            <text:p>6.72359049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.688188" calcext:value-type="float">
            <text:p>6.688188</text:p>
          </table:table-cell>
          <table:table-cell office:value-type="float" office:value="6.72457968" calcext:value-type="float">
            <text:p>6.72457968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.699862" calcext:value-type="float">
            <text:p>6.699862</text:p>
          </table:table-cell>
          <table:table-cell office:value-type="float" office:value="6.72549557" calcext:value-type="float">
            <text:p>6.72549557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.714128" calcext:value-type="float">
            <text:p>6.714128</text:p>
          </table:table-cell>
          <table:table-cell office:value-type="float" office:value="6.726259" calcext:value-type="float">
            <text:p>6.726259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.729578" calcext:value-type="float">
            <text:p>6.729578</text:p>
          </table:table-cell>
          <table:table-cell office:value-type="float" office:value="6.72680217" calcext:value-type="float">
            <text:p>6.72680217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.744604" calcext:value-type="float">
            <text:p>6.744604</text:p>
          </table:table-cell>
          <table:table-cell office:value-type="float" office:value="6.72707991" calcext:value-type="float">
            <text:p>6.72707991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6.757643" calcext:value-type="float">
            <text:p>6.757643</text:p>
          </table:table-cell>
          <table:table-cell office:value-type="float" office:value="6.72707644" calcext:value-type="float">
            <text:p>6.72707644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.76739" calcext:value-type="float">
            <text:p>6.76739</text:p>
          </table:table-cell>
          <table:table-cell office:value-type="float" office:value="6.72680812" calcext:value-type="float">
            <text:p>6.72680812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.772944" calcext:value-type="float">
            <text:p>6.772944</text:p>
          </table:table-cell>
          <table:table-cell office:value-type="float" office:value="6.72632233" calcext:value-type="float">
            <text:p>6.72632233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.773857" calcext:value-type="float">
            <text:p>6.773857</text:p>
          </table:table-cell>
          <table:table-cell office:value-type="float" office:value="6.7256944" calcext:value-type="float">
            <text:p>6.7256944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.770092" calcext:value-type="float">
            <text:p>6.770092</text:p>
          </table:table-cell>
          <table:table-cell office:value-type="float" office:value="6.72503334" calcext:value-type="float">
            <text:p>6.72503334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6.761881" calcext:value-type="float">
            <text:p>6.761881</text:p>
          </table:table-cell>
          <table:table-cell office:value-type="float" office:value="6.72475234" calcext:value-type="float">
            <text:p>6.72475234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.749529" calcext:value-type="float">
            <text:p>6.749529</text:p>
          </table:table-cell>
          <table:table-cell office:value-type="float" office:value="6.7239321" calcext:value-type="float">
            <text:p>6.7239321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.733134" calcext:value-type="float">
            <text:p>6.733134</text:p>
          </table:table-cell>
          <table:table-cell office:value-type="float" office:value="6.72338723" calcext:value-type="float">
            <text:p>6.72338723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.711996" calcext:value-type="float">
            <text:p>6.711996</text:p>
          </table:table-cell>
          <table:table-cell office:value-type="float" office:value="6.72311698" calcext:value-type="float">
            <text:p>6.72311698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.682549" calcext:value-type="float">
            <text:p>6.682549</text:p>
          </table:table-cell>
          <table:table-cell office:value-type="float" office:value="6.72317647" calcext:value-type="float">
            <text:p>6.72317647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.625972" calcext:value-type="float">
            <text:p>6.625972</text:p>
          </table:table-cell>
          <table:table-cell office:value-type="float" office:value="6.72365532" calcext:value-type="float">
            <text:p>6.72365532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6.143674" calcext:value-type="float">
            <text:p>6.143674</text:p>
          </table:table-cell>
          <table:table-cell office:value-type="float" office:value="6.72482315" calcext:value-type="float">
            <text:p>6.72482315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.864494" calcext:value-type="float">
            <text:p>6.864494</text:p>
          </table:table-cell>
          <table:table-cell office:value-type="float" office:value="6.73092527" calcext:value-type="float">
            <text:p>6.73092527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6.777135" calcext:value-type="float">
            <text:p>6.777135</text:p>
          </table:table-cell>
          <table:table-cell office:value-type="float" office:value="6.7299082" calcext:value-type="float">
            <text:p>6.7299082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6.7558" calcext:value-type="float">
            <text:p>6.7558</text:p>
          </table:table-cell>
          <table:table-cell office:value-type="float" office:value="6.72982229" calcext:value-type="float">
            <text:p>6.72982229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6.751296" calcext:value-type="float">
            <text:p>6.751296</text:p>
          </table:table-cell>
          <table:table-cell office:value-type="float" office:value="6.7299696" calcext:value-type="float">
            <text:p>6.7299696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.754519" calcext:value-type="float">
            <text:p>6.754519</text:p>
          </table:table-cell>
          <table:table-cell office:value-type="float" office:value="6.73014202" calcext:value-type="float">
            <text:p>6.73014202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.761436" calcext:value-type="float">
            <text:p>6.761436</text:p>
          </table:table-cell>
          <table:table-cell office:value-type="float" office:value="6.73022489" calcext:value-type="float">
            <text:p>6.73022489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6.769236" calcext:value-type="float">
            <text:p>6.769236</text:p>
          </table:table-cell>
          <table:table-cell office:value-type="float" office:value="6.73015003" calcext:value-type="float">
            <text:p>6.73015003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6.775672" calcext:value-type="float">
            <text:p>6.775672</text:p>
          </table:table-cell>
          <table:table-cell office:value-type="float" office:value="6.72988511" calcext:value-type="float">
            <text:p>6.72988511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6.77901" calcext:value-type="float">
            <text:p>6.77901</text:p>
          </table:table-cell>
          <table:table-cell office:value-type="float" office:value="6.72942579" calcext:value-type="float">
            <text:p>6.72942579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6.778124" calcext:value-type="float">
            <text:p>6.778124</text:p>
          </table:table-cell>
          <table:table-cell office:value-type="float" office:value="6.72878127" calcext:value-type="float">
            <text:p>6.72878127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6.772573" calcext:value-type="float">
            <text:p>6.772573</text:p>
          </table:table-cell>
          <table:table-cell office:value-type="float" office:value="6.72793564" calcext:value-type="float">
            <text:p>6.72793564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6.762627" calcext:value-type="float">
            <text:p>6.762627</text:p>
          </table:table-cell>
          <table:table-cell office:value-type="float" office:value="6.72663372" calcext:value-type="float">
            <text:p>6.72663372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6.749194" calcext:value-type="float">
            <text:p>6.749194</text:p>
          </table:table-cell>
          <table:table-cell office:value-type="float" office:value="6.73219857" calcext:value-type="float">
            <text:p>6.73219857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.733675" calcext:value-type="float">
            <text:p>6.733675</text:p>
          </table:table-cell>
          <table:table-cell office:value-type="float" office:value="6.73264343" calcext:value-type="float">
            <text:p>6.73264343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6.717754" calcext:value-type="float">
            <text:p>6.717754</text:p>
          </table:table-cell>
          <table:table-cell office:value-type="float" office:value="6.73295786" calcext:value-type="float">
            <text:p>6.73295786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6.703182" calcext:value-type="float">
            <text:p>6.703182</text:p>
          </table:table-cell>
          <table:table-cell office:value-type="float" office:value="6.73337305" calcext:value-type="float">
            <text:p>6.73337305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6.691627" calcext:value-type="float">
            <text:p>6.691627</text:p>
          </table:table-cell>
          <table:table-cell office:value-type="float" office:value="6.73395151" calcext:value-type="float">
            <text:p>6.73395151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6.68502" calcext:value-type="float">
            <text:p>6.68502</text:p>
          </table:table-cell>
          <table:table-cell office:value-type="float" office:value="6.73469844" calcext:value-type="float">
            <text:p>6.73469844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6.67025" calcext:value-type="float">
            <text:p>6.67025</text:p>
          </table:table-cell>
          <table:table-cell office:value-type="float" office:value="6.73557701" calcext:value-type="float">
            <text:p>6.73557701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6.680225" calcext:value-type="float">
            <text:p>6.680225</text:p>
          </table:table-cell>
          <table:table-cell office:value-type="float" office:value="6.73666341" calcext:value-type="float">
            <text:p>6.73666341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.687844" calcext:value-type="float">
            <text:p>6.687844</text:p>
          </table:table-cell>
          <table:table-cell office:value-type="float" office:value="6.73768947" calcext:value-type="float">
            <text:p>6.73768947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6.699096" calcext:value-type="float">
            <text:p>6.699096</text:p>
          </table:table-cell>
          <table:table-cell office:value-type="float" office:value="6.73864631" calcext:value-type="float">
            <text:p>6.73864631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6.713051" calcext:value-type="float">
            <text:p>6.713051</text:p>
          </table:table-cell>
          <table:table-cell office:value-type="float" office:value="6.73945812" calcext:value-type="float">
            <text:p>6.73945812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6.728182" calcext:value-type="float">
            <text:p>6.728182</text:p>
          </table:table-cell>
          <table:table-cell office:value-type="float" office:value="6.7400569" calcext:value-type="float">
            <text:p>6.7400569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6.742726" calcext:value-type="float">
            <text:p>6.742726</text:p>
          </table:table-cell>
          <table:table-cell office:value-type="float" office:value="6.74039418" calcext:value-type="float">
            <text:p>6.74039418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6.754922" calcext:value-type="float">
            <text:p>6.754922</text:p>
          </table:table-cell>
          <table:table-cell office:value-type="float" office:value="6.74044882" calcext:value-type="float">
            <text:p>6.74044882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6.76323" calcext:value-type="float">
            <text:p>6.76323</text:p>
          </table:table-cell>
          <table:table-cell office:value-type="float" office:value="6.74023151" calcext:value-type="float">
            <text:p>6.74023151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6.766532" calcext:value-type="float">
            <text:p>6.766532</text:p>
          </table:table-cell>
          <table:table-cell office:value-type="float" office:value="6.73978567" calcext:value-type="float">
            <text:p>6.73978567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6.764279" calcext:value-type="float">
            <text:p>6.764279</text:p>
          </table:table-cell>
          <table:table-cell office:value-type="float" office:value="6.73918507" calcext:value-type="float">
            <text:p>6.73918507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6.756561" calcext:value-type="float">
            <text:p>6.756561</text:p>
          </table:table-cell>
          <table:table-cell office:value-type="float" office:value="6.73853218" calcext:value-type="float">
            <text:p>6.73853218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6.744078" calcext:value-type="float">
            <text:p>6.744078</text:p>
          </table:table-cell>
          <table:table-cell office:value-type="float" office:value="6.73802094" calcext:value-type="float">
            <text:p>6.73802094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.728013" calcext:value-type="float">
            <text:p>6.728013</text:p>
          </table:table-cell>
          <table:table-cell office:value-type="float" office:value="6.73733325" calcext:value-type="float">
            <text:p>6.73733325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6.709774" calcext:value-type="float">
            <text:p>6.709774</text:p>
          </table:table-cell>
          <table:table-cell office:value-type="float" office:value="6.73694238" calcext:value-type="float">
            <text:p>6.73694238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.690567" calcext:value-type="float">
            <text:p>6.690567</text:p>
          </table:table-cell>
          <table:table-cell office:value-type="float" office:value="6.73684349" calcext:value-type="float">
            <text:p>6.73684349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6.670433" calcext:value-type="float">
            <text:p>6.670433</text:p>
          </table:table-cell>
          <table:table-cell office:value-type="float" office:value="6.73706532" calcext:value-type="float">
            <text:p>6.73706532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6.644313" calcext:value-type="float">
            <text:p>6.644313</text:p>
          </table:table-cell>
          <table:table-cell office:value-type="float" office:value="6.73762832" calcext:value-type="float">
            <text:p>6.73762832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6.547305" calcext:value-type="float">
            <text:p>6.547305</text:p>
          </table:table-cell>
          <table:table-cell office:value-type="float" office:value="6.73858958" calcext:value-type="float">
            <text:p>6.73858958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6.78606" calcext:value-type="float">
            <text:p>6.78606</text:p>
          </table:table-cell>
          <table:table-cell office:value-type="float" office:value="6.74064075" calcext:value-type="float">
            <text:p>6.74064075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6.72436" calcext:value-type="float">
            <text:p>6.72436</text:p>
          </table:table-cell>
          <table:table-cell office:value-type="float" office:value="6.74039412" calcext:value-type="float">
            <text:p>6.74039412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6.71986" calcext:value-type="float">
            <text:p>6.71986</text:p>
          </table:table-cell>
          <table:table-cell office:value-type="float" office:value="6.74081431" calcext:value-type="float">
            <text:p>6.74081431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.726964" calcext:value-type="float">
            <text:p>6.726964</text:p>
          </table:table-cell>
          <table:table-cell office:value-type="float" office:value="6.74128329" calcext:value-type="float">
            <text:p>6.74128329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6.738711" calcext:value-type="float">
            <text:p>6.738711</text:p>
          </table:table-cell>
          <table:table-cell office:value-type="float" office:value="6.74163711" calcext:value-type="float">
            <text:p>6.74163711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6.751872" calcext:value-type="float">
            <text:p>6.751872</text:p>
          </table:table-cell>
          <table:table-cell office:value-type="float" office:value="6.7417838" calcext:value-type="float">
            <text:p>6.7417838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6.764156" calcext:value-type="float">
            <text:p>6.764156</text:p>
          </table:table-cell>
          <table:table-cell office:value-type="float" office:value="6.74166989" calcext:value-type="float">
            <text:p>6.74166989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6.773773" calcext:value-type="float">
            <text:p>6.773773</text:p>
          </table:table-cell>
          <table:table-cell office:value-type="float" office:value="6.74127387" calcext:value-type="float">
            <text:p>6.74127387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6.779395" calcext:value-type="float">
            <text:p>6.779395</text:p>
          </table:table-cell>
          <table:table-cell office:value-type="float" office:value="6.74060188" calcext:value-type="float">
            <text:p>6.74060188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6.780203" calcext:value-type="float">
            <text:p>6.780203</text:p>
          </table:table-cell>
          <table:table-cell office:value-type="float" office:value="6.73967884" calcext:value-type="float">
            <text:p>6.73967884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6.775917" calcext:value-type="float">
            <text:p>6.775917</text:p>
          </table:table-cell>
          <table:table-cell office:value-type="float" office:value="6.7385233" calcext:value-type="float">
            <text:p>6.7385233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6.766811" calcext:value-type="float">
            <text:p>6.766811</text:p>
          </table:table-cell>
          <table:table-cell office:value-type="float" office:value="6.73702683" calcext:value-type="float">
            <text:p>6.73702683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6.753687" calcext:value-type="float">
            <text:p>6.753687</text:p>
          </table:table-cell>
          <table:table-cell office:value-type="float" office:value="6.72719492" calcext:value-type="float">
            <text:p>6.72719492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6.737803" calcext:value-type="float">
            <text:p>6.737803</text:p>
          </table:table-cell>
          <table:table-cell office:value-type="float" office:value="6.72724487" calcext:value-type="float">
            <text:p>6.72724487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6.720728" calcext:value-type="float">
            <text:p>6.720728</text:p>
          </table:table-cell>
          <table:table-cell office:value-type="float" office:value="6.72714297" calcext:value-type="float">
            <text:p>6.72714297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.704089" calcext:value-type="float">
            <text:p>6.704089</text:p>
          </table:table-cell>
          <table:table-cell office:value-type="float" office:value="6.72720188" calcext:value-type="float">
            <text:p>6.72720188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.689085" calcext:value-type="float">
            <text:p>6.689085</text:p>
          </table:table-cell>
          <table:table-cell office:value-type="float" office:value="6.72750929" calcext:value-type="float">
            <text:p>6.72750929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6.674491" calcext:value-type="float">
            <text:p>6.674491</text:p>
          </table:table-cell>
          <table:table-cell office:value-type="float" office:value="6.72808787" calcext:value-type="float">
            <text:p>6.72808787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6.383845" calcext:value-type="float">
            <text:p>6.383845</text:p>
          </table:table-cell>
          <table:table-cell office:value-type="float" office:value="6.72894246" calcext:value-type="float">
            <text:p>6.72894246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6.694307" calcext:value-type="float">
            <text:p>6.694307</text:p>
          </table:table-cell>
          <table:table-cell office:value-type="float" office:value="6.73281969" calcext:value-type="float">
            <text:p>6.73281969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6.694029" calcext:value-type="float">
            <text:p>6.694029</text:p>
          </table:table-cell>
          <table:table-cell office:value-type="float" office:value="6.73367665" calcext:value-type="float">
            <text:p>6.73367665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6.701864" calcext:value-type="float">
            <text:p>6.701864</text:p>
          </table:table-cell>
          <table:table-cell office:value-type="float" office:value="6.73457613" calcext:value-type="float">
            <text:p>6.73457613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6.713406" calcext:value-type="float">
            <text:p>6.713406</text:p>
          </table:table-cell>
          <table:table-cell office:value-type="float" office:value="6.73538539" calcext:value-type="float">
            <text:p>6.73538539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6.726538" calcext:value-type="float">
            <text:p>6.726538</text:p>
          </table:table-cell>
          <table:table-cell office:value-type="float" office:value="6.73601476" calcext:value-type="float">
            <text:p>6.73601476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6.739475" calcext:value-type="float">
            <text:p>6.739475</text:p>
          </table:table-cell>
          <table:table-cell office:value-type="float" office:value="6.73640071" calcext:value-type="float">
            <text:p>6.73640071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6.750608" calcext:value-type="float">
            <text:p>6.750608</text:p>
          </table:table-cell>
          <table:table-cell office:value-type="float" office:value="6.73650794" calcext:value-type="float">
            <text:p>6.73650794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.758577" calcext:value-type="float">
            <text:p>6.758577</text:p>
          </table:table-cell>
          <table:table-cell office:value-type="float" office:value="6.73633208" calcext:value-type="float">
            <text:p>6.73633208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6.762389" calcext:value-type="float">
            <text:p>6.762389</text:p>
          </table:table-cell>
          <table:table-cell office:value-type="float" office:value="6.73590008" calcext:value-type="float">
            <text:p>6.73590008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6.761522" calcext:value-type="float">
            <text:p>6.761522</text:p>
          </table:table-cell>
          <table:table-cell office:value-type="float" office:value="6.73526706" calcext:value-type="float">
            <text:p>6.73526706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.755993" calcext:value-type="float">
            <text:p>6.755993</text:p>
          </table:table-cell>
          <table:table-cell office:value-type="float" office:value="6.73450784" calcext:value-type="float">
            <text:p>6.73450784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6.746326" calcext:value-type="float">
            <text:p>6.746326</text:p>
          </table:table-cell>
          <table:table-cell office:value-type="float" office:value="6.73368619" calcext:value-type="float">
            <text:p>6.73368619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6.733429" calcext:value-type="float">
            <text:p>6.733429</text:p>
          </table:table-cell>
          <table:table-cell office:value-type="float" office:value="6.73314463" calcext:value-type="float">
            <text:p>6.73314463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6.71836" calcext:value-type="float">
            <text:p>6.71836</text:p>
          </table:table-cell>
          <table:table-cell office:value-type="float" office:value="6.73266863" calcext:value-type="float">
            <text:p>6.73266863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.701964" calcext:value-type="float">
            <text:p>6.701964</text:p>
          </table:table-cell>
          <table:table-cell office:value-type="float" office:value="6.732419" calcext:value-type="float">
            <text:p>6.732419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6.684123" calcext:value-type="float">
            <text:p>6.684123</text:p>
          </table:table-cell>
          <table:table-cell office:value-type="float" office:value="6.7324581" calcext:value-type="float">
            <text:p>6.7324581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6.660924" calcext:value-type="float">
            <text:p>6.660924</text:p>
          </table:table-cell>
          <table:table-cell office:value-type="float" office:value="6.73282694" calcext:value-type="float">
            <text:p>6.73282694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.597826" calcext:value-type="float">
            <text:p>6.597826</text:p>
          </table:table-cell>
          <table:table-cell office:value-type="float" office:value="6.73358524" calcext:value-type="float">
            <text:p>6.73358524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6.897809" calcext:value-type="float">
            <text:p>6.897809</text:p>
          </table:table-cell>
          <table:table-cell office:value-type="float" office:value="6.73511858" calcext:value-type="float">
            <text:p>6.73511858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.74787" calcext:value-type="float">
            <text:p>6.74787</text:p>
          </table:table-cell>
          <table:table-cell office:value-type="float" office:value="6.73376548" calcext:value-type="float">
            <text:p>6.73376548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.734054" calcext:value-type="float">
            <text:p>6.734054</text:p>
          </table:table-cell>
          <table:table-cell office:value-type="float" office:value="6.73398125" calcext:value-type="float">
            <text:p>6.73398125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.736333" calcext:value-type="float">
            <text:p>6.736333</text:p>
          </table:table-cell>
          <table:table-cell office:value-type="float" office:value="6.73435272" calcext:value-type="float">
            <text:p>6.73435272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.744562" calcext:value-type="float">
            <text:p>6.744562</text:p>
          </table:table-cell>
          <table:table-cell office:value-type="float" office:value="6.73466498" calcext:value-type="float">
            <text:p>6.73466498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6.755041" calcext:value-type="float">
            <text:p>6.755041</text:p>
          </table:table-cell>
          <table:table-cell office:value-type="float" office:value="6.73480856" calcext:value-type="float">
            <text:p>6.73480856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.765391" calcext:value-type="float">
            <text:p>6.765391</text:p>
          </table:table-cell>
          <table:table-cell office:value-type="float" office:value="6.73472018" calcext:value-type="float">
            <text:p>6.73472018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.77379" calcext:value-type="float">
            <text:p>6.77379</text:p>
          </table:table-cell>
          <table:table-cell office:value-type="float" office:value="6.734373" calcext:value-type="float">
            <text:p>6.734373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6.778872" calcext:value-type="float">
            <text:p>6.778872</text:p>
          </table:table-cell>
          <table:table-cell office:value-type="float" office:value="6.73377178" calcext:value-type="float">
            <text:p>6.73377178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6.779777" calcext:value-type="float">
            <text:p>6.779777</text:p>
          </table:table-cell>
          <table:table-cell office:value-type="float" office:value="6.73294443" calcext:value-type="float">
            <text:p>6.73294443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.776205" calcext:value-type="float">
            <text:p>6.776205</text:p>
          </table:table-cell>
          <table:table-cell office:value-type="float" office:value="6.73192201" calcext:value-type="float">
            <text:p>6.73192201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.768445" calcext:value-type="float">
            <text:p>6.768445</text:p>
          </table:table-cell>
          <table:table-cell office:value-type="float" office:value="6.73066578" calcext:value-type="float">
            <text:p>6.73066578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.757352" calcext:value-type="float">
            <text:p>6.757352</text:p>
          </table:table-cell>
          <table:table-cell office:value-type="float" office:value="6.72787526" calcext:value-type="float">
            <text:p>6.72787526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6.744257" calcext:value-type="float">
            <text:p>6.744257</text:p>
          </table:table-cell>
          <table:table-cell office:value-type="float" office:value="6.7280657" calcext:value-type="float">
            <text:p>6.7280657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6.730811" calcext:value-type="float">
            <text:p>6.730811</text:p>
          </table:table-cell>
          <table:table-cell office:value-type="float" office:value="6.72797296" calcext:value-type="float">
            <text:p>6.72797296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.718811" calcext:value-type="float">
            <text:p>6.718811</text:p>
          </table:table-cell>
          <table:table-cell office:value-type="float" office:value="6.72798643" calcext:value-type="float">
            <text:p>6.72798643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.710151" calcext:value-type="float">
            <text:p>6.710151</text:p>
          </table:table-cell>
          <table:table-cell office:value-type="float" office:value="6.72818399" calcext:value-type="float">
            <text:p>6.72818399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6.707751" calcext:value-type="float">
            <text:p>6.707751</text:p>
          </table:table-cell>
          <table:table-cell office:value-type="float" office:value="6.72856876" calcext:value-type="float">
            <text:p>6.72856876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.741992" calcext:value-type="float">
            <text:p>6.741992</text:p>
          </table:table-cell>
          <table:table-cell office:value-type="float" office:value="6.72908773" calcext:value-type="float">
            <text:p>6.72908773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.679857" calcext:value-type="float">
            <text:p>6.679857</text:p>
          </table:table-cell>
          <table:table-cell office:value-type="float" office:value="6.729365" calcext:value-type="float">
            <text:p>6.729365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.695042" calcext:value-type="float">
            <text:p>6.695042</text:p>
          </table:table-cell>
          <table:table-cell office:value-type="float" office:value="6.73033992" calcext:value-type="float">
            <text:p>6.73033992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.706109" calcext:value-type="float">
            <text:p>6.706109</text:p>
          </table:table-cell>
          <table:table-cell office:value-type="float" office:value="6.73120384" calcext:value-type="float">
            <text:p>6.73120384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.717945" calcext:value-type="float">
            <text:p>6.717945</text:p>
          </table:table-cell>
          <table:table-cell office:value-type="float" office:value="6.73195571" calcext:value-type="float">
            <text:p>6.73195571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6.730434" calcext:value-type="float">
            <text:p>6.730434</text:p>
          </table:table-cell>
          <table:table-cell office:value-type="float" office:value="6.73254347" calcext:value-type="float">
            <text:p>6.73254347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.742755" calcext:value-type="float">
            <text:p>6.742755</text:p>
          </table:table-cell>
          <table:table-cell office:value-type="float" office:value="6.73291883" calcext:value-type="float">
            <text:p>6.73291883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.753886" calcext:value-type="float">
            <text:p>6.753886</text:p>
          </table:table-cell>
          <table:table-cell office:value-type="float" office:value="6.7330487" calcext:value-type="float">
            <text:p>6.7330487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.762787" calcext:value-type="float">
            <text:p>6.762787</text:p>
          </table:table-cell>
          <table:table-cell office:value-type="float" office:value="6.73292081" calcext:value-type="float">
            <text:p>6.73292081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.768544" calcext:value-type="float">
            <text:p>6.768544</text:p>
          </table:table-cell>
          <table:table-cell office:value-type="float" office:value="6.73254617" calcext:value-type="float">
            <text:p>6.73254617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.770531" calcext:value-type="float">
            <text:p>6.770531</text:p>
          </table:table-cell>
          <table:table-cell office:value-type="float" office:value="6.73195798" calcext:value-type="float">
            <text:p>6.73195798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.768538" calcext:value-type="float">
            <text:p>6.768538</text:p>
          </table:table-cell>
          <table:table-cell office:value-type="float" office:value="6.73120391" calcext:value-type="float">
            <text:p>6.73120391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.762806" calcext:value-type="float">
            <text:p>6.762806</text:p>
          </table:table-cell>
          <table:table-cell office:value-type="float" office:value="6.73030806" calcext:value-type="float">
            <text:p>6.73030806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6.75395" calcext:value-type="float">
            <text:p>6.75395</text:p>
          </table:table-cell>
          <table:table-cell office:value-type="float" office:value="6.73048532" calcext:value-type="float">
            <text:p>6.73048532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.742744" calcext:value-type="float">
            <text:p>6.742744</text:p>
          </table:table-cell>
          <table:table-cell office:value-type="float" office:value="6.72994002" calcext:value-type="float">
            <text:p>6.72994002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.72974" calcext:value-type="float">
            <text:p>6.72974</text:p>
          </table:table-cell>
          <table:table-cell office:value-type="float" office:value="6.72951465" calcext:value-type="float">
            <text:p>6.72951465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6.714558" calcext:value-type="float">
            <text:p>6.714558</text:p>
          </table:table-cell>
          <table:table-cell office:value-type="float" office:value="6.72930201" calcext:value-type="float">
            <text:p>6.72930201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6.693561" calcext:value-type="float">
            <text:p>6.693561</text:p>
          </table:table-cell>
          <table:table-cell office:value-type="float" office:value="6.72936286" calcext:value-type="float">
            <text:p>6.72936286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.642381" calcext:value-type="float">
            <text:p>6.642381</text:p>
          </table:table-cell>
          <table:table-cell office:value-type="float" office:value="6.72977218" calcext:value-type="float">
            <text:p>6.72977218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7.319112" calcext:value-type="float">
            <text:p>7.319112</text:p>
          </table:table-cell>
          <table:table-cell office:value-type="float" office:value="6.73082803" calcext:value-type="float">
            <text:p>6.73082803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6.79368" calcext:value-type="float">
            <text:p>6.79368</text:p>
          </table:table-cell>
          <table:table-cell office:value-type="float" office:value="6.72522905" calcext:value-type="float">
            <text:p>6.72522905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.765118" calcext:value-type="float">
            <text:p>6.765118</text:p>
          </table:table-cell>
          <table:table-cell office:value-type="float" office:value="6.72496028" calcext:value-type="float">
            <text:p>6.72496028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6.759273" calcext:value-type="float">
            <text:p>6.759273</text:p>
          </table:table-cell>
          <table:table-cell office:value-type="float" office:value="6.72500785" calcext:value-type="float">
            <text:p>6.72500785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.761028" calcext:value-type="float">
            <text:p>6.761028</text:p>
          </table:table-cell>
          <table:table-cell office:value-type="float" office:value="6.72509735" calcext:value-type="float">
            <text:p>6.72509735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.76632" calcext:value-type="float">
            <text:p>6.76632</text:p>
          </table:table-cell>
          <table:table-cell office:value-type="float" office:value="6.72510987" calcext:value-type="float">
            <text:p>6.72510987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.772877" calcext:value-type="float">
            <text:p>6.772877</text:p>
          </table:table-cell>
          <table:table-cell office:value-type="float" office:value="6.72497691" calcext:value-type="float">
            <text:p>6.72497691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6.77889" calcext:value-type="float">
            <text:p>6.77889</text:p>
          </table:table-cell>
          <table:table-cell office:value-type="float" office:value="6.72466641" calcext:value-type="float">
            <text:p>6.72466641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6.782831" calcext:value-type="float">
            <text:p>6.782831</text:p>
          </table:table-cell>
          <table:table-cell office:value-type="float" office:value="6.72417994" calcext:value-type="float">
            <text:p>6.72417994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.783528" calcext:value-type="float">
            <text:p>6.783528</text:p>
          </table:table-cell>
          <table:table-cell office:value-type="float" office:value="6.72354887" calcext:value-type="float">
            <text:p>6.72354887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.780277" calcext:value-type="float">
            <text:p>6.780277</text:p>
          </table:table-cell>
          <table:table-cell office:value-type="float" office:value="6.72282516" calcext:value-type="float">
            <text:p>6.72282516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.772929" calcext:value-type="float">
            <text:p>6.772929</text:p>
          </table:table-cell>
          <table:table-cell office:value-type="float" office:value="6.72205764" calcext:value-type="float">
            <text:p>6.72205764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.76191" calcext:value-type="float">
            <text:p>6.76191</text:p>
          </table:table-cell>
          <table:table-cell office:value-type="float" office:value="6.72111808" calcext:value-type="float">
            <text:p>6.72111808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.74819" calcext:value-type="float">
            <text:p>6.74819</text:p>
          </table:table-cell>
          <table:table-cell office:value-type="float" office:value="6.72111077" calcext:value-type="float">
            <text:p>6.72111077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6.733191" calcext:value-type="float">
            <text:p>6.733191</text:p>
          </table:table-cell>
          <table:table-cell office:value-type="float" office:value="6.72108401" calcext:value-type="float">
            <text:p>6.72108401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6.718646" calcext:value-type="float">
            <text:p>6.718646</text:p>
          </table:table-cell>
          <table:table-cell office:value-type="float" office:value="6.72126779" calcext:value-type="float">
            <text:p>6.72126779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.706472" calcext:value-type="float">
            <text:p>6.706472</text:p>
          </table:table-cell>
          <table:table-cell office:value-type="float" office:value="6.72169536" calcext:value-type="float">
            <text:p>6.72169536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.69899" calcext:value-type="float">
            <text:p>6.69899</text:p>
          </table:table-cell>
          <table:table-cell office:value-type="float" office:value="6.72235041" calcext:value-type="float">
            <text:p>6.72235041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.705437" calcext:value-type="float">
            <text:p>6.705437</text:p>
          </table:table-cell>
          <table:table-cell office:value-type="float" office:value="6.72317791" calcext:value-type="float">
            <text:p>6.72317791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.675309" calcext:value-type="float">
            <text:p>6.675309</text:p>
          </table:table-cell>
          <table:table-cell office:value-type="float" office:value="6.72401916" calcext:value-type="float">
            <text:p>6.72401916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.688926" calcext:value-type="float">
            <text:p>6.688926</text:p>
          </table:table-cell>
          <table:table-cell office:value-type="float" office:value="6.72521122" calcext:value-type="float">
            <text:p>6.72521122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.699885" calcext:value-type="float">
            <text:p>6.699885</text:p>
          </table:table-cell>
          <table:table-cell office:value-type="float" office:value="6.72628033" calcext:value-type="float">
            <text:p>6.72628033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.71275" calcext:value-type="float">
            <text:p>6.71275</text:p>
          </table:table-cell>
          <table:table-cell office:value-type="float" office:value="6.7272115" calcext:value-type="float">
            <text:p>6.7272115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.726733" calcext:value-type="float">
            <text:p>6.726733</text:p>
          </table:table-cell>
          <table:table-cell office:value-type="float" office:value="6.72794221" calcext:value-type="float">
            <text:p>6.72794221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.740439" calcext:value-type="float">
            <text:p>6.740439</text:p>
          </table:table-cell>
          <table:table-cell office:value-type="float" office:value="6.7284202" calcext:value-type="float">
            <text:p>6.7284202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.752422" calcext:value-type="float">
            <text:p>6.752422</text:p>
          </table:table-cell>
          <table:table-cell office:value-type="float" office:value="6.72861418" calcext:value-type="float">
            <text:p>6.72861418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.761397" calcext:value-type="float">
            <text:p>6.761397</text:p>
          </table:table-cell>
          <table:table-cell office:value-type="float" office:value="6.72851865" calcext:value-type="float">
            <text:p>6.72851865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.766379" calcext:value-type="float">
            <text:p>6.766379</text:p>
          </table:table-cell>
          <table:table-cell office:value-type="float" office:value="6.72815563" calcext:value-type="float">
            <text:p>6.72815563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.766758" calcext:value-type="float">
            <text:p>6.766758</text:p>
          </table:table-cell>
          <table:table-cell office:value-type="float" office:value="6.7275734" calcext:value-type="float">
            <text:p>6.7275734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.762346" calcext:value-type="float">
            <text:p>6.762346</text:p>
          </table:table-cell>
          <table:table-cell office:value-type="float" office:value="6.72684198" calcext:value-type="float">
            <text:p>6.72684198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.75338" calcext:value-type="float">
            <text:p>6.75338</text:p>
          </table:table-cell>
          <table:table-cell office:value-type="float" office:value="6.72604142" calcext:value-type="float">
            <text:p>6.72604142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.740481" calcext:value-type="float">
            <text:p>6.740481</text:p>
          </table:table-cell>
          <table:table-cell office:value-type="float" office:value="6.7245173" calcext:value-type="float">
            <text:p>6.7245173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.724554" calcext:value-type="float">
            <text:p>6.724554</text:p>
          </table:table-cell>
          <table:table-cell office:value-type="float" office:value="6.72396408" calcext:value-type="float">
            <text:p>6.72396408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.706574" calcext:value-type="float">
            <text:p>6.706574</text:p>
          </table:table-cell>
          <table:table-cell office:value-type="float" office:value="6.72362267" calcext:value-type="float">
            <text:p>6.72362267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.687091" calcext:value-type="float">
            <text:p>6.687091</text:p>
          </table:table-cell>
          <table:table-cell office:value-type="float" office:value="6.72357185" calcext:value-type="float">
            <text:p>6.72357185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.664649" calcext:value-type="float">
            <text:p>6.664649</text:p>
          </table:table-cell>
          <table:table-cell office:value-type="float" office:value="6.72386132" calcext:value-type="float">
            <text:p>6.72386132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.62627" calcext:value-type="float">
            <text:p>6.62627</text:p>
          </table:table-cell>
          <table:table-cell office:value-type="float" office:value="6.72453485" calcext:value-type="float">
            <text:p>6.72453485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5.78362" calcext:value-type="float">
            <text:p>5.78362</text:p>
          </table:table-cell>
          <table:table-cell office:value-type="float" office:value="6.7257457" calcext:value-type="float">
            <text:p>6.7257457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.758682" calcext:value-type="float">
            <text:p>6.758682</text:p>
          </table:table-cell>
          <table:table-cell office:value-type="float" office:value="6.73551223" calcext:value-type="float">
            <text:p>6.73551223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.727613" calcext:value-type="float">
            <text:p>6.727613</text:p>
          </table:table-cell>
          <table:table-cell office:value-type="float" office:value="6.7356185" calcext:value-type="float">
            <text:p>6.7356185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.726619" calcext:value-type="float">
            <text:p>6.726619</text:p>
          </table:table-cell>
          <table:table-cell office:value-type="float" office:value="6.73607727" calcext:value-type="float">
            <text:p>6.73607727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.73483" calcext:value-type="float">
            <text:p>6.73483</text:p>
          </table:table-cell>
          <table:table-cell office:value-type="float" office:value="6.73653466" calcext:value-type="float">
            <text:p>6.73653466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.746943" calcext:value-type="float">
            <text:p>6.746943</text:p>
          </table:table-cell>
          <table:table-cell office:value-type="float" office:value="6.73684602" calcext:value-type="float">
            <text:p>6.73684602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.75995" calcext:value-type="float">
            <text:p>6.75995</text:p>
          </table:table-cell>
          <table:table-cell office:value-type="float" office:value="6.73692495" calcext:value-type="float">
            <text:p>6.73692495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.771568" calcext:value-type="float">
            <text:p>6.771568</text:p>
          </table:table-cell>
          <table:table-cell office:value-type="float" office:value="6.73672442" calcext:value-type="float">
            <text:p>6.73672442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.780003" calcext:value-type="float">
            <text:p>6.780003</text:p>
          </table:table-cell>
          <table:table-cell office:value-type="float" office:value="6.73623202" calcext:value-type="float">
            <text:p>6.73623202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.783977" calcext:value-type="float">
            <text:p>6.783977</text:p>
          </table:table-cell>
          <table:table-cell office:value-type="float" office:value="6.73546449" calcext:value-type="float">
            <text:p>6.73546449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.78279" calcext:value-type="float">
            <text:p>6.78279</text:p>
          </table:table-cell>
          <table:table-cell office:value-type="float" office:value="6.73445421" calcext:value-type="float">
            <text:p>6.73445421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.776343" calcext:value-type="float">
            <text:p>6.776343</text:p>
          </table:table-cell>
          <table:table-cell office:value-type="float" office:value="6.73320542" calcext:value-type="float">
            <text:p>6.73320542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.765133" calcext:value-type="float">
            <text:p>6.765133</text:p>
          </table:table-cell>
          <table:table-cell office:value-type="float" office:value="6.73136882" calcext:value-type="float">
            <text:p>6.73136882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.750198" calcext:value-type="float">
            <text:p>6.750198</text:p>
          </table:table-cell>
          <table:table-cell office:value-type="float" office:value="6.73247386" calcext:value-type="float">
            <text:p>6.73247386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.733022" calcext:value-type="float">
            <text:p>6.733022</text:p>
          </table:table-cell>
          <table:table-cell office:value-type="float" office:value="6.73239686" calcext:value-type="float">
            <text:p>6.73239686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.715377" calcext:value-type="float">
            <text:p>6.715377</text:p>
          </table:table-cell>
          <table:table-cell office:value-type="float" office:value="6.7323812" calcext:value-type="float">
            <text:p>6.7323812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.699087" calcext:value-type="float">
            <text:p>6.699087</text:p>
          </table:table-cell>
          <table:table-cell office:value-type="float" office:value="6.73258752" calcext:value-type="float">
            <text:p>6.73258752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.6856" calcext:value-type="float">
            <text:p>6.6856</text:p>
          </table:table-cell>
          <table:table-cell office:value-type="float" office:value="6.73305865" calcext:value-type="float">
            <text:p>6.73305865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.673828" calcext:value-type="float">
            <text:p>6.673828</text:p>
          </table:table-cell>
          <table:table-cell office:value-type="float" office:value="6.73378451" calcext:value-type="float">
            <text:p>6.73378451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.69217" calcext:value-type="float">
            <text:p>6.69217</text:p>
          </table:table-cell>
          <table:table-cell office:value-type="float" office:value="6.73474134" calcext:value-type="float">
            <text:p>6.73474134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.685829" calcext:value-type="float">
            <text:p>6.685829</text:p>
          </table:table-cell>
          <table:table-cell office:value-type="float" office:value="6.73560357" calcext:value-type="float">
            <text:p>6.73560357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.693397" calcext:value-type="float">
            <text:p>6.693397</text:p>
          </table:table-cell>
          <table:table-cell office:value-type="float" office:value="6.73658129" calcext:value-type="float">
            <text:p>6.73658129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.705874" calcext:value-type="float">
            <text:p>6.705874</text:p>
          </table:table-cell>
          <table:table-cell office:value-type="float" office:value="6.73749193" calcext:value-type="float">
            <text:p>6.73749193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.721007" calcext:value-type="float">
            <text:p>6.721007</text:p>
          </table:table-cell>
          <table:table-cell office:value-type="float" office:value="6.73824185" calcext:value-type="float">
            <text:p>6.73824185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.736754" calcext:value-type="float">
            <text:p>6.736754</text:p>
          </table:table-cell>
          <table:table-cell office:value-type="float" office:value="6.73876442" calcext:value-type="float">
            <text:p>6.73876442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.75116" calcext:value-type="float">
            <text:p>6.75116</text:p>
          </table:table-cell>
          <table:table-cell office:value-type="float" office:value="6.73902291" calcext:value-type="float">
            <text:p>6.73902291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.762499" calcext:value-type="float">
            <text:p>6.762499</text:p>
          </table:table-cell>
          <table:table-cell office:value-type="float" office:value="6.73901344" calcext:value-type="float">
            <text:p>6.73901344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.769447" calcext:value-type="float">
            <text:p>6.769447</text:p>
          </table:table-cell>
          <table:table-cell office:value-type="float" office:value="6.73876501" calcext:value-type="float">
            <text:p>6.73876501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.771201" calcext:value-type="float">
            <text:p>6.771201</text:p>
          </table:table-cell>
          <table:table-cell office:value-type="float" office:value="6.73833612" calcext:value-type="float">
            <text:p>6.73833612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.767559" calcext:value-type="float">
            <text:p>6.767559</text:p>
          </table:table-cell>
          <table:table-cell office:value-type="float" office:value="6.73780996" calcext:value-type="float">
            <text:p>6.73780996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.75892" calcext:value-type="float">
            <text:p>6.75892</text:p>
          </table:table-cell>
          <table:table-cell office:value-type="float" office:value="6.73729757" calcext:value-type="float">
            <text:p>6.73729757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.746203" calcext:value-type="float">
            <text:p>6.746203</text:p>
          </table:table-cell>
          <table:table-cell office:value-type="float" office:value="6.73721812" calcext:value-type="float">
            <text:p>6.73721812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.730673" calcext:value-type="float">
            <text:p>6.730673</text:p>
          </table:table-cell>
          <table:table-cell office:value-type="float" office:value="6.73668563" calcext:value-type="float">
            <text:p>6.73668563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.713668" calcext:value-type="float">
            <text:p>6.713668</text:p>
          </table:table-cell>
          <table:table-cell office:value-type="float" office:value="6.73643542" calcext:value-type="float">
            <text:p>6.73643542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.696137" calcext:value-type="float">
            <text:p>6.696137</text:p>
          </table:table-cell>
          <table:table-cell office:value-type="float" office:value="6.73645419" calcext:value-type="float">
            <text:p>6.73645419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.677535" calcext:value-type="float">
            <text:p>6.677535</text:p>
          </table:table-cell>
          <table:table-cell office:value-type="float" office:value="6.73675657" calcext:value-type="float">
            <text:p>6.73675657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.650582" calcext:value-type="float">
            <text:p>6.650582</text:p>
          </table:table-cell>
          <table:table-cell office:value-type="float" office:value="6.73736083" calcext:value-type="float">
            <text:p>6.73736083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.489393" calcext:value-type="float">
            <text:p>6.489393</text:p>
          </table:table-cell>
          <table:table-cell office:value-type="float" office:value="6.73834985" calcext:value-type="float">
            <text:p>6.73834985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.776396" calcext:value-type="float">
            <text:p>6.776396</text:p>
          </table:table-cell>
          <table:table-cell office:value-type="float" office:value="6.74105452" calcext:value-type="float">
            <text:p>6.74105452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.734983" calcext:value-type="float">
            <text:p>6.734983</text:p>
          </table:table-cell>
          <table:table-cell office:value-type="float" office:value="6.74096931" calcext:value-type="float">
            <text:p>6.74096931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.732158" calcext:value-type="float">
            <text:p>6.732158</text:p>
          </table:table-cell>
          <table:table-cell office:value-type="float" office:value="6.74134267" calcext:value-type="float">
            <text:p>6.74134267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.738567" calcext:value-type="float">
            <text:p>6.738567</text:p>
          </table:table-cell>
          <table:table-cell office:value-type="float" office:value="6.74174277" calcext:value-type="float">
            <text:p>6.74174277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.748628" calcext:value-type="float">
            <text:p>6.748628</text:p>
          </table:table-cell>
          <table:table-cell office:value-type="float" office:value="6.74202488" calcext:value-type="float">
            <text:p>6.74202488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6.759648" calcext:value-type="float">
            <text:p>6.759648</text:p>
          </table:table-cell>
          <table:table-cell office:value-type="float" office:value="6.74209934" calcext:value-type="float">
            <text:p>6.74209934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.769719" calcext:value-type="float">
            <text:p>6.769719</text:p>
          </table:table-cell>
          <table:table-cell office:value-type="float" office:value="6.74190927" calcext:value-type="float">
            <text:p>6.74190927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.777349" calcext:value-type="float">
            <text:p>6.777349</text:p>
          </table:table-cell>
          <table:table-cell office:value-type="float" office:value="6.74142892" calcext:value-type="float">
            <text:p>6.74142892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.781434" calcext:value-type="float">
            <text:p>6.781434</text:p>
          </table:table-cell>
          <table:table-cell office:value-type="float" office:value="6.74066276" calcext:value-type="float">
            <text:p>6.74066276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.781296" calcext:value-type="float">
            <text:p>6.781296</text:p>
          </table:table-cell>
          <table:table-cell office:value-type="float" office:value="6.73963758" calcext:value-type="float">
            <text:p>6.73963758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.776721" calcext:value-type="float">
            <text:p>6.776721</text:p>
          </table:table-cell>
          <table:table-cell office:value-type="float" office:value="6.73837154" calcext:value-type="float">
            <text:p>6.73837154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.76797" calcext:value-type="float">
            <text:p>6.76797</text:p>
          </table:table-cell>
          <table:table-cell office:value-type="float" office:value="6.73668745" calcext:value-type="float">
            <text:p>6.73668745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.755742" calcext:value-type="float">
            <text:p>6.755742</text:p>
          </table:table-cell>
          <table:table-cell office:value-type="float" office:value="6.73973367" calcext:value-type="float">
            <text:p>6.73973367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.741097" calcext:value-type="float">
            <text:p>6.741097</text:p>
          </table:table-cell>
          <table:table-cell office:value-type="float" office:value="6.73954665" calcext:value-type="float">
            <text:p>6.73954665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.725323" calcext:value-type="float">
            <text:p>6.725323</text:p>
          </table:table-cell>
          <table:table-cell office:value-type="float" office:value="6.73936395" calcext:value-type="float">
            <text:p>6.73936395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.709725" calcext:value-type="float">
            <text:p>6.709725</text:p>
          </table:table-cell>
          <table:table-cell office:value-type="float" office:value="6.73938935" calcext:value-type="float">
            <text:p>6.73938935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.695124" calcext:value-type="float">
            <text:p>6.695124</text:p>
          </table:table-cell>
          <table:table-cell office:value-type="float" office:value="6.7396834" calcext:value-type="float">
            <text:p>6.7396834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.678953" calcext:value-type="float">
            <text:p>6.678953</text:p>
          </table:table-cell>
          <table:table-cell office:value-type="float" office:value="6.74025489" calcext:value-type="float">
            <text:p>6.74025489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.780532" calcext:value-type="float">
            <text:p>6.780532</text:p>
          </table:table-cell>
          <table:table-cell office:value-type="float" office:value="6.74111297" calcext:value-type="float">
            <text:p>6.74111297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.69942" calcext:value-type="float">
            <text:p>6.69942</text:p>
          </table:table-cell>
          <table:table-cell office:value-type="float" office:value="6.74105643" calcext:value-type="float">
            <text:p>6.74105643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.700207" calcext:value-type="float">
            <text:p>6.700207</text:p>
          </table:table-cell>
          <table:table-cell office:value-type="float" office:value="6.74187706" calcext:value-type="float">
            <text:p>6.74187706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.708476" calcext:value-type="float">
            <text:p>6.708476</text:p>
          </table:table-cell>
          <table:table-cell office:value-type="float" office:value="6.74271413" calcext:value-type="float">
            <text:p>6.74271413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.720643" calcext:value-type="float">
            <text:p>6.720643</text:p>
          </table:table-cell>
          <table:table-cell office:value-type="float" office:value="6.74344861" calcext:value-type="float">
            <text:p>6.74344861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.734493" calcext:value-type="float">
            <text:p>6.734493</text:p>
          </table:table-cell>
          <table:table-cell office:value-type="float" office:value="6.74399856" calcext:value-type="float">
            <text:p>6.74399856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.747966" calcext:value-type="float">
            <text:p>6.747966</text:p>
          </table:table-cell>
          <table:table-cell office:value-type="float" office:value="6.74430896" calcext:value-type="float">
            <text:p>6.74430896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.759214" calcext:value-type="float">
            <text:p>6.759214</text:p>
          </table:table-cell>
          <table:table-cell office:value-type="float" office:value="6.74435362" calcext:value-type="float">
            <text:p>6.74435362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.766803" calcext:value-type="float">
            <text:p>6.766803</text:p>
          </table:table-cell>
          <table:table-cell office:value-type="float" office:value="6.74413637" calcext:value-type="float">
            <text:p>6.74413637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.769875" calcext:value-type="float">
            <text:p>6.769875</text:p>
          </table:table-cell>
          <table:table-cell office:value-type="float" office:value="6.74368953" calcext:value-type="float">
            <text:p>6.74368953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.768223" calcext:value-type="float">
            <text:p>6.768223</text:p>
          </table:table-cell>
          <table:table-cell office:value-type="float" office:value="6.74306901" calcext:value-type="float">
            <text:p>6.74306901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.76228" calcext:value-type="float">
            <text:p>6.76228</text:p>
          </table:table-cell>
          <table:table-cell office:value-type="float" office:value="6.74234394" calcext:value-type="float">
            <text:p>6.74234394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.753024" calcext:value-type="float">
            <text:p>6.753024</text:p>
          </table:table-cell>
          <table:table-cell office:value-type="float" office:value="6.74154188" calcext:value-type="float">
            <text:p>6.74154188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.741827" calcext:value-type="float">
            <text:p>6.741827</text:p>
          </table:table-cell>
          <table:table-cell office:value-type="float" office:value="6.74099207" calcext:value-type="float">
            <text:p>6.74099207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.730243" calcext:value-type="float">
            <text:p>6.730243</text:p>
          </table:table-cell>
          <table:table-cell office:value-type="float" office:value="6.74054384" calcext:value-type="float">
            <text:p>6.74054384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6.719724" calcext:value-type="float">
            <text:p>6.719724</text:p>
          </table:table-cell>
          <table:table-cell office:value-type="float" office:value="6.74028569" calcext:value-type="float">
            <text:p>6.74028569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.711157" calcext:value-type="float">
            <text:p>6.711157</text:p>
          </table:table-cell>
          <table:table-cell office:value-type="float" office:value="6.74024905" calcext:value-type="float">
            <text:p>6.74024905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.703525" calcext:value-type="float">
            <text:p>6.703525</text:p>
          </table:table-cell>
          <table:table-cell office:value-type="float" office:value="6.74043661" calcext:value-type="float">
            <text:p>6.74043661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.678973" calcext:value-type="float">
            <text:p>6.678973</text:p>
          </table:table-cell>
          <table:table-cell office:value-type="float" office:value="6.74084197" calcext:value-type="float">
            <text:p>6.74084197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.761179" calcext:value-type="float">
            <text:p>6.761179</text:p>
          </table:table-cell>
          <table:table-cell office:value-type="float" office:value="6.74161904" calcext:value-type="float">
            <text:p>6.74161904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.745514" calcext:value-type="float">
            <text:p>6.745514</text:p>
          </table:table-cell>
          <table:table-cell office:value-type="float" office:value="6.74166958" calcext:value-type="float">
            <text:p>6.74166958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.751569" calcext:value-type="float">
            <text:p>6.751569</text:p>
          </table:table-cell>
          <table:table-cell office:value-type="float" office:value="6.74193069" calcext:value-type="float">
            <text:p>6.74193069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.761403" calcext:value-type="float">
            <text:p>6.761403</text:p>
          </table:table-cell>
          <table:table-cell office:value-type="float" office:value="6.74213796" calcext:value-type="float">
            <text:p>6.74213796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.771977" calcext:value-type="float">
            <text:p>6.771977</text:p>
          </table:table-cell>
          <table:table-cell office:value-type="float" office:value="6.74220623" calcext:value-type="float">
            <text:p>6.74220623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.78174" calcext:value-type="float">
            <text:p>6.78174</text:p>
          </table:table-cell>
          <table:table-cell office:value-type="float" office:value="6.74208556" calcext:value-type="float">
            <text:p>6.74208556</text:p>
          </table:table-cell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.789562" calcext:value-type="float">
            <text:p>6.789562</text:p>
          </table:table-cell>
          <table:table-cell office:value-type="float" office:value="6.74175037" calcext:value-type="float">
            <text:p>6.74175037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.794515" calcext:value-type="float">
            <text:p>6.794515</text:p>
          </table:table-cell>
          <table:table-cell office:value-type="float" office:value="6.74119799" calcext:value-type="float">
            <text:p>6.74119799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.795837" calcext:value-type="float">
            <text:p>6.795837</text:p>
          </table:table-cell>
          <table:table-cell office:value-type="float" office:value="6.74044758" calcext:value-type="float">
            <text:p>6.74044758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.793002" calcext:value-type="float">
            <text:p>6.793002</text:p>
          </table:table-cell>
          <table:table-cell office:value-type="float" office:value="6.73953602" calcext:value-type="float">
            <text:p>6.73953602</text:p>
          </table:table-cell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.785821" calcext:value-type="float">
            <text:p>6.785821</text:p>
          </table:table-cell>
          <table:table-cell office:value-type="float" office:value="6.73850281" calcext:value-type="float">
            <text:p>6.73850281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.774532" calcext:value-type="float">
            <text:p>6.774532</text:p>
          </table:table-cell>
          <table:table-cell office:value-type="float" office:value="6.73731296" calcext:value-type="float">
            <text:p>6.73731296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.759837" calcext:value-type="float">
            <text:p>6.759837</text:p>
          </table:table-cell>
          <table:table-cell office:value-type="float" office:value="6.72658117" calcext:value-type="float">
            <text:p>6.72658117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.742869" calcext:value-type="float">
            <text:p>6.742869</text:p>
          </table:table-cell>
          <table:table-cell office:value-type="float" office:value="6.72650033" calcext:value-type="float">
            <text:p>6.72650033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.725095" calcext:value-type="float">
            <text:p>6.725095</text:p>
          </table:table-cell>
          <table:table-cell office:value-type="float" office:value="6.72649215" calcext:value-type="float">
            <text:p>6.72649215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.708156" calcext:value-type="float">
            <text:p>6.708156</text:p>
          </table:table-cell>
          <table:table-cell office:value-type="float" office:value="6.72674031" calcext:value-type="float">
            <text:p>6.72674031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.693616" calcext:value-type="float">
            <text:p>6.693616</text:p>
          </table:table-cell>
          <table:table-cell office:value-type="float" office:value="6.72728793" calcext:value-type="float">
            <text:p>6.72728793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.68229" calcext:value-type="float">
            <text:p>6.68229</text:p>
          </table:table-cell>
          <table:table-cell office:value-type="float" office:value="6.7281213" calcext:value-type="float">
            <text:p>6.7281213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.600968" calcext:value-type="float">
            <text:p>6.600968</text:p>
          </table:table-cell>
          <table:table-cell office:value-type="float" office:value="6.7291923" calcext:value-type="float">
            <text:p>6.7291923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.685159" calcext:value-type="float">
            <text:p>6.685159</text:p>
          </table:table-cell>
          <table:table-cell office:value-type="float" office:value="6.73116665" calcext:value-type="float">
            <text:p>6.73116665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.690413" calcext:value-type="float">
            <text:p>6.690413</text:p>
          </table:table-cell>
          <table:table-cell office:value-type="float" office:value="6.73234412" calcext:value-type="float">
            <text:p>6.73234412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.701492" calcext:value-type="float">
            <text:p>6.701492</text:p>
          </table:table-cell>
          <table:table-cell office:value-type="float" office:value="6.73346504" calcext:value-type="float">
            <text:p>6.73346504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.716038" calcext:value-type="float">
            <text:p>6.716038</text:p>
          </table:table-cell>
          <table:table-cell office:value-type="float" office:value="6.73442411" calcext:value-type="float">
            <text:p>6.73442411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6.732002" calcext:value-type="float">
            <text:p>6.732002</text:p>
          </table:table-cell>
          <table:table-cell office:value-type="float" office:value="6.73514605" calcext:value-type="float">
            <text:p>6.73514605</text:p>
          </table:table-cell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6.747355" calcext:value-type="float">
            <text:p>6.747355</text:p>
          </table:table-cell>
          <table:table-cell office:value-type="float" office:value="6.7355856" calcext:value-type="float">
            <text:p>6.7355856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6.760273" calcext:value-type="float">
            <text:p>6.760273</text:p>
          </table:table-cell>
          <table:table-cell office:value-type="float" office:value="6.73572946" calcext:value-type="float">
            <text:p>6.73572946</text:p>
          </table:table-cell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6.769309" calcext:value-type="float">
            <text:p>6.769309</text:p>
          </table:table-cell>
          <table:table-cell office:value-type="float" office:value="6.73559584" calcext:value-type="float">
            <text:p>6.73559584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.77349" calcext:value-type="float">
            <text:p>6.77349</text:p>
          </table:table-cell>
          <table:table-cell office:value-type="float" office:value="6.73523229" calcext:value-type="float">
            <text:p>6.73523229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6.772358" calcext:value-type="float">
            <text:p>6.772358</text:p>
          </table:table-cell>
          <table:table-cell office:value-type="float" office:value="6.73471345" calcext:value-type="float">
            <text:p>6.73471345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6.765966" calcext:value-type="float">
            <text:p>6.765966</text:p>
          </table:table-cell>
          <table:table-cell office:value-type="float" office:value="6.73414514" calcext:value-type="float">
            <text:p>6.73414514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6.754836" calcext:value-type="float">
            <text:p>6.754836</text:p>
          </table:table-cell>
          <table:table-cell office:value-type="float" office:value="6.73375645" calcext:value-type="float">
            <text:p>6.73375645</text:p>
          </table:table-cell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6.739897" calcext:value-type="float">
            <text:p>6.739897</text:p>
          </table:table-cell>
          <table:table-cell office:value-type="float" office:value="6.7328201" calcext:value-type="float">
            <text:p>6.7328201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6.722328" calcext:value-type="float">
            <text:p>6.722328</text:p>
          </table:table-cell>
          <table:table-cell office:value-type="float" office:value="6.73232958" calcext:value-type="float">
            <text:p>6.73232958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6.70325" calcext:value-type="float">
            <text:p>6.70325</text:p>
          </table:table-cell>
          <table:table-cell office:value-type="float" office:value="6.73213942" calcext:value-type="float">
            <text:p>6.73213942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6.682949" calcext:value-type="float">
            <text:p>6.682949</text:p>
          </table:table-cell>
          <table:table-cell office:value-type="float" office:value="6.73227144" calcext:value-type="float">
            <text:p>6.73227144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6.657911" calcext:value-type="float">
            <text:p>6.657911</text:p>
          </table:table-cell>
          <table:table-cell office:value-type="float" office:value="6.73274864" calcext:value-type="float">
            <text:p>6.73274864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6.592683" calcext:value-type="float">
            <text:p>6.592683</text:p>
          </table:table-cell>
          <table:table-cell office:value-type="float" office:value="6.73361723" calcext:value-type="float">
            <text:p>6.73361723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.875637" calcext:value-type="float">
            <text:p>6.875637</text:p>
          </table:table-cell>
          <table:table-cell office:value-type="float" office:value="6.73526267" calcext:value-type="float">
            <text:p>6.73526267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6.742498" calcext:value-type="float">
            <text:p>6.742498</text:p>
          </table:table-cell>
          <table:table-cell office:value-type="float" office:value="6.73417223" calcext:value-type="float">
            <text:p>6.73417223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6.731456" calcext:value-type="float">
            <text:p>6.731456</text:p>
          </table:table-cell>
          <table:table-cell office:value-type="float" office:value="6.73446496" calcext:value-type="float">
            <text:p>6.73446496</text:p>
          </table:table-cell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6.736009" calcext:value-type="float">
            <text:p>6.736009</text:p>
          </table:table-cell>
          <table:table-cell office:value-type="float" office:value="6.73487205" calcext:value-type="float">
            <text:p>6.73487205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6.7462" calcext:value-type="float">
            <text:p>6.7462</text:p>
          </table:table-cell>
          <table:table-cell office:value-type="float" office:value="6.73518951" calcext:value-type="float">
            <text:p>6.73518951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6.758186" calcext:value-type="float">
            <text:p>6.758186</text:p>
          </table:table-cell>
          <table:table-cell office:value-type="float" office:value="6.73531801" calcext:value-type="float">
            <text:p>6.73531801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6.769511" calcext:value-type="float">
            <text:p>6.769511</text:p>
          </table:table-cell>
          <table:table-cell office:value-type="float" office:value="6.73520592" calcext:value-type="float">
            <text:p>6.73520592</text:p>
          </table:table-cell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6.778393" calcext:value-type="float">
            <text:p>6.778393</text:p>
          </table:table-cell>
          <table:table-cell office:value-type="float" office:value="6.73483768" calcext:value-type="float">
            <text:p>6.73483768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6.783601" calcext:value-type="float">
            <text:p>6.783601</text:p>
          </table:table-cell>
          <table:table-cell office:value-type="float" office:value="6.73422675" calcext:value-type="float">
            <text:p>6.73422675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6.784461" calcext:value-type="float">
            <text:p>6.784461</text:p>
          </table:table-cell>
          <table:table-cell office:value-type="float" office:value="6.73340568" calcext:value-type="float">
            <text:p>6.73340568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6.780866" calcext:value-type="float">
            <text:p>6.780866</text:p>
          </table:table-cell>
          <table:table-cell office:value-type="float" office:value="6.73240518" calcext:value-type="float">
            <text:p>6.73240518</text:p>
          </table:table-cell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6.773264" calcext:value-type="float">
            <text:p>6.773264</text:p>
          </table:table-cell>
          <table:table-cell office:value-type="float" office:value="6.73117415" calcext:value-type="float">
            <text:p>6.73117415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6.762603" calcext:value-type="float">
            <text:p>6.762603</text:p>
          </table:table-cell>
          <table:table-cell office:value-type="float" office:value="6.72756393" calcext:value-type="float">
            <text:p>6.72756393</text:p>
          </table:table-cell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6.750213" calcext:value-type="float">
            <text:p>6.750213</text:p>
          </table:table-cell>
          <table:table-cell office:value-type="float" office:value="6.72762201" calcext:value-type="float">
            <text:p>6.72762201</text:p>
          </table:table-cell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6.737656" calcext:value-type="float">
            <text:p>6.737656</text:p>
          </table:table-cell>
          <table:table-cell office:value-type="float" office:value="6.72750562" calcext:value-type="float">
            <text:p>6.72750562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6.726558" calcext:value-type="float">
            <text:p>6.726558</text:p>
          </table:table-cell>
          <table:table-cell office:value-type="float" office:value="6.72750685" calcext:value-type="float">
            <text:p>6.72750685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6.718585" calcext:value-type="float">
            <text:p>6.718585</text:p>
          </table:table-cell>
          <table:table-cell office:value-type="float" office:value="6.72769012" calcext:value-type="float">
            <text:p>6.72769012</text:p>
          </table:table-cell>
          <table:table-cell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6.71632" calcext:value-type="float">
            <text:p>6.71632</text:p>
          </table:table-cell>
          <table:table-cell office:value-type="float" office:value="6.72805633" calcext:value-type="float">
            <text:p>6.72805633</text:p>
          </table:table-cell>
          <table:table-cell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6.750975" calcext:value-type="float">
            <text:p>6.750975</text:p>
          </table:table-cell>
          <table:table-cell office:value-type="float" office:value="6.7285554" calcext:value-type="float">
            <text:p>6.7285554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6.692954" calcext:value-type="float">
            <text:p>6.692954</text:p>
          </table:table-cell>
          <table:table-cell office:value-type="float" office:value="6.72880597" calcext:value-type="float">
            <text:p>6.72880597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6.705652" calcext:value-type="float">
            <text:p>6.705652</text:p>
          </table:table-cell>
          <table:table-cell office:value-type="float" office:value="6.72970724" calcext:value-type="float">
            <text:p>6.72970724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6.715545" calcext:value-type="float">
            <text:p>6.715545</text:p>
          </table:table-cell>
          <table:table-cell office:value-type="float" office:value="6.73051328" calcext:value-type="float">
            <text:p>6.73051328</text:p>
          </table:table-cell>
          <table:table-cell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6.726375" calcext:value-type="float">
            <text:p>6.726375</text:p>
          </table:table-cell>
          <table:table-cell office:value-type="float" office:value="6.73120744" calcext:value-type="float">
            <text:p>6.73120744</text:p>
          </table:table-cell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6.737961" calcext:value-type="float">
            <text:p>6.737961</text:p>
          </table:table-cell>
          <table:table-cell office:value-type="float" office:value="6.73173549" calcext:value-type="float">
            <text:p>6.73173549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6.749484" calcext:value-type="float">
            <text:p>6.749484</text:p>
          </table:table-cell>
          <table:table-cell office:value-type="float" office:value="6.73205049" calcext:value-type="float">
            <text:p>6.73205049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6.75986" calcext:value-type="float">
            <text:p>6.75986</text:p>
          </table:table-cell>
          <table:table-cell office:value-type="float" office:value="6.73212387" calcext:value-type="float">
            <text:p>6.73212387</text:p>
          </table:table-cell>
          <table:table-cell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6.767875" calcext:value-type="float">
            <text:p>6.767875</text:p>
          </table:table-cell>
          <table:table-cell office:value-type="float" office:value="6.7319513" calcext:value-type="float">
            <text:p>6.7319513</text:p>
          </table:table-cell>
          <table:table-cell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6.772319" calcext:value-type="float">
            <text:p>6.772319</text:p>
          </table:table-cell>
          <table:table-cell office:value-type="float" office:value="6.7315558" calcext:value-type="float">
            <text:p>6.7315558</text:p>
          </table:table-cell>
          <table:table-cell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6.772168" calcext:value-type="float">
            <text:p>6.772168</text:p>
          </table:table-cell>
          <table:table-cell office:value-type="float" office:value="6.73098861" calcext:value-type="float">
            <text:p>6.73098861</text:p>
          </table:table-cell>
          <table:table-cell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6.766778" calcext:value-type="float">
            <text:p>6.766778</text:p>
          </table:table-cell>
          <table:table-cell office:value-type="float" office:value="6.73032898" calcext:value-type="float">
            <text:p>6.73032898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.756074" calcext:value-type="float">
            <text:p>6.756074</text:p>
          </table:table-cell>
          <table:table-cell office:value-type="float" office:value="6.72969883" calcext:value-type="float">
            <text:p>6.72969883</text:p>
          </table:table-cell>
          <table:table-cell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6.740641" calcext:value-type="float">
            <text:p>6.740641</text:p>
          </table:table-cell>
          <table:table-cell office:value-type="float" office:value="6.72884462" calcext:value-type="float">
            <text:p>6.72884462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6.721684" calcext:value-type="float">
            <text:p>6.721684</text:p>
          </table:table-cell>
          <table:table-cell office:value-type="float" office:value="6.72836468" calcext:value-type="float">
            <text:p>6.72836468</text:p>
          </table:table-cell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6.700733" calcext:value-type="float">
            <text:p>6.700733</text:p>
          </table:table-cell>
          <table:table-cell office:value-type="float" office:value="6.72817105" calcext:value-type="float">
            <text:p>6.72817105</text:p>
          </table:table-cell>
          <table:table-cell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6.678916" calcext:value-type="float">
            <text:p>6.678916</text:p>
          </table:table-cell>
          <table:table-cell office:value-type="float" office:value="6.72830858" calcext:value-type="float">
            <text:p>6.72830858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6.654692" calcext:value-type="float">
            <text:p>6.654692</text:p>
          </table:table-cell>
          <table:table-cell office:value-type="float" office:value="6.72880538" calcext:value-type="float">
            <text:p>6.72880538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6.608312" calcext:value-type="float">
            <text:p>6.608312</text:p>
          </table:table-cell>
          <table:table-cell office:value-type="float" office:value="6.7296897" calcext:value-type="float">
            <text:p>6.7296897</text:p>
          </table:table-cell>
          <table:table-cell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7.072592" calcext:value-type="float">
            <text:p>7.072592</text:p>
          </table:table-cell>
          <table:table-cell office:value-type="float" office:value="6.73117016" calcext:value-type="float">
            <text:p>6.73117016</text:p>
          </table:table-cell>
          <table:table-cell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6.73704" calcext:value-type="float">
            <text:p>6.73704</text:p>
          </table:table-cell>
          <table:table-cell office:value-type="float" office:value="6.72811177" calcext:value-type="float">
            <text:p>6.72811177</text:p>
          </table:table-cell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6.722827" calcext:value-type="float">
            <text:p>6.722827</text:p>
          </table:table-cell>
          <table:table-cell office:value-type="float" office:value="6.72847276" calcext:value-type="float">
            <text:p>6.72847276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6.727863" calcext:value-type="float">
            <text:p>6.727863</text:p>
          </table:table-cell>
          <table:table-cell office:value-type="float" office:value="6.72899287" calcext:value-type="float">
            <text:p>6.72899287</text:p>
          </table:table-cell>
          <table:table-cell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6.73913" calcext:value-type="float">
            <text:p>6.73913</text:p>
          </table:table-cell>
          <table:table-cell office:value-type="float" office:value="6.72943121" calcext:value-type="float">
            <text:p>6.72943121</text:p>
          </table:table-cell>
          <table:table-cell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6.752273" calcext:value-type="float">
            <text:p>6.752273</text:p>
          </table:table-cell>
          <table:table-cell office:value-type="float" office:value="6.72968036" calcext:value-type="float">
            <text:p>6.72968036</text:p>
          </table:table-cell>
          <table:table-cell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6.764761" calcext:value-type="float">
            <text:p>6.764761</text:p>
          </table:table-cell>
          <table:table-cell office:value-type="float" office:value="6.72968359" calcext:value-type="float">
            <text:p>6.72968359</text:p>
          </table:table-cell>
          <table:table-cell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6.774878" calcext:value-type="float">
            <text:p>6.774878</text:p>
          </table:table-cell>
          <table:table-cell office:value-type="float" office:value="6.72941888" calcext:value-type="float">
            <text:p>6.72941888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6.781483" calcext:value-type="float">
            <text:p>6.781483</text:p>
          </table:table-cell>
          <table:table-cell office:value-type="float" office:value="6.7288908" calcext:value-type="float">
            <text:p>6.7288908</text:p>
          </table:table-cell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6.783914" calcext:value-type="float">
            <text:p>6.783914</text:p>
          </table:table-cell>
          <table:table-cell office:value-type="float" office:value="6.72812047" calcext:value-type="float">
            <text:p>6.72812047</text:p>
          </table:table-cell>
          <table:table-cell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6.781924" calcext:value-type="float">
            <text:p>6.781924</text:p>
          </table:table-cell>
          <table:table-cell office:value-type="float" office:value="6.72712514" calcext:value-type="float">
            <text:p>6.72712514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6.775638" calcext:value-type="float">
            <text:p>6.775638</text:p>
          </table:table-cell>
          <table:table-cell office:value-type="float" office:value="6.72584234" calcext:value-type="float">
            <text:p>6.72584234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6.765533" calcext:value-type="float">
            <text:p>6.765533</text:p>
          </table:table-cell>
          <table:table-cell office:value-type="float" office:value="6.72309399" calcext:value-type="float">
            <text:p>6.72309399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.752432" calcext:value-type="float">
            <text:p>6.752432</text:p>
          </table:table-cell>
          <table:table-cell office:value-type="float" office:value="6.72363772" calcext:value-type="float">
            <text:p>6.72363772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6.737489" calcext:value-type="float">
            <text:p>6.737489</text:p>
          </table:table-cell>
          <table:table-cell office:value-type="float" office:value="6.72364752" calcext:value-type="float">
            <text:p>6.72364752</text:p>
          </table:table-cell>
          <table:table-cell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6.722119" calcext:value-type="float">
            <text:p>6.722119</text:p>
          </table:table-cell>
          <table:table-cell office:value-type="float" office:value="6.72371729" calcext:value-type="float">
            <text:p>6.72371729</text:p>
          </table:table-cell>
          <table:table-cell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6.707823" calcext:value-type="float">
            <text:p>6.707823</text:p>
          </table:table-cell>
          <table:table-cell office:value-type="float" office:value="6.7239735" calcext:value-type="float">
            <text:p>6.7239735</text:p>
          </table:table-cell>
          <table:table-cell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6.695716" calcext:value-type="float">
            <text:p>6.695716</text:p>
          </table:table-cell>
          <table:table-cell office:value-type="float" office:value="6.72445383" calcext:value-type="float">
            <text:p>6.72445383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6.682074" calcext:value-type="float">
            <text:p>6.682074</text:p>
          </table:table-cell>
          <table:table-cell office:value-type="float" office:value="6.72515244" calcext:value-type="float">
            <text:p>6.72515244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6.698043" calcext:value-type="float">
            <text:p>6.698043</text:p>
          </table:table-cell>
          <table:table-cell office:value-type="float" office:value="6.72607904" calcext:value-type="float">
            <text:p>6.72607904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6.697004" calcext:value-type="float">
            <text:p>6.697004</text:p>
          </table:table-cell>
          <table:table-cell office:value-type="float" office:value="6.7269157" calcext:value-type="float">
            <text:p>6.7269157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6.704428" calcext:value-type="float">
            <text:p>6.704428</text:p>
          </table:table-cell>
          <table:table-cell office:value-type="float" office:value="6.72779934" calcext:value-type="float">
            <text:p>6.72779934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6.71606" calcext:value-type="float">
            <text:p>6.71606</text:p>
          </table:table-cell>
          <table:table-cell office:value-type="float" office:value="6.72860574" calcext:value-type="float">
            <text:p>6.72860574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.729913" calcext:value-type="float">
            <text:p>6.729913</text:p>
          </table:table-cell>
          <table:table-cell office:value-type="float" office:value="6.72925174" calcext:value-type="float">
            <text:p>6.72925174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6.744061" calcext:value-type="float">
            <text:p>6.744061</text:p>
          </table:table-cell>
          <table:table-cell office:value-type="float" office:value="6.72967729" calcext:value-type="float">
            <text:p>6.72967729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6.75668" calcext:value-type="float">
            <text:p>6.75668</text:p>
          </table:table-cell>
          <table:table-cell office:value-type="float" office:value="6.72984907" calcext:value-type="float">
            <text:p>6.72984907</text:p>
          </table:table-cell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6.766233" calcext:value-type="float">
            <text:p>6.766233</text:p>
          </table:table-cell>
          <table:table-cell office:value-type="float" office:value="6.72976309" calcext:value-type="float">
            <text:p>6.72976309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6.771625" calcext:value-type="float">
            <text:p>6.771625</text:p>
          </table:table-cell>
          <table:table-cell office:value-type="float" office:value="6.72944485" calcext:value-type="float">
            <text:p>6.72944485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6.772296" calcext:value-type="float">
            <text:p>6.772296</text:p>
          </table:table-cell>
          <table:table-cell office:value-type="float" office:value="6.72894761" calcext:value-type="float">
            <text:p>6.72894761</text:p>
          </table:table-cell>
          <table:table-cell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6.76823" calcext:value-type="float">
            <text:p>6.76823</text:p>
          </table:table-cell>
          <table:table-cell office:value-type="float" office:value="6.7283516" calcext:value-type="float">
            <text:p>6.7283516</text:p>
          </table:table-cell>
          <table:table-cell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6.75991" calcext:value-type="float">
            <text:p>6.75991</text:p>
          </table:table-cell>
          <table:table-cell office:value-type="float" office:value="6.72778486" calcext:value-type="float">
            <text:p>6.72778486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6.748221" calcext:value-type="float">
            <text:p>6.748221</text:p>
          </table:table-cell>
          <table:table-cell office:value-type="float" office:value="6.72525472" calcext:value-type="float">
            <text:p>6.72525472</text:p>
          </table:table-cell>
          <table:table-cell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6.734324" calcext:value-type="float">
            <text:p>6.734324</text:p>
          </table:table-cell>
          <table:table-cell office:value-type="float" office:value="6.72463648" calcext:value-type="float">
            <text:p>6.72463648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.719474" calcext:value-type="float">
            <text:p>6.719474</text:p>
          </table:table-cell>
          <table:table-cell office:value-type="float" office:value="6.72428111" calcext:value-type="float">
            <text:p>6.72428111</text:p>
          </table:table-cell>
          <table:table-cell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6.704681" calcext:value-type="float">
            <text:p>6.704681</text:p>
          </table:table-cell>
          <table:table-cell office:value-type="float" office:value="6.72420414" calcext:value-type="float">
            <text:p>6.72420414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6.689681" calcext:value-type="float">
            <text:p>6.689681</text:p>
          </table:table-cell>
          <table:table-cell office:value-type="float" office:value="6.72442318" calcext:value-type="float">
            <text:p>6.72442318</text:p>
          </table:table-cell>
          <table:table-cell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6.666836" calcext:value-type="float">
            <text:p>6.666836</text:p>
          </table:table-cell>
          <table:table-cell office:value-type="float" office:value="6.72494603" calcext:value-type="float">
            <text:p>6.72494603</text:p>
          </table:table-cell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5.701353" calcext:value-type="float">
            <text:p>5.701353</text:p>
          </table:table-cell>
          <table:table-cell office:value-type="float" office:value="6.72583964" calcext:value-type="float">
            <text:p>6.72583964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6.751753" calcext:value-type="float">
            <text:p>6.751753</text:p>
          </table:table-cell>
          <table:table-cell office:value-type="float" office:value="6.7365023" calcext:value-type="float">
            <text:p>6.7365023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6.742051" calcext:value-type="float">
            <text:p>6.742051</text:p>
          </table:table-cell>
          <table:table-cell office:value-type="float" office:value="6.73673401" calcext:value-type="float">
            <text:p>6.73673401</text:p>
          </table:table-cell>
          <table:table-cell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6.749911" calcext:value-type="float">
            <text:p>6.749911</text:p>
          </table:table-cell>
          <table:table-cell office:value-type="float" office:value="6.73708676" calcext:value-type="float">
            <text:p>6.73708676</text:p>
          </table:table-cell>
          <table:table-cell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6.762918" calcext:value-type="float">
            <text:p>6.762918</text:p>
          </table:table-cell>
          <table:table-cell office:value-type="float" office:value="6.73733369" calcext:value-type="float">
            <text:p>6.73733369</text:p>
          </table:table-cell>
          <table:table-cell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6.776953" calcext:value-type="float">
            <text:p>6.776953</text:p>
          </table:table-cell>
          <table:table-cell office:value-type="float" office:value="6.73737535" calcext:value-type="float">
            <text:p>6.73737535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.78939" calcext:value-type="float">
            <text:p>6.78939</text:p>
          </table:table-cell>
          <table:table-cell office:value-type="float" office:value="6.73716122" calcext:value-type="float">
            <text:p>6.73716122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6.798403" calcext:value-type="float">
            <text:p>6.798403</text:p>
          </table:table-cell>
          <table:table-cell office:value-type="float" office:value="6.73667799" calcext:value-type="float">
            <text:p>6.73667799</text:p>
          </table:table-cell>
          <table:table-cell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6.802906" calcext:value-type="float">
            <text:p>6.802906</text:p>
          </table:table-cell>
          <table:table-cell office:value-type="float" office:value="6.73594266" calcext:value-type="float">
            <text:p>6.73594266</text:p>
          </table:table-cell>
          <table:table-cell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6.802505" calcext:value-type="float">
            <text:p>6.802505</text:p>
          </table:table-cell>
          <table:table-cell office:value-type="float" office:value="6.73499295" calcext:value-type="float">
            <text:p>6.73499295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6.797399" calcext:value-type="float">
            <text:p>6.797399</text:p>
          </table:table-cell>
          <table:table-cell office:value-type="float" office:value="6.73387031" calcext:value-type="float">
            <text:p>6.73387031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6.788232" calcext:value-type="float">
            <text:p>6.788232</text:p>
          </table:table-cell>
          <table:table-cell office:value-type="float" office:value="6.73257177" calcext:value-type="float">
            <text:p>6.73257177</text:p>
          </table:table-cell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6.775957" calcext:value-type="float">
            <text:p>6.775957</text:p>
          </table:table-cell>
          <table:table-cell office:value-type="float" office:value="6.73062862" calcext:value-type="float">
            <text:p>6.73062862</text:p>
          </table:table-cell>
          <table:table-cell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6.761741" calcext:value-type="float">
            <text:p>6.761741</text:p>
          </table:table-cell>
          <table:table-cell office:value-type="float" office:value="6.73115671" calcext:value-type="float">
            <text:p>6.73115671</text:p>
          </table:table-cell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6.746911" calcext:value-type="float">
            <text:p>6.746911</text:p>
          </table:table-cell>
          <table:table-cell office:value-type="float" office:value="6.73103335" calcext:value-type="float">
            <text:p>6.73103335</text:p>
          </table:table-cell>
          <table:table-cell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6.732954" calcext:value-type="float">
            <text:p>6.732954</text:p>
          </table:table-cell>
          <table:table-cell office:value-type="float" office:value="6.73100603" calcext:value-type="float">
            <text:p>6.73100603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.721606" calcext:value-type="float">
            <text:p>6.721606</text:p>
          </table:table-cell>
          <table:table-cell office:value-type="float" office:value="6.73119307" calcext:value-type="float">
            <text:p>6.73119307</text:p>
          </table:table-cell>
          <table:table-cell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6.715527" calcext:value-type="float">
            <text:p>6.715527</text:p>
          </table:table-cell>
          <table:table-cell office:value-type="float" office:value="6.73161777" calcext:value-type="float">
            <text:p>6.73161777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6.727097" calcext:value-type="float">
            <text:p>6.727097</text:p>
          </table:table-cell>
          <table:table-cell office:value-type="float" office:value="6.73224188" calcext:value-type="float">
            <text:p>6.73224188</text:p>
          </table:table-cell>
          <table:table-cell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6.661201" calcext:value-type="float">
            <text:p>6.661201</text:p>
          </table:table-cell>
          <table:table-cell office:value-type="float" office:value="6.73287794" calcext:value-type="float">
            <text:p>6.73287794</text:p>
          </table:table-cell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6.690845" calcext:value-type="float">
            <text:p>6.690845</text:p>
          </table:table-cell>
          <table:table-cell office:value-type="float" office:value="6.73426949" calcext:value-type="float">
            <text:p>6.73426949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6.703312" calcext:value-type="float">
            <text:p>6.703312</text:p>
          </table:table-cell>
          <table:table-cell office:value-type="float" office:value="6.73541569" calcext:value-type="float">
            <text:p>6.73541569</text:p>
          </table:table-cell>
          <table:table-cell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6.716452" calcext:value-type="float">
            <text:p>6.716452</text:p>
          </table:table-cell>
          <table:table-cell office:value-type="float" office:value="6.73643554" calcext:value-type="float">
            <text:p>6.73643554</text:p>
          </table:table-cell>
          <table:table-cell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6.730669" calcext:value-type="float">
            <text:p>6.730669</text:p>
          </table:table-cell>
          <table:table-cell office:value-type="float" office:value="6.73726965" calcext:value-type="float">
            <text:p>6.73726965</text:p>
          </table:table-cell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6.74477" calcext:value-type="float">
            <text:p>6.74477</text:p>
          </table:table-cell>
          <table:table-cell office:value-type="float" office:value="6.73786161" calcext:value-type="float">
            <text:p>6.73786161</text:p>
          </table:table-cell>
          <table:table-cell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6.757227" calcext:value-type="float">
            <text:p>6.757227</text:p>
          </table:table-cell>
          <table:table-cell office:value-type="float" office:value="6.7381793" calcext:value-type="float">
            <text:p>6.7381793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6.766593" calcext:value-type="float">
            <text:p>6.766593</text:p>
          </table:table-cell>
          <table:table-cell office:value-type="float" office:value="6.73822151" calcext:value-type="float">
            <text:p>6.73822151</text:p>
          </table:table-cell>
          <table:table-cell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6.771771" calcext:value-type="float">
            <text:p>6.771771</text:p>
          </table:table-cell>
          <table:table-cell office:value-type="float" office:value="6.73801835" calcext:value-type="float">
            <text:p>6.73801835</text:p>
          </table:table-cell>
          <table:table-cell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6.772165" calcext:value-type="float">
            <text:p>6.772165</text:p>
          </table:table-cell>
          <table:table-cell office:value-type="float" office:value="6.73762765" calcext:value-type="float">
            <text:p>6.73762765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6.767755" calcext:value-type="float">
            <text:p>6.767755</text:p>
          </table:table-cell>
          <table:table-cell office:value-type="float" office:value="6.73713052" calcext:value-type="float">
            <text:p>6.73713052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6.75905" calcext:value-type="float">
            <text:p>6.75905</text:p>
          </table:table-cell>
          <table:table-cell office:value-type="float" office:value="6.73663908" calcext:value-type="float">
            <text:p>6.73663908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6.746977" calcext:value-type="float">
            <text:p>6.746977</text:p>
          </table:table-cell>
          <table:table-cell office:value-type="float" office:value="6.73753205" calcext:value-type="float">
            <text:p>6.73753205</text:p>
          </table:table-cell>
          <table:table-cell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6.732687" calcext:value-type="float">
            <text:p>6.732687</text:p>
          </table:table-cell>
          <table:table-cell office:value-type="float" office:value="6.73701983" calcext:value-type="float">
            <text:p>6.73701983</text:p>
          </table:table-cell>
          <table:table-cell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6.7173" calcext:value-type="float">
            <text:p>6.7173</text:p>
          </table:table-cell>
          <table:table-cell office:value-type="float" office:value="6.73675144" calcext:value-type="float">
            <text:p>6.73675144</text:p>
          </table:table-cell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6.701494" calcext:value-type="float">
            <text:p>6.701494</text:p>
          </table:table-cell>
          <table:table-cell office:value-type="float" office:value="6.73673872" calcext:value-type="float">
            <text:p>6.73673872</text:p>
          </table:table-cell>
          <table:table-cell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6.684411" calcext:value-type="float">
            <text:p>6.684411</text:p>
          </table:table-cell>
          <table:table-cell office:value-type="float" office:value="6.73700461" calcext:value-type="float">
            <text:p>6.73700461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.657763" calcext:value-type="float">
            <text:p>6.657763</text:p>
          </table:table-cell>
          <table:table-cell office:value-type="float" office:value="6.7375725" calcext:value-type="float">
            <text:p>6.7375725</text:p>
          </table:table-cell>
          <table:table-cell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6.412242" calcext:value-type="float">
            <text:p>6.412242</text:p>
          </table:table-cell>
          <table:table-cell office:value-type="float" office:value="6.73853481" calcext:value-type="float">
            <text:p>6.73853481</text:p>
          </table:table-cell>
          <table:table-cell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6.768411" calcext:value-type="float">
            <text:p>6.768411</text:p>
          </table:table-cell>
          <table:table-cell office:value-type="float" office:value="6.74206184" calcext:value-type="float">
            <text:p>6.74206184</text:p>
          </table:table-cell>
          <table:table-cell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6.738574" calcext:value-type="float">
            <text:p>6.738574</text:p>
          </table:table-cell>
          <table:table-cell office:value-type="float" office:value="6.74210444" calcext:value-type="float">
            <text:p>6.74210444</text:p>
          </table:table-cell>
          <table:table-cell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6.737779" calcext:value-type="float">
            <text:p>6.737779</text:p>
          </table:table-cell>
          <table:table-cell office:value-type="float" office:value="6.74248012" calcext:value-type="float">
            <text:p>6.74248012</text:p>
          </table:table-cell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6.744885" calcext:value-type="float">
            <text:p>6.744885</text:p>
          </table:table-cell>
          <table:table-cell office:value-type="float" office:value="6.7428506" calcext:value-type="float">
            <text:p>6.7428506</text:p>
          </table:table-cell>
          <table:table-cell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6.755206" calcext:value-type="float">
            <text:p>6.755206</text:p>
          </table:table-cell>
          <table:table-cell office:value-type="float" office:value="6.74308921" calcext:value-type="float">
            <text:p>6.74308921</text:p>
          </table:table-cell>
          <table:table-cell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6.766227" calcext:value-type="float">
            <text:p>6.766227</text:p>
          </table:table-cell>
          <table:table-cell office:value-type="float" office:value="6.74312136" calcext:value-type="float">
            <text:p>6.74312136</text:p>
          </table:table-cell>
          <table:table-cell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6.776032" calcext:value-type="float">
            <text:p>6.776032</text:p>
          </table:table-cell>
          <table:table-cell office:value-type="float" office:value="6.74290651" calcext:value-type="float">
            <text:p>6.74290651</text:p>
          </table:table-cell>
          <table:table-cell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6.783081" calcext:value-type="float">
            <text:p>6.783081</text:p>
          </table:table-cell>
          <table:table-cell office:value-type="float" office:value="6.74243353" calcext:value-type="float">
            <text:p>6.74243353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.786256" calcext:value-type="float">
            <text:p>6.786256</text:p>
          </table:table-cell>
          <table:table-cell office:value-type="float" office:value="6.7417147" calcext:value-type="float">
            <text:p>6.7417147</text:p>
          </table:table-cell>
          <table:table-cell table:number-columns-repeated="2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6.784961" calcext:value-type="float">
            <text:p>6.784961</text:p>
          </table:table-cell>
          <table:table-cell office:value-type="float" office:value="6.74077136" calcext:value-type="float">
            <text:p>6.74077136</text:p>
          </table:table-cell>
          <table:table-cell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6.77918" calcext:value-type="float">
            <text:p>6.77918</text:p>
          </table:table-cell>
          <table:table-cell office:value-type="float" office:value="6.7395878" calcext:value-type="float">
            <text:p>6.7395878</text:p>
          </table:table-cell>
          <table:table-cell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6.769461" calcext:value-type="float">
            <text:p>6.769461</text:p>
          </table:table-cell>
          <table:table-cell office:value-type="float" office:value="6.73776902" calcext:value-type="float">
            <text:p>6.73776902</text:p>
          </table:table-cell>
          <table:table-cell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6.756822" calcext:value-type="float">
            <text:p>6.756822</text:p>
          </table:table-cell>
          <table:table-cell office:value-type="float" office:value="6.73920322" calcext:value-type="float">
            <text:p>6.73920322</text:p>
          </table:table-cell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6.742603" calcext:value-type="float">
            <text:p>6.742603</text:p>
          </table:table-cell>
          <table:table-cell office:value-type="float" office:value="6.73920508" calcext:value-type="float">
            <text:p>6.73920508</text:p>
          </table:table-cell>
          <table:table-cell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6.728325" calcext:value-type="float">
            <text:p>6.728325</text:p>
          </table:table-cell>
          <table:table-cell office:value-type="float" office:value="6.73919203" calcext:value-type="float">
            <text:p>6.73919203</text:p>
          </table:table-cell>
          <table:table-cell table:number-columns-repeated="2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6.7156" calcext:value-type="float">
            <text:p>6.7156</text:p>
          </table:table-cell>
          <table:table-cell office:value-type="float" office:value="6.73933554" calcext:value-type="float">
            <text:p>6.73933554</text:p>
          </table:table-cell>
          <table:table-cell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6.706205" calcext:value-type="float">
            <text:p>6.706205</text:p>
          </table:table-cell>
          <table:table-cell office:value-type="float" office:value="6.73968614" calcext:value-type="float">
            <text:p>6.73968614</text:p>
          </table:table-cell>
          <table:table-cell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6.703763" calcext:value-type="float">
            <text:p>6.703763</text:p>
          </table:table-cell>
          <table:table-cell office:value-type="float" office:value="6.74023926" calcext:value-type="float">
            <text:p>6.74023926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.670653" calcext:value-type="float">
            <text:p>6.670653</text:p>
          </table:table-cell>
          <table:table-cell office:value-type="float" office:value="6.74092981" calcext:value-type="float">
            <text:p>6.74092981</text:p>
          </table:table-cell>
          <table:table-cell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6.692647" calcext:value-type="float">
            <text:p>6.692647</text:p>
          </table:table-cell>
          <table:table-cell office:value-type="float" office:value="6.74204905" calcext:value-type="float">
            <text:p>6.74204905</text:p>
          </table:table-cell>
          <table:table-cell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6.702321" calcext:value-type="float">
            <text:p>6.702321</text:p>
          </table:table-cell>
          <table:table-cell office:value-type="float" office:value="6.74301424" calcext:value-type="float">
            <text:p>6.74301424</text:p>
          </table:table-cell>
          <table:table-cell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6.714486" calcext:value-type="float">
            <text:p>6.714486</text:p>
          </table:table-cell>
          <table:table-cell office:value-type="float" office:value="6.74390513" calcext:value-type="float">
            <text:p>6.74390513</text:p>
          </table:table-cell>
          <table:table-cell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6.728596" calcext:value-type="float">
            <text:p>6.728596</text:p>
          </table:table-cell>
          <table:table-cell office:value-type="float" office:value="6.7446476" calcext:value-type="float">
            <text:p>6.7446476</text:p>
          </table:table-cell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6.743124" calcext:value-type="float">
            <text:p>6.743124</text:p>
          </table:table-cell>
          <table:table-cell office:value-type="float" office:value="6.74517409" calcext:value-type="float">
            <text:p>6.74517409</text:p>
          </table:table-cell>
          <table:table-cell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6.756358" calcext:value-type="float">
            <text:p>6.756358</text:p>
          </table:table-cell>
          <table:table-cell office:value-type="float" office:value="6.74544034" calcext:value-type="float">
            <text:p>6.74544034</text:p>
          </table:table-cell>
          <table:table-cell table:number-columns-repeated="2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6.766753" calcext:value-type="float">
            <text:p>6.766753</text:p>
          </table:table-cell>
          <table:table-cell office:value-type="float" office:value="6.74543305" calcext:value-type="float">
            <text:p>6.74543305</text:p>
          </table:table-cell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6.773139" calcext:value-type="float">
            <text:p>6.773139</text:p>
          </table:table-cell>
          <table:table-cell office:value-type="float" office:value="6.7451721" calcext:value-type="float">
            <text:p>6.7451721</text:p>
          </table:table-cell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6.774838" calcext:value-type="float">
            <text:p>6.774838</text:p>
          </table:table-cell>
          <table:table-cell office:value-type="float" office:value="6.7447087" calcext:value-type="float">
            <text:p>6.7447087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.771697" calcext:value-type="float">
            <text:p>6.771697</text:p>
          </table:table-cell>
          <table:table-cell office:value-type="float" office:value="6.74412197" calcext:value-type="float">
            <text:p>6.74412197</text:p>
          </table:table-cell>
          <table:table-cell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6.764045" calcext:value-type="float">
            <text:p>6.764045</text:p>
          </table:table-cell>
          <table:table-cell office:value-type="float" office:value="6.74352584" calcext:value-type="float">
            <text:p>6.74352584</text:p>
          </table:table-cell>
          <table:table-cell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6.752596" calcext:value-type="float">
            <text:p>6.752596</text:p>
          </table:table-cell>
          <table:table-cell office:value-type="float" office:value="6.74341404" calcext:value-type="float">
            <text:p>6.74341404</text:p>
          </table:table-cell>
          <table:table-cell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6.73829" calcext:value-type="float">
            <text:p>6.73829</text:p>
          </table:table-cell>
          <table:table-cell office:value-type="float" office:value="6.74270167" calcext:value-type="float">
            <text:p>6.74270167</text:p>
          </table:table-cell>
          <table:table-cell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6.72207" calcext:value-type="float">
            <text:p>6.72207</text:p>
          </table:table-cell>
          <table:table-cell office:value-type="float" office:value="6.74227873" calcext:value-type="float">
            <text:p>6.74227873</text:p>
          </table:table-cell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6.70445" calcext:value-type="float">
            <text:p>6.70445</text:p>
          </table:table-cell>
          <table:table-cell office:value-type="float" office:value="6.7421367" calcext:value-type="float">
            <text:p>6.7421367</text:p>
          </table:table-cell>
          <table:table-cell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6.684381" calcext:value-type="float">
            <text:p>6.684381</text:p>
          </table:table-cell>
          <table:table-cell office:value-type="float" office:value="6.74230546" calcext:value-type="float">
            <text:p>6.74230546</text:p>
          </table:table-cell>
          <table:table-cell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6.653644" calcext:value-type="float">
            <text:p>6.653644</text:p>
          </table:table-cell>
          <table:table-cell office:value-type="float" office:value="6.74282002" calcext:value-type="float">
            <text:p>6.74282002</text:p>
          </table:table-cell>
          <table:table-cell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6.500803" calcext:value-type="float">
            <text:p>6.500803</text:p>
          </table:table-cell>
          <table:table-cell office:value-type="float" office:value="6.74378372" calcext:value-type="float">
            <text:p>6.74378372</text:p>
          </table:table-cell>
          <table:table-cell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6.819906" calcext:value-type="float">
            <text:p>6.819906</text:p>
          </table:table-cell>
          <table:table-cell office:value-type="float" office:value="6.74639821" calcext:value-type="float">
            <text:p>6.74639821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.753412" calcext:value-type="float">
            <text:p>6.753412</text:p>
          </table:table-cell>
          <table:table-cell office:value-type="float" office:value="6.74590969" calcext:value-type="float">
            <text:p>6.74590969</text:p>
          </table:table-cell>
          <table:table-cell table:number-columns-repeated="2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6.744466" calcext:value-type="float">
            <text:p>6.744466</text:p>
          </table:table-cell>
          <table:table-cell office:value-type="float" office:value="6.74612863" calcext:value-type="float">
            <text:p>6.74612863</text:p>
          </table:table-cell>
          <table:table-cell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6.74774" calcext:value-type="float">
            <text:p>6.74774</text:p>
          </table:table-cell>
          <table:table-cell office:value-type="float" office:value="6.74642868" calcext:value-type="float">
            <text:p>6.74642868</text:p>
          </table:table-cell>
          <table:table-cell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6.755856" calcext:value-type="float">
            <text:p>6.755856</text:p>
          </table:table-cell>
          <table:table-cell office:value-type="float" office:value="6.74663807" calcext:value-type="float">
            <text:p>6.74663807</text:p>
          </table:table-cell>
          <table:table-cell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6.765577" calcext:value-type="float">
            <text:p>6.765577</text:p>
          </table:table-cell>
          <table:table-cell office:value-type="float" office:value="6.74666619" calcext:value-type="float">
            <text:p>6.74666619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6.774734" calcext:value-type="float">
            <text:p>6.774734</text:p>
          </table:table-cell>
          <table:table-cell office:value-type="float" office:value="6.74646628" calcext:value-type="float">
            <text:p>6.74646628</text:p>
          </table:table-cell>
          <table:table-cell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6.781709" calcext:value-type="float">
            <text:p>6.781709</text:p>
          </table:table-cell>
          <table:table-cell office:value-type="float" office:value="6.74602568" calcext:value-type="float">
            <text:p>6.74602568</text:p>
          </table:table-cell>
          <table:table-cell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6.785368" calcext:value-type="float">
            <text:p>6.785368</text:p>
          </table:table-cell>
          <table:table-cell office:value-type="float" office:value="6.74535706" calcext:value-type="float">
            <text:p>6.74535706</text:p>
          </table:table-cell>
          <table:table-cell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6.785068" calcext:value-type="float">
            <text:p>6.785068</text:p>
          </table:table-cell>
          <table:table-cell office:value-type="float" office:value="6.74448313" calcext:value-type="float">
            <text:p>6.74448313</text:p>
          </table:table-cell>
          <table:table-cell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6.78066" calcext:value-type="float">
            <text:p>6.78066</text:p>
          </table:table-cell>
          <table:table-cell office:value-type="float" office:value="6.74339779" calcext:value-type="float">
            <text:p>6.74339779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.772468" calcext:value-type="float">
            <text:p>6.772468</text:p>
          </table:table-cell>
          <table:table-cell office:value-type="float" office:value="6.74184233" calcext:value-type="float">
            <text:p>6.74184233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6.761239" calcext:value-type="float">
            <text:p>6.761239</text:p>
          </table:table-cell>
          <table:table-cell office:value-type="float" office:value="6.74556709" calcext:value-type="float">
            <text:p>6.74556709</text:p>
          </table:table-cell>
          <table:table-cell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6.748082" calcext:value-type="float">
            <text:p>6.748082</text:p>
          </table:table-cell>
          <table:table-cell office:value-type="float" office:value="6.7457127" calcext:value-type="float">
            <text:p>6.7457127</text:p>
          </table:table-cell>
          <table:table-cell table:number-columns-repeated="2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6.734409" calcext:value-type="float">
            <text:p>6.734409</text:p>
          </table:table-cell>
          <table:table-cell office:value-type="float" office:value="6.74576859" calcext:value-type="float">
            <text:p>6.74576859</text:p>
          </table:table-cell>
          <table:table-cell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6.721901" calcext:value-type="float">
            <text:p>6.721901</text:p>
          </table:table-cell>
          <table:table-cell office:value-type="float" office:value="6.74594817" calcext:value-type="float">
            <text:p>6.74594817</text:p>
          </table:table-cell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6.712695" calcext:value-type="float">
            <text:p>6.712695</text:p>
          </table:table-cell>
          <table:table-cell office:value-type="float" office:value="6.74630944" calcext:value-type="float">
            <text:p>6.74630944</text:p>
          </table:table-cell>
          <table:table-cell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6.711556" calcext:value-type="float">
            <text:p>6.711556</text:p>
          </table:table-cell>
          <table:table-cell office:value-type="float" office:value="6.74684835" calcext:value-type="float">
            <text:p>6.74684835</text:p>
          </table:table-cell>
          <table:table-cell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6.506896" calcext:value-type="float">
            <text:p>6.506896</text:p>
          </table:table-cell>
          <table:table-cell office:value-type="float" office:value="6.74748998" calcext:value-type="float">
            <text:p>6.74748998</text:p>
          </table:table-cell>
          <table:table-cell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6.686397" calcext:value-type="float">
            <text:p>6.686397</text:p>
          </table:table-cell>
          <table:table-cell office:value-type="float" office:value="6.75025758" calcext:value-type="float">
            <text:p>6.75025758</text:p>
          </table:table-cell>
          <table:table-cell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6.698787" calcext:value-type="float">
            <text:p>6.698787</text:p>
          </table:table-cell>
          <table:table-cell office:value-type="float" office:value="6.75128354" calcext:value-type="float">
            <text:p>6.75128354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.711777" calcext:value-type="float">
            <text:p>6.711777</text:p>
          </table:table-cell>
          <table:table-cell office:value-type="float" office:value="6.75220299" calcext:value-type="float">
            <text:p>6.75220299</text:p>
          </table:table-cell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6.726585" calcext:value-type="float">
            <text:p>6.726585</text:p>
          </table:table-cell>
          <table:table-cell office:value-type="float" office:value="6.75296895" calcext:value-type="float">
            <text:p>6.75296895</text:p>
          </table:table-cell>
          <table:table-cell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6.741966" calcext:value-type="float">
            <text:p>6.741966</text:p>
          </table:table-cell>
          <table:table-cell office:value-type="float" office:value="6.7535228" calcext:value-type="float">
            <text:p>6.7535228</text:p>
          </table:table-cell>
          <table:table-cell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6.756197" calcext:value-type="float">
            <text:p>6.756197</text:p>
          </table:table-cell>
          <table:table-cell office:value-type="float" office:value="6.75382447" calcext:value-type="float">
            <text:p>6.75382447</text:p>
          </table:table-cell>
          <table:table-cell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6.767619" calcext:value-type="float">
            <text:p>6.767619</text:p>
          </table:table-cell>
          <table:table-cell office:value-type="float" office:value="6.75386192" calcext:value-type="float">
            <text:p>6.75386192</text:p>
          </table:table-cell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6.774924" calcext:value-type="float">
            <text:p>6.774924</text:p>
          </table:table-cell>
          <table:table-cell office:value-type="float" office:value="6.75365386" calcext:value-type="float">
            <text:p>6.75365386</text:p>
          </table:table-cell>
          <table:table-cell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6.777326" calcext:value-type="float">
            <text:p>6.777326</text:p>
          </table:table-cell>
          <table:table-cell office:value-type="float" office:value="6.75324796" calcext:value-type="float">
            <text:p>6.75324796</text:p>
          </table:table-cell>
          <table:table-cell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6.774604" calcext:value-type="float">
            <text:p>6.774604</text:p>
          </table:table-cell>
          <table:table-cell office:value-type="float" office:value="6.75271678" calcext:value-type="float">
            <text:p>6.75271678</text:p>
          </table:table-cell>
          <table:table-cell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6.767084" calcext:value-type="float">
            <text:p>6.767084</text:p>
          </table:table-cell>
          <table:table-cell office:value-type="float" office:value="6.75215838" calcext:value-type="float">
            <text:p>6.75215838</text:p>
          </table:table-cell>
          <table:table-cell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6.75554" calcext:value-type="float">
            <text:p>6.75554</text:p>
          </table:table-cell>
          <table:table-cell office:value-type="float" office:value="6.7518066" calcext:value-type="float">
            <text:p>6.7518066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.741067" calcext:value-type="float">
            <text:p>6.741067</text:p>
          </table:table-cell>
          <table:table-cell office:value-type="float" office:value="6.75116319" calcext:value-type="float">
            <text:p>6.75116319</text:p>
          </table:table-cell>
          <table:table-cell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6.72487" calcext:value-type="float">
            <text:p>6.72487</text:p>
          </table:table-cell>
          <table:table-cell office:value-type="float" office:value="6.7512651717" calcext:value-type="float">
            <text:p>6.7512651717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6.707935" calcext:value-type="float">
            <text:p>6.707935</text:p>
          </table:table-cell>
          <table:table-cell office:value-type="float" office:value="6.7515345102" calcext:value-type="float">
            <text:p>6.7515345102</text:p>
          </table:table-cell>
          <table:table-cell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6.690241" calcext:value-type="float">
            <text:p>6.690241</text:p>
          </table:table-cell>
          <table:table-cell office:value-type="float" office:value="6.7519839897" calcext:value-type="float">
            <text:p>6.7519839897</text:p>
          </table:table-cell>
          <table:table-cell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6.667545" calcext:value-type="float">
            <text:p>6.667545</text:p>
          </table:table-cell>
          <table:table-cell office:value-type="float" office:value="6.7526271458" calcext:value-type="float">
            <text:p>6.7526271458</text:p>
          </table:table-cell>
          <table:table-cell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6.593917" calcext:value-type="float">
            <text:p>6.593917</text:p>
          </table:table-cell>
          <table:table-cell office:value-type="float" office:value="6.7535227474" calcext:value-type="float">
            <text:p>6.7535227474</text:p>
          </table:table-cell>
          <table:table-cell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6.828766" calcext:value-type="float">
            <text:p>6.828766</text:p>
          </table:table-cell>
          <table:table-cell office:value-type="float" office:value="6.7552206809" calcext:value-type="float">
            <text:p>6.7552206809</text:p>
          </table:table-cell>
          <table:table-cell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6.749405" calcext:value-type="float">
            <text:p>6.749405</text:p>
          </table:table-cell>
          <table:table-cell office:value-type="float" office:value="6.754429871" calcext:value-type="float">
            <text:p>6.754429871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6.744179" calcext:value-type="float">
            <text:p>6.744179</text:p>
          </table:table-cell>
          <table:table-cell office:value-type="float" office:value="6.7544844891" calcext:value-type="float">
            <text:p>6.7544844891</text:p>
          </table:table-cell>
          <table:table-cell table:number-columns-repeated="2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6.751658" calcext:value-type="float">
            <text:p>6.751658</text:p>
          </table:table-cell>
          <table:table-cell office:value-type="float" office:value="6.7545977363" calcext:value-type="float">
            <text:p>6.7545977363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.764076" calcext:value-type="float">
            <text:p>6.764076</text:p>
          </table:table-cell>
          <table:table-cell office:value-type="float" office:value="6.7546304" calcext:value-type="float">
            <text:p>6.7546304</text:p>
          </table:table-cell>
          <table:table-cell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6.777938" calcext:value-type="float">
            <text:p>6.777938</text:p>
          </table:table-cell>
          <table:table-cell office:value-type="float" office:value="6.7545242697" calcext:value-type="float">
            <text:p>6.7545242697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6.790703" calcext:value-type="float">
            <text:p>6.790703</text:p>
          </table:table-cell>
          <table:table-cell office:value-type="float" office:value="6.7542582045" calcext:value-type="float">
            <text:p>6.7542582045</text:p>
          </table:table-cell>
          <table:table-cell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6.800356" calcext:value-type="float">
            <text:p>6.800356</text:p>
          </table:table-cell>
          <table:table-cell office:value-type="float" office:value="6.7538392989" calcext:value-type="float">
            <text:p>6.7538392989</text:p>
          </table:table-cell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6.805465" calcext:value-type="float">
            <text:p>6.805465</text:p>
          </table:table-cell>
          <table:table-cell office:value-type="float" office:value="6.753298407" calcext:value-type="float">
            <text:p>6.753298407</text:p>
          </table:table-cell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6.805297" calcext:value-type="float">
            <text:p>6.805297</text:p>
          </table:table-cell>
          <table:table-cell office:value-type="float" office:value="6.7526846824" calcext:value-type="float">
            <text:p>6.7526846824</text:p>
          </table:table-cell>
          <table:table-cell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6.799863" calcext:value-type="float">
            <text:p>6.799863</text:p>
          </table:table-cell>
          <table:table-cell office:value-type="float" office:value="6.7520583452" calcext:value-type="float">
            <text:p>6.7520583452</text:p>
          </table:table-cell>
          <table:table-cell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6.789865" calcext:value-type="float">
            <text:p>6.789865</text:p>
          </table:table-cell>
          <table:table-cell office:value-type="float" office:value="6.7514823855" calcext:value-type="float">
            <text:p>6.7514823855</text:p>
          </table:table-cell>
          <table:table-cell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6.776539" calcext:value-type="float">
            <text:p>6.776539</text:p>
          </table:table-cell>
          <table:table-cell office:value-type="float" office:value="6.7510143049" calcext:value-type="float">
            <text:p>6.7510143049</text:p>
          </table:table-cell>
          <table:table-cell table:number-columns-repeated="2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6.761448" calcext:value-type="float">
            <text:p>6.761448</text:p>
          </table:table-cell>
          <table:table-cell office:value-type="float" office:value="6.7506991852" calcext:value-type="float">
            <text:p>6.7506991852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6.746277" calcext:value-type="float">
            <text:p>6.746277</text:p>
          </table:table-cell>
          <table:table-cell office:value-type="float" office:value="6.750564825" calcext:value-type="float">
            <text:p>6.750564825</text:p>
          </table:table-cell>
          <table:table-cell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6.732701" calcext:value-type="float">
            <text:p>6.732701</text:p>
          </table:table-cell>
          <table:table-cell office:value-type="float" office:value="6.7506191013" calcext:value-type="float">
            <text:p>6.7506191013</text:p>
          </table:table-cell>
          <table:table-cell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6.722452" calcext:value-type="float">
            <text:p>6.722452</text:p>
          </table:table-cell>
          <table:table-cell office:value-type="float" office:value="6.7508488205" calcext:value-type="float">
            <text:p>6.7508488205</text:p>
          </table:table-cell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6.718611" calcext:value-type="float">
            <text:p>6.718611</text:p>
          </table:table-cell>
          <table:table-cell office:value-type="float" office:value="6.7512176104" calcext:value-type="float">
            <text:p>6.7512176104</text:p>
          </table:table-cell>
          <table:table-cell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6.848347" calcext:value-type="float">
            <text:p>6.848347</text:p>
          </table:table-cell>
          <table:table-cell office:value-type="float" office:value="6.7516466447" calcext:value-type="float">
            <text:p>6.7516466447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6.695755" calcext:value-type="float">
            <text:p>6.695755</text:p>
          </table:table-cell>
          <table:table-cell office:value-type="float" office:value="6.7503573067" calcext:value-type="float">
            <text:p>6.7503573067</text:p>
          </table:table-cell>
          <table:table-cell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6.705848" calcext:value-type="float">
            <text:p>6.705848</text:p>
          </table:table-cell>
          <table:table-cell office:value-type="float" office:value="6.7510951757" calcext:value-type="float">
            <text:p>6.7510951757</text:p>
          </table:table-cell>
          <table:table-cell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6.716028" calcext:value-type="float">
            <text:p>6.716028</text:p>
          </table:table-cell>
          <table:table-cell office:value-type="float" office:value="6.751715" calcext:value-type="float">
            <text:p>6.751715</text:p>
          </table:table-cell>
          <table:table-cell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6.728083" calcext:value-type="float">
            <text:p>6.728083</text:p>
          </table:table-cell>
          <table:table-cell office:value-type="float" office:value="6.7522106528" calcext:value-type="float">
            <text:p>6.7522106528</text:p>
          </table:table-cell>
          <table:table-cell table:number-columns-repeated="2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6.7412" calcext:value-type="float">
            <text:p>6.7412</text:p>
          </table:table-cell>
          <table:table-cell office:value-type="float" office:value="6.7525504789" calcext:value-type="float">
            <text:p>6.7525504789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6.753994" calcext:value-type="float">
            <text:p>6.753994</text:p>
          </table:table-cell>
          <table:table-cell office:value-type="float" office:value="6.7527126286" calcext:value-type="float">
            <text:p>6.7527126286</text:p>
          </table:table-cell>
          <table:table-cell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6.764945" calcext:value-type="float">
            <text:p>6.764945</text:p>
          </table:table-cell>
          <table:table-cell office:value-type="float" office:value="6.752694058" calcext:value-type="float">
            <text:p>6.752694058</text:p>
          </table:table-cell>
          <table:table-cell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6.772671" calcext:value-type="float">
            <text:p>6.772671</text:p>
          </table:table-cell>
          <table:table-cell office:value-type="float" office:value="6.7525138971" calcext:value-type="float">
            <text:p>6.7525138971</text:p>
          </table:table-cell>
          <table:table-cell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6.776142" calcext:value-type="float">
            <text:p>6.776142</text:p>
          </table:table-cell>
          <table:table-cell office:value-type="float" office:value="6.7522130448" calcext:value-type="float">
            <text:p>6.7522130448</text:p>
          </table:table-cell>
          <table:table-cell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6.774827" calcext:value-type="float">
            <text:p>6.774827</text:p>
          </table:table-cell>
          <table:table-cell office:value-type="float" office:value="6.7518504848" calcext:value-type="float">
            <text:p>6.7518504848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6.768746" calcext:value-type="float">
            <text:p>6.768746</text:p>
          </table:table-cell>
          <table:table-cell office:value-type="float" office:value="6.751497" calcext:value-type="float">
            <text:p>6.751497</text:p>
          </table:table-cell>
          <table:table-cell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6.758421" calcext:value-type="float">
            <text:p>6.758421</text:p>
          </table:table-cell>
          <table:table-cell office:value-type="float" office:value="6.7512274844" calcext:value-type="float">
            <text:p>6.7512274844</text:p>
          </table:table-cell>
          <table:table-cell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6.744742" calcext:value-type="float">
            <text:p>6.744742</text:p>
          </table:table-cell>
          <table:table-cell office:value-type="float" office:value="6.7511133016" calcext:value-type="float">
            <text:p>6.7511133016</text:p>
          </table:table-cell>
          <table:table-cell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6.728734" calcext:value-type="float">
            <text:p>6.728734</text:p>
          </table:table-cell>
          <table:table-cell office:value-type="float" office:value="6.7512160645" calcext:value-type="float">
            <text:p>6.7512160645</text:p>
          </table:table-cell>
          <table:table-cell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6.711198" calcext:value-type="float">
            <text:p>6.711198</text:p>
          </table:table-cell>
          <table:table-cell office:value-type="float" office:value="6.751584623" calcext:value-type="float">
            <text:p>6.751584623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6.691922" calcext:value-type="float">
            <text:p>6.691922</text:p>
          </table:table-cell>
          <table:table-cell office:value-type="float" office:value="6.7522577333" calcext:value-type="float">
            <text:p>6.7522577333</text:p>
          </table:table-cell>
          <table:table-cell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6.666605" calcext:value-type="float">
            <text:p>6.666605</text:p>
          </table:table-cell>
          <table:table-cell office:value-type="float" office:value="6.7532803729" calcext:value-type="float">
            <text:p>6.7532803729</text:p>
          </table:table-cell>
          <table:table-cell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6.597302" calcext:value-type="float">
            <text:p>6.597302</text:p>
          </table:table-cell>
          <table:table-cell office:value-type="float" office:value="6.7547747759" calcext:value-type="float">
            <text:p>6.7547747759</text:p>
          </table:table-cell>
          <table:table-cell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6.912881" calcext:value-type="float">
            <text:p>6.912881</text:p>
          </table:table-cell>
          <table:table-cell office:value-type="float" office:value="6.7575374561" calcext:value-type="float">
            <text:p>6.7575374561</text:p>
          </table:table-cell>
          <table:table-cell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6.757008" calcext:value-type="float">
            <text:p>6.757008</text:p>
          </table:table-cell>
          <table:table-cell office:value-type="float" office:value="6.7547634643" calcext:value-type="float">
            <text:p>6.7547634643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6.741298" calcext:value-type="float">
            <text:p>6.741298</text:p>
          </table:table-cell>
          <table:table-cell office:value-type="float" office:value="6.7547226545" calcext:value-type="float">
            <text:p>6.7547226545</text:p>
          </table:table-cell>
          <table:table-cell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6.742676" calcext:value-type="float">
            <text:p>6.742676</text:p>
          </table:table-cell>
          <table:table-cell office:value-type="float" office:value="6.7549712593" calcext:value-type="float">
            <text:p>6.7549712593</text:p>
          </table:table-cell>
          <table:table-cell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6.75066" calcext:value-type="float">
            <text:p>6.75066</text:p>
          </table:table-cell>
          <table:table-cell office:value-type="float" office:value="6.7552032453" calcext:value-type="float">
            <text:p>6.7552032453</text:p>
          </table:table-cell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6.761517" calcext:value-type="float">
            <text:p>6.761517</text:p>
          </table:table-cell>
          <table:table-cell office:value-type="float" office:value="6.7552906154" calcext:value-type="float">
            <text:p>6.7552906154</text:p>
          </table:table-cell>
          <table:table-cell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6.772818" calcext:value-type="float">
            <text:p>6.772818</text:p>
          </table:table-cell>
          <table:table-cell office:value-type="float" office:value="6.7551685294" calcext:value-type="float">
            <text:p>6.7551685294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.782577" calcext:value-type="float">
            <text:p>6.782577</text:p>
          </table:table-cell>
          <table:table-cell office:value-type="float" office:value="6.75481554" calcext:value-type="float">
            <text:p>6.75481554</text:p>
          </table:table-cell>
          <table:table-cell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6.789166" calcext:value-type="float">
            <text:p>6.789166</text:p>
          </table:table-cell>
          <table:table-cell office:value-type="float" office:value="6.7542489796" calcext:value-type="float">
            <text:p>6.7542489796</text:p>
          </table:table-cell>
          <table:table-cell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6.79141" calcext:value-type="float">
            <text:p>6.79141</text:p>
          </table:table-cell>
          <table:table-cell office:value-type="float" office:value="6.7535215417" calcext:value-type="float">
            <text:p>6.7535215417</text:p>
          </table:table-cell>
          <table:table-cell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6.788733" calcext:value-type="float">
            <text:p>6.788733</text:p>
          </table:table-cell>
          <table:table-cell office:value-type="float" office:value="6.7527154043" calcext:value-type="float">
            <text:p>6.7527154043</text:p>
          </table:table-cell>
          <table:table-cell table:number-columns-repeated="2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.781245" calcext:value-type="float">
            <text:p>6.781245</text:p>
          </table:table-cell>
          <table:table-cell office:value-type="float" office:value="6.751932413" calcext:value-type="float">
            <text:p>6.751932413</text:p>
          </table:table-cell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6.769749" calcext:value-type="float">
            <text:p>6.769749</text:p>
          </table:table-cell>
          <table:table-cell office:value-type="float" office:value="6.7512810222" calcext:value-type="float">
            <text:p>6.7512810222</text:p>
          </table:table-cell>
          <table:table-cell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6.755629" calcext:value-type="float">
            <text:p>6.755629</text:p>
          </table:table-cell>
          <table:table-cell office:value-type="float" office:value="6.7508612955" calcext:value-type="float">
            <text:p>6.7508612955</text:p>
          </table:table-cell>
          <table:table-cell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6.740658" calcext:value-type="float">
            <text:p>6.740658</text:p>
          </table:table-cell>
          <table:table-cell office:value-type="float" office:value="6.7507504186" calcext:value-type="float">
            <text:p>6.7507504186</text:p>
          </table:table-cell>
          <table:table-cell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6.726799" calcext:value-type="float">
            <text:p>6.726799</text:p>
          </table:table-cell>
          <table:table-cell office:value-type="float" office:value="6.7509907143" calcext:value-type="float">
            <text:p>6.7509907143</text:p>
          </table:table-cell>
          <table:table-cell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6.716165" calcext:value-type="float">
            <text:p>6.716165</text:p>
          </table:table-cell>
          <table:table-cell office:value-type="float" office:value="6.7515807561" calcext:value-type="float">
            <text:p>6.7515807561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.712084" calcext:value-type="float">
            <text:p>6.712084</text:p>
          </table:table-cell>
          <table:table-cell office:value-type="float" office:value="6.75246615" calcext:value-type="float">
            <text:p>6.75246615</text:p>
          </table:table-cell>
          <table:table-cell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6.752865" calcext:value-type="float">
            <text:p>6.752865</text:p>
          </table:table-cell>
          <table:table-cell office:value-type="float" office:value="6.7535015897" calcext:value-type="float">
            <text:p>6.7535015897</text:p>
          </table:table-cell>
          <table:table-cell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6.681359" calcext:value-type="float">
            <text:p>6.681359</text:p>
          </table:table-cell>
          <table:table-cell office:value-type="float" office:value="6.7535183421" calcext:value-type="float">
            <text:p>6.7535183421</text:p>
          </table:table-cell>
          <table:table-cell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6.695996" calcext:value-type="float">
            <text:p>6.695996</text:p>
          </table:table-cell>
          <table:table-cell office:value-type="float" office:value="6.7554685946" calcext:value-type="float">
            <text:p>6.7554685946</text:p>
          </table:table-cell>
          <table:table-cell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6.707867" calcext:value-type="float">
            <text:p>6.707867</text:p>
          </table:table-cell>
          <table:table-cell office:value-type="float" office:value="6.7571206111" calcext:value-type="float">
            <text:p>6.7571206111</text:p>
          </table:table-cell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6.721326" calcext:value-type="float">
            <text:p>6.721326</text:p>
          </table:table-cell>
          <table:table-cell office:value-type="float" office:value="6.7585278571" calcext:value-type="float">
            <text:p>6.7585278571</text:p>
          </table:table-cell>
          <table:table-cell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6.735837" calcext:value-type="float">
            <text:p>6.735837</text:p>
          </table:table-cell>
          <table:table-cell office:value-type="float" office:value="6.7596220294" calcext:value-type="float">
            <text:p>6.7596220294</text:p>
          </table:table-cell>
          <table:table-cell table:number-columns-repeated="2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6.750014" calcext:value-type="float">
            <text:p>6.750014</text:p>
          </table:table-cell>
          <table:table-cell office:value-type="float" office:value="6.7603427879" calcext:value-type="float">
            <text:p>6.7603427879</text:p>
          </table:table-cell>
          <table:table-cell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6.762252" calcext:value-type="float">
            <text:p>6.762252</text:p>
          </table:table-cell>
          <table:table-cell office:value-type="float" office:value="6.7606655625" calcext:value-type="float">
            <text:p>6.7606655625</text:p>
          </table:table-cell>
          <table:table-cell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6.771054" calcext:value-type="float">
            <text:p>6.771054</text:p>
          </table:table-cell>
          <table:table-cell office:value-type="float" office:value="6.7606143871" calcext:value-type="float">
            <text:p>6.7606143871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6.775306" calcext:value-type="float">
            <text:p>6.775306</text:p>
          </table:table-cell>
          <table:table-cell office:value-type="float" office:value="6.7602664" calcext:value-type="float">
            <text:p>6.7602664</text:p>
          </table:table-cell>
          <table:table-cell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6.774471" calcext:value-type="float">
            <text:p>6.774471</text:p>
          </table:table-cell>
          <table:table-cell office:value-type="float" office:value="6.7597477931" calcext:value-type="float">
            <text:p>6.7597477931</text:p>
          </table:table-cell>
          <table:table-cell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6.768679" calcext:value-type="float">
            <text:p>6.768679</text:p>
          </table:table-cell>
          <table:table-cell office:value-type="float" office:value="6.7592219643" calcext:value-type="float">
            <text:p>6.7592219643</text:p>
          </table:table-cell>
          <table:table-cell table:number-columns-repeated="2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6.758668" calcext:value-type="float">
            <text:p>6.758668</text:p>
          </table:table-cell>
          <table:table-cell office:value-type="float" office:value="6.7588717037" calcext:value-type="float">
            <text:p>6.7588717037</text:p>
          </table:table-cell>
          <table:table-cell table:number-columns-repeated="2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6.745586" calcext:value-type="float">
            <text:p>6.745586</text:p>
          </table:table-cell>
          <table:table-cell office:value-type="float" office:value="6.7588795385" calcext:value-type="float">
            <text:p>6.7588795385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6.730674" calcext:value-type="float">
            <text:p>6.730674</text:p>
          </table:table-cell>
          <table:table-cell office:value-type="float" office:value="6.75941128" calcext:value-type="float">
            <text:p>6.75941128</text:p>
          </table:table-cell>
          <table:table-cell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6.714847" calcext:value-type="float">
            <text:p>6.714847</text:p>
          </table:table-cell>
          <table:table-cell office:value-type="float" office:value="6.7606086667" calcext:value-type="float">
            <text:p>6.7606086667</text:p>
          </table:table-cell>
          <table:table-cell table:number-columns-repeated="2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6.697975" calcext:value-type="float">
            <text:p>6.697975</text:p>
          </table:table-cell>
          <table:table-cell office:value-type="float" office:value="6.7625983043" calcext:value-type="float">
            <text:p>6.7625983043</text:p>
          </table:table-cell>
          <table:table-cell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6.676534" calcext:value-type="float">
            <text:p>6.676534</text:p>
          </table:table-cell>
          <table:table-cell office:value-type="float" office:value="6.7655357273" calcext:value-type="float">
            <text:p>6.7655357273</text:p>
          </table:table-cell>
          <table:table-cell table:number-columns-repeated="2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6.625114" calcext:value-type="float">
            <text:p>6.625114</text:p>
          </table:table-cell>
          <table:table-cell office:value-type="float" office:value="6.7697739048" calcext:value-type="float">
            <text:p>6.7697739048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7.144944" calcext:value-type="float">
            <text:p>7.144944</text:p>
          </table:table-cell>
          <table:table-cell office:value-type="float" office:value="6.7770069" calcext:value-type="float">
            <text:p>6.7770069</text:p>
          </table:table-cell>
          <table:table-cell table:number-columns-repeated="2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6.7758" calcext:value-type="float">
            <text:p>6.7758</text:p>
          </table:table-cell>
          <table:table-cell office:value-type="float" office:value="6.7576417895" calcext:value-type="float">
            <text:p>6.7576417895</text:p>
          </table:table-cell>
          <table:table-cell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6.753671" calcext:value-type="float">
            <text:p>6.753671</text:p>
          </table:table-cell>
          <table:table-cell office:value-type="float" office:value="6.756633" calcext:value-type="float">
            <text:p>6.756633</text:p>
          </table:table-cell>
          <table:table-cell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6.752367" calcext:value-type="float">
            <text:p>6.752367</text:p>
          </table:table-cell>
          <table:table-cell office:value-type="float" office:value="6.7568072353" calcext:value-type="float">
            <text:p>6.7568072353</text:p>
          </table:table-cell>
          <table:table-cell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6.758028" calcext:value-type="float">
            <text:p>6.758028</text:p>
          </table:table-cell>
          <table:table-cell office:value-type="float" office:value="6.75708475" calcext:value-type="float">
            <text:p>6.75708475</text:p>
          </table:table-cell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6.766586" calcext:value-type="float">
            <text:p>6.766586</text:p>
          </table:table-cell>
          <table:table-cell office:value-type="float" office:value="6.7570218667" calcext:value-type="float">
            <text:p>6.7570218667</text:p>
          </table:table-cell>
          <table:table-cell table:number-columns-repeated="2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6.775719" calcext:value-type="float">
            <text:p>6.775719</text:p>
          </table:table-cell>
          <table:table-cell office:value-type="float" office:value="6.7563387143" calcext:value-type="float">
            <text:p>6.7563387143</text:p>
          </table:table-cell>
          <table:table-cell table:number-columns-repeated="2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6.783656" calcext:value-type="float">
            <text:p>6.783656</text:p>
          </table:table-cell>
          <table:table-cell office:value-type="float" office:value="6.7548479231" calcext:value-type="float">
            <text:p>6.7548479231</text:p>
          </table:table-cell>
          <table:table-cell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6.788993" calcext:value-type="float">
            <text:p>6.788993</text:p>
          </table:table-cell>
          <table:table-cell office:value-type="float" office:value="6.75244725" calcext:value-type="float">
            <text:p>6.75244725</text:p>
          </table:table-cell>
          <table:table-cell table:number-columns-repeated="2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6.790732" calcext:value-type="float">
            <text:p>6.790732</text:p>
          </table:table-cell>
          <table:table-cell office:value-type="float" office:value="6.7491249091" calcext:value-type="float">
            <text:p>6.7491249091</text:p>
          </table:table-cell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6.788373" calcext:value-type="float">
            <text:p>6.788373</text:p>
          </table:table-cell>
          <table:table-cell office:value-type="float" office:value="6.7449642" calcext:value-type="float">
            <text:p>6.7449642</text:p>
          </table:table-cell>
          <table:table-cell table:number-columns-repeated="2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6.78197" calcext:value-type="float">
            <text:p>6.78197</text:p>
          </table:table-cell>
          <table:table-cell office:value-type="float" office:value="6.740141" calcext:value-type="float">
            <text:p>6.740141</text:p>
          </table:table-cell>
          <table:table-cell table:number-columns-repeated="2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6.772133" calcext:value-type="float">
            <text:p>6.772133</text:p>
          </table:table-cell>
          <table:table-cell office:value-type="float" office:value="6.734912375" calcext:value-type="float">
            <text:p>6.734912375</text:p>
          </table:table-cell>
          <table:table-cell table:number-columns-repeated="2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6.759942" calcext:value-type="float">
            <text:p>6.759942</text:p>
          </table:table-cell>
          <table:table-cell office:value-type="float" office:value="6.7295951429" calcext:value-type="float">
            <text:p>6.7295951429</text:p>
          </table:table-cell>
          <table:table-cell table:number-columns-repeated="2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6.746813" calcext:value-type="float">
            <text:p>6.746813</text:p>
          </table:table-cell>
          <table:table-cell office:value-type="float" office:value="6.7245373333" calcext:value-type="float">
            <text:p>6.7245373333</text:p>
          </table:table-cell>
          <table:table-cell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6.734334" calcext:value-type="float">
            <text:p>6.734334</text:p>
          </table:table-cell>
          <table:table-cell office:value-type="float" office:value="6.7200822" calcext:value-type="float">
            <text:p>6.7200822</text:p>
          </table:table-cell>
          <table:table-cell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6.724208" calcext:value-type="float">
            <text:p>6.724208</text:p>
          </table:table-cell>
          <table:table-cell office:value-type="float" office:value="6.71651925" calcext:value-type="float">
            <text:p>6.71651925</text:p>
          </table:table-cell>
          <table:table-cell table:number-columns-repeated="2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6.718764" calcext:value-type="float">
            <text:p>6.718764</text:p>
          </table:table-cell>
          <table:table-cell office:value-type="float" office:value="6.7139563333" calcext:value-type="float">
            <text:p>6.7139563333</text:p>
          </table:table-cell>
          <table:table-cell table:number-columns-repeated="2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6.731906" calcext:value-type="float">
            <text:p>6.731906</text:p>
          </table:table-cell>
          <table:table-cell office:value-type="float" office:value="6.7115525" calcext:value-type="float">
            <text:p>6.7115525</text:p>
          </table:table-cell>
          <table:table-cell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2" office:value-type="float" office:value="6.691199" calcext:value-type="float">
            <text:p>6.69119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4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4T22:39:43.693709472</dc:date>
    <meta:document-statistic meta:table-count="1" meta:cell-count="3101" meta:object-count="0"/>
    <meta:generator>LibreOffice/4.2.7.2$Linux_X86_64 LibreOffice_project/420m0$Build-2</meta:generator>
  </office:meta>
</office:document-meta>
</file>